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riceDistance2" table:style-name="ta1">
        <table:shapes>
          <draw:frame draw:z-index="0" draw:style-name="gr1" draw:text-style-name="P1" svg:width="15.999cm" svg:height="8.999cm" svg:x="14.03cm" svg:y="0.1cm">
            <draw:object draw:notify-on-update-of-ranges="matriceDistance2.E1:matriceDistance2.E1 matriceDistance2.C1:matriceDistance2.C1 matriceDistance2.C2:matriceDistance2.C504 matriceDistance2.D1:matriceDistance2.D1 matriceDistance2.D2:matriceDistance2.D5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_appartements</text:p>
          </table:table-cell>
          <table:table-cell office:value-type="string" calcext:value-type="string">
            <text:p>distanceMairie</text:p>
          </table:table-cell>
          <table:table-cell office:value-type="string" calcext:value-type="string">
            <text:p>identifiant</text:p>
          </table:table-cell>
        </table:table-row>
        <table:table-row table:style-name="ro1" table:visibility="filter">
          <table:table-cell office:value-type="string" calcext:value-type="string">
            <text:p>662472.9</text:p>
          </table:table-cell>
          <table:table-cell office:value-type="string" calcext:value-type="string">
            <text:p>6866516.6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507.509097977006" calcext:value-type="float">
            <text:p>507,5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661969.74</text:p>
          </table:table-cell>
          <table:table-cell office:value-type="string" calcext:value-type="string">
            <text:p>6868249.67</text:p>
          </table:table-cell>
          <table:table-cell office:value-type="float" office:value="54" calcext:value-type="float">
            <text:p>54,00</text:p>
          </table:table-cell>
          <table:table-cell office:value-type="float" office:value="1334.09664300555" calcext:value-type="float">
            <text:p>1 334,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661960.76</text:p>
          </table:table-cell>
          <table:table-cell office:value-type="string" calcext:value-type="string">
            <text:p>6868199.15</text:p>
          </table:table-cell>
          <table:table-cell office:value-type="float" office:value="54" calcext:value-type="float">
            <text:p>54,00</text:p>
          </table:table-cell>
          <table:table-cell office:value-type="float" office:value="1285.76316204251" calcext:value-type="float">
            <text:p>1 285,7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661957.28</text:p>
          </table:table-cell>
          <table:table-cell office:value-type="string" calcext:value-type="string">
            <text:p>6868177.22</text:p>
          </table:table-cell>
          <table:table-cell office:value-type="float" office:value="54" calcext:value-type="float">
            <text:p>54,00</text:p>
          </table:table-cell>
          <table:table-cell office:value-type="float" office:value="1264.78090246117" calcext:value-type="float">
            <text:p>1 264,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62189.94</text:p>
          </table:table-cell>
          <table:table-cell office:value-type="string" calcext:value-type="string">
            <text:p>6867396.24</text:p>
          </table:table-cell>
          <table:table-cell office:value-type="float" office:value="54" calcext:value-type="float">
            <text:p>54,00</text:p>
          </table:table-cell>
          <table:table-cell office:value-type="float" office:value="463.59833899622" calcext:value-type="float">
            <text:p>463,6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661975.04</text:p>
          </table:table-cell>
          <table:table-cell office:value-type="string" calcext:value-type="string">
            <text:p>6868277.47</text:p>
          </table:table-cell>
          <table:table-cell office:value-type="float" office:value="53" calcext:value-type="float">
            <text:p>53,00</text:p>
          </table:table-cell>
          <table:table-cell office:value-type="float" office:value="1360.73188325871" calcext:value-type="float">
            <text:p>1 360,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662348.3</text:p>
          </table:table-cell>
          <table:table-cell office:value-type="string" calcext:value-type="string">
            <text:p>6867188.3</text:p>
          </table:table-cell>
          <table:table-cell office:value-type="float" office:value="53" calcext:value-type="float">
            <text:p>53,00</text:p>
          </table:table-cell>
          <table:table-cell office:value-type="float" office:value="304.681168515417" calcext:value-type="float">
            <text:p>304,6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61802" calcext:value-type="float">
            <text:p>661802</text:p>
          </table:table-cell>
          <table:table-cell office:value-type="string" calcext:value-type="string">
            <text:p>6868435.5</text:p>
          </table:table-cell>
          <table:table-cell office:value-type="float" office:value="52" calcext:value-type="float">
            <text:p>52,00</text:p>
          </table:table-cell>
          <table:table-cell office:value-type="float" office:value="1550.28448245145" calcext:value-type="float">
            <text:p>1 550,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661797.3</text:p>
          </table:table-cell>
          <table:table-cell office:value-type="string" calcext:value-type="string">
            <text:p>6868411.5</text:p>
          </table:table-cell>
          <table:table-cell office:value-type="float" office:value="52" calcext:value-type="float">
            <text:p>52,00</text:p>
          </table:table-cell>
          <table:table-cell office:value-type="float" office:value="1528.20633285559" calcext:value-type="float">
            <text:p>1 528,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1793" calcext:value-type="float">
            <text:p>661793</text:p>
          </table:table-cell>
          <table:table-cell office:value-type="string" calcext:value-type="string">
            <text:p>6868388.5</text:p>
          </table:table-cell>
          <table:table-cell office:value-type="float" office:value="52" calcext:value-type="float">
            <text:p>52,00</text:p>
          </table:table-cell>
          <table:table-cell office:value-type="float" office:value="1507.06426219435" calcext:value-type="float">
            <text:p>1 507,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661740.5</text:p>
          </table:table-cell>
          <table:table-cell office:value-type="string" calcext:value-type="string">
            <text:p>6868297.28</text:p>
          </table:table-cell>
          <table:table-cell office:value-type="float" office:value="52" calcext:value-type="float">
            <text:p>52,00</text:p>
          </table:table-cell>
          <table:table-cell office:value-type="float" office:value="1434.43188950355" calcext:value-type="float">
            <text:p>1 434,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661736.81</text:p>
          </table:table-cell>
          <table:table-cell office:value-type="string" calcext:value-type="string">
            <text:p>6868273.78</text:p>
          </table:table-cell>
          <table:table-cell office:value-type="float" office:value="52" calcext:value-type="float">
            <text:p>52,00</text:p>
          </table:table-cell>
          <table:table-cell office:value-type="float" office:value="1413.25179673028" calcext:value-type="float">
            <text:p>1 413,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661732.72</text:p>
          </table:table-cell>
          <table:table-cell office:value-type="string" calcext:value-type="string">
            <text:p>6868250.28</text:p>
          </table:table-cell>
          <table:table-cell office:value-type="float" office:value="52" calcext:value-type="float">
            <text:p>52,00</text:p>
          </table:table-cell>
          <table:table-cell office:value-type="float" office:value="1392.28516786609" calcext:value-type="float">
            <text:p>1 392,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661725.62</text:p>
          </table:table-cell>
          <table:table-cell office:value-type="string" calcext:value-type="string">
            <text:p>6868217.4</text:p>
          </table:table-cell>
          <table:table-cell office:value-type="float" office:value="52" calcext:value-type="float">
            <text:p>52,00</text:p>
          </table:table-cell>
          <table:table-cell office:value-type="float" office:value="1363.5700750196" calcext:value-type="float">
            <text:p>1 363,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661966.03</text:p>
          </table:table-cell>
          <table:table-cell office:value-type="string" calcext:value-type="string">
            <text:p>6868222.64</text:p>
          </table:table-cell>
          <table:table-cell office:value-type="float" office:value="52" calcext:value-type="float">
            <text:p>52,00</text:p>
          </table:table-cell>
          <table:table-cell office:value-type="float" office:value="1308.02667148945" calcext:value-type="float">
            <text:p>1 308,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661806.3</text:p>
          </table:table-cell>
          <table:table-cell office:value-type="string" calcext:value-type="string">
            <text:p>6868458.7</text:p>
          </table:table-cell>
          <table:table-cell office:value-type="float" office:value="51" calcext:value-type="float">
            <text:p>51,00</text:p>
          </table:table-cell>
          <table:table-cell office:value-type="float" office:value="1571.75188251884" calcext:value-type="float">
            <text:p>1 571,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661788.4</text:p>
          </table:table-cell>
          <table:table-cell office:value-type="string" calcext:value-type="string">
            <text:p>6868365.2</text:p>
          </table:table-cell>
          <table:table-cell office:value-type="float" office:value="51" calcext:value-type="float">
            <text:p>51,00</text:p>
          </table:table-cell>
          <table:table-cell office:value-type="float" office:value="1485.78012886018" calcext:value-type="float">
            <text:p>1 485,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661461.56</text:p>
          </table:table-cell>
          <table:table-cell office:value-type="string" calcext:value-type="string">
            <text:p>6866367.9</text:p>
          </table:table-cell>
          <table:table-cell office:value-type="float" office:value="43" calcext:value-type="float">
            <text:p>43,00</text:p>
          </table:table-cell>
          <table:table-cell office:value-type="float" office:value="915.893228254091" calcext:value-type="float">
            <text:p>915,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661472.72</text:p>
          </table:table-cell>
          <table:table-cell office:value-type="string" calcext:value-type="string">
            <text:p>6866388.61</text:p>
          </table:table-cell>
          <table:table-cell office:value-type="float" office:value="43" calcext:value-type="float">
            <text:p>43,00</text:p>
          </table:table-cell>
          <table:table-cell office:value-type="float" office:value="894.383508455659" calcext:value-type="float">
            <text:p>894,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662504.31</text:p>
          </table:table-cell>
          <table:table-cell office:value-type="string" calcext:value-type="string">
            <text:p>6866369.72</text:p>
          </table:table-cell>
          <table:table-cell office:value-type="float" office:value="43" calcext:value-type="float">
            <text:p>43,00</text:p>
          </table:table-cell>
          <table:table-cell office:value-type="float" office:value="648.56822665271" calcext:value-type="float">
            <text:p>648,5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662525.09</text:p>
          </table:table-cell>
          <table:table-cell office:value-type="string" calcext:value-type="string">
            <text:p>6866480.96</text:p>
          </table:table-cell>
          <table:table-cell office:value-type="float" office:value="43" calcext:value-type="float">
            <text:p>43,00</text:p>
          </table:table-cell>
          <table:table-cell office:value-type="float" office:value="567.051950715565" calcext:value-type="float">
            <text:p>567,0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662533.04</text:p>
          </table:table-cell>
          <table:table-cell office:value-type="string" calcext:value-type="string">
            <text:p>6866507.78</text:p>
          </table:table-cell>
          <table:table-cell office:value-type="float" office:value="43" calcext:value-type="float">
            <text:p>43,00</text:p>
          </table:table-cell>
          <table:table-cell office:value-type="float" office:value="550.946674075458" calcext:value-type="float">
            <text:p>550,9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662099.13</text:p>
          </table:table-cell>
          <table:table-cell office:value-type="string" calcext:value-type="string">
            <text:p>6867355.81</text:p>
          </table:table-cell>
          <table:table-cell office:value-type="float" office:value="43" calcext:value-type="float">
            <text:p>43,00</text:p>
          </table:table-cell>
          <table:table-cell office:value-type="float" office:value="431.233417479874" calcext:value-type="float">
            <text:p>431,2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662088.46</text:p>
          </table:table-cell>
          <table:table-cell office:value-type="string" calcext:value-type="string">
            <text:p>6867287.65</text:p>
          </table:table-cell>
          <table:table-cell office:value-type="float" office:value="43" calcext:value-type="float">
            <text:p>43,00</text:p>
          </table:table-cell>
          <table:table-cell office:value-type="float" office:value="367.177351048094" calcext:value-type="float">
            <text:p>367,1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661454.79</text:p>
          </table:table-cell>
          <table:table-cell office:value-type="string" calcext:value-type="string">
            <text:p>6866353.04</text:p>
          </table:table-cell>
          <table:table-cell office:value-type="float" office:value="42" calcext:value-type="float">
            <text:p>42,00</text:p>
          </table:table-cell>
          <table:table-cell office:value-type="float" office:value="930.418786186344" calcext:value-type="float">
            <text:p>930,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662510.74</text:p>
          </table:table-cell>
          <table:table-cell office:value-type="string" calcext:value-type="string">
            <text:p>6866390.46</text:p>
          </table:table-cell>
          <table:table-cell office:value-type="float" office:value="42" calcext:value-type="float">
            <text:p>42,00</text:p>
          </table:table-cell>
          <table:table-cell office:value-type="float" office:value="633.951450920099" calcext:value-type="float">
            <text:p>633,9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662514.87</text:p>
          </table:table-cell>
          <table:table-cell office:value-type="string" calcext:value-type="string">
            <text:p>6866420.24</text:p>
          </table:table-cell>
          <table:table-cell office:value-type="float" office:value="42" calcext:value-type="float">
            <text:p>42,00</text:p>
          </table:table-cell>
          <table:table-cell office:value-type="float" office:value="610.90715365491" calcext:value-type="float">
            <text:p>610,9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662096.68</text:p>
          </table:table-cell>
          <table:table-cell office:value-type="string" calcext:value-type="string">
            <text:p>6867342.5</text:p>
          </table:table-cell>
          <table:table-cell office:value-type="float" office:value="42" calcext:value-type="float">
            <text:p>42,00</text:p>
          </table:table-cell>
          <table:table-cell office:value-type="float" office:value="418.67641683297" calcext:value-type="float">
            <text:p>418,6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662091.55</text:p>
          </table:table-cell>
          <table:table-cell office:value-type="string" calcext:value-type="string">
            <text:p>6867310.38</text:p>
          </table:table-cell>
          <table:table-cell office:value-type="float" office:value="42" calcext:value-type="float">
            <text:p>42,00</text:p>
          </table:table-cell>
          <table:table-cell office:value-type="float" office:value="388.46008784778" calcext:value-type="float">
            <text:p>388,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661992.77</text:p>
          </table:table-cell>
          <table:table-cell office:value-type="string" calcext:value-type="string">
            <text:p>6868722.71</text:p>
          </table:table-cell>
          <table:table-cell office:value-type="float" office:value="40" calcext:value-type="float">
            <text:p>40,00</text:p>
          </table:table-cell>
          <table:table-cell office:value-type="float" office:value="1800.12035301926" calcext:value-type="float">
            <text:p>1 800,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61621" calcext:value-type="float">
            <text:p>661621</text:p>
          </table:table-cell>
          <table:table-cell office:value-type="string" calcext:value-type="string">
            <text:p>6866245.48</text:p>
          </table:table-cell>
          <table:table-cell office:value-type="float" office:value="38" calcext:value-type="float">
            <text:p>38,00</text:p>
          </table:table-cell>
          <table:table-cell office:value-type="float" office:value="887.511018146176" calcext:value-type="float">
            <text:p>887,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661893.45</text:p>
          </table:table-cell>
          <table:table-cell office:value-type="string" calcext:value-type="string">
            <text:p>6867398.11</text:p>
          </table:table-cell>
          <table:table-cell office:value-type="float" office:value="35" calcext:value-type="float">
            <text:p>35,00</text:p>
          </table:table-cell>
          <table:table-cell office:value-type="float" office:value="547.852054666803" calcext:value-type="float">
            <text:p>547,8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662837.5</text:p>
          </table:table-cell>
          <table:table-cell office:value-type="float" office:value="6866800" calcext:value-type="float">
            <text:p>6866800</text:p>
          </table:table-cell>
          <table:table-cell office:value-type="float" office:value="34" calcext:value-type="float">
            <text:p>34,00</text:p>
          </table:table-cell>
          <table:table-cell office:value-type="float" office:value="668.406588816262" calcext:value-type="float">
            <text:p>668,4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662081.24</text:p>
          </table:table-cell>
          <table:table-cell office:value-type="string" calcext:value-type="string">
            <text:p>6867252.71</text:p>
          </table:table-cell>
          <table:table-cell office:value-type="float" office:value="34" calcext:value-type="float">
            <text:p>34,00</text:p>
          </table:table-cell>
          <table:table-cell office:value-type="float" office:value="335.626025562811" calcext:value-type="float">
            <text:p>335,6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662084.37</text:p>
          </table:table-cell>
          <table:table-cell office:value-type="string" calcext:value-type="string">
            <text:p>6867264.74</text:p>
          </table:table-cell>
          <table:table-cell office:value-type="float" office:value="30" calcext:value-type="float">
            <text:p>30,00</text:p>
          </table:table-cell>
          <table:table-cell office:value-type="float" office:value="346.215767326071" calcext:value-type="float">
            <text:p>346,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661807.3</text:p>
          </table:table-cell>
          <table:table-cell office:value-type="string" calcext:value-type="string">
            <text:p>6867404.2</text:p>
          </table:table-cell>
          <table:table-cell office:value-type="float" office:value="27" calcext:value-type="float">
            <text:p>27,00</text:p>
          </table:table-cell>
          <table:table-cell office:value-type="float" office:value="602.556318249884" calcext:value-type="float">
            <text:p>602,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661913.4</text:p>
          </table:table-cell>
          <table:table-cell office:value-type="string" calcext:value-type="string">
            <text:p>6867321.5</text:p>
          </table:table-cell>
          <table:table-cell office:value-type="float" office:value="25" calcext:value-type="float">
            <text:p>25,00</text:p>
          </table:table-cell>
          <table:table-cell office:value-type="float" office:value="472.823328059026" calcext:value-type="float">
            <text:p>472,8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662021.59</text:p>
          </table:table-cell>
          <table:table-cell office:value-type="string" calcext:value-type="string">
            <text:p>6868740.95</text:p>
          </table:table-cell>
          <table:table-cell office:value-type="float" office:value="24" calcext:value-type="float">
            <text:p>24,00</text:p>
          </table:table-cell>
          <table:table-cell office:value-type="float" office:value="1815.48023868963" calcext:value-type="float">
            <text:p>1 815,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662088.8</text:p>
          </table:table-cell>
          <table:table-cell office:value-type="string" calcext:value-type="string">
            <text:p>6868226.8</text:p>
          </table:table-cell>
          <table:table-cell office:value-type="float" office:value="24" calcext:value-type="float">
            <text:p>24,00</text:p>
          </table:table-cell>
          <table:table-cell office:value-type="float" office:value="1297.54005403405" calcext:value-type="float">
            <text:p>1 297,5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662106.3</text:p>
          </table:table-cell>
          <table:table-cell office:value-type="string" calcext:value-type="string">
            <text:p>6868218.9</text:p>
          </table:table-cell>
          <table:table-cell office:value-type="float" office:value="24" calcext:value-type="float">
            <text:p>24,00</text:p>
          </table:table-cell>
          <table:table-cell office:value-type="float" office:value="1288.50745010197" calcext:value-type="float">
            <text:p>1 288,5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662233.05</text:p>
          </table:table-cell>
          <table:table-cell office:value-type="string" calcext:value-type="string">
            <text:p>6868190.93</text:p>
          </table:table-cell>
          <table:table-cell office:value-type="float" office:value="24" calcext:value-type="float">
            <text:p>24,00</text:p>
          </table:table-cell>
          <table:table-cell office:value-type="float" office:value="1259.2995500762" calcext:value-type="float">
            <text:p>1 259,3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662201.68</text:p>
          </table:table-cell>
          <table:table-cell office:value-type="string" calcext:value-type="string">
            <text:p>6868204.69</text:p>
          </table:table-cell>
          <table:table-cell office:value-type="float" office:value="23" calcext:value-type="float">
            <text:p>23,00</text:p>
          </table:table-cell>
          <table:table-cell office:value-type="float" office:value="1272.1888662242" calcext:value-type="float">
            <text:p>1 272,1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661674.1</text:p>
          </table:table-cell>
          <table:table-cell office:value-type="string" calcext:value-type="string">
            <text:p>6866238.46</text:p>
          </table:table-cell>
          <table:table-cell office:value-type="float" office:value="23" calcext:value-type="float">
            <text:p>23,00</text:p>
          </table:table-cell>
          <table:table-cell office:value-type="float" office:value="860.55786034606" calcext:value-type="float">
            <text:p>860,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662378.19</text:p>
          </table:table-cell>
          <table:table-cell office:value-type="string" calcext:value-type="string">
            <text:p>6866352.24</text:p>
          </table:table-cell>
          <table:table-cell office:value-type="float" office:value="23" calcext:value-type="float">
            <text:p>23,00</text:p>
          </table:table-cell>
          <table:table-cell office:value-type="float" office:value="612.653635333158" calcext:value-type="float">
            <text:p>612,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662229.8</text:p>
          </table:table-cell>
          <table:table-cell office:value-type="string" calcext:value-type="string">
            <text:p>6868772.1</text:p>
          </table:table-cell>
          <table:table-cell office:value-type="float" office:value="22" calcext:value-type="float">
            <text:p>22,00</text:p>
          </table:table-cell>
          <table:table-cell office:value-type="float" office:value="1840.09928449676" calcext:value-type="float">
            <text:p>1 840,1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662033.69</text:p>
          </table:table-cell>
          <table:table-cell office:value-type="string" calcext:value-type="string">
            <text:p>6868728.32</text:p>
          </table:table-cell>
          <table:table-cell office:value-type="float" office:value="22" calcext:value-type="float">
            <text:p>22,00</text:p>
          </table:table-cell>
          <table:table-cell office:value-type="float" office:value="1801.86000277955" calcext:value-type="float">
            <text:p>1 801,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662074.4</text:p>
          </table:table-cell>
          <table:table-cell office:value-type="string" calcext:value-type="string">
            <text:p>6868725.01</text:p>
          </table:table-cell>
          <table:table-cell office:value-type="float" office:value="22" calcext:value-type="float">
            <text:p>22,00</text:p>
          </table:table-cell>
          <table:table-cell office:value-type="float" office:value="1795.65179284385" calcext:value-type="float">
            <text:p>1 795,6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662175.74</text:p>
          </table:table-cell>
          <table:table-cell office:value-type="string" calcext:value-type="string">
            <text:p>6868704.1</text:p>
          </table:table-cell>
          <table:table-cell office:value-type="float" office:value="22" calcext:value-type="float">
            <text:p>22,00</text:p>
          </table:table-cell>
          <table:table-cell office:value-type="float" office:value="1771.49854752052" calcext:value-type="float">
            <text:p>1 771,5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662060.6</text:p>
          </table:table-cell>
          <table:table-cell office:value-type="string" calcext:value-type="string">
            <text:p>6868240.4</text:p>
          </table:table-cell>
          <table:table-cell office:value-type="float" office:value="22" calcext:value-type="float">
            <text:p>22,00</text:p>
          </table:table-cell>
          <table:table-cell office:value-type="float" office:value="1313.42181394874" calcext:value-type="float">
            <text:p>1 313,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662085.5</text:p>
          </table:table-cell>
          <table:table-cell office:value-type="string" calcext:value-type="string">
            <text:p>6868207.8</text:p>
          </table:table-cell>
          <table:table-cell office:value-type="float" office:value="22" calcext:value-type="float">
            <text:p>22,00</text:p>
          </table:table-cell>
          <table:table-cell office:value-type="float" office:value="1278.83509992129" calcext:value-type="float">
            <text:p>1 278,8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662309.9</text:p>
          </table:table-cell>
          <table:table-cell office:value-type="string" calcext:value-type="string">
            <text:p>6867988.4</text:p>
          </table:table-cell>
          <table:table-cell office:value-type="float" office:value="22" calcext:value-type="float">
            <text:p>22,00</text:p>
          </table:table-cell>
          <table:table-cell office:value-type="float" office:value="1063.40452141561" calcext:value-type="float">
            <text:p>1 063,4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662347.1</text:p>
          </table:table-cell>
          <table:table-cell office:value-type="string" calcext:value-type="string">
            <text:p>6867978.5</text:p>
          </table:table-cell>
          <table:table-cell office:value-type="float" office:value="22" calcext:value-type="float">
            <text:p>22,00</text:p>
          </table:table-cell>
          <table:table-cell office:value-type="float" office:value="1058.72059711445" calcext:value-type="float">
            <text:p>1 058,7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662363.3</text:p>
          </table:table-cell>
          <table:table-cell office:value-type="string" calcext:value-type="string">
            <text:p>6867974.2</text:p>
          </table:table-cell>
          <table:table-cell office:value-type="float" office:value="22" calcext:value-type="float">
            <text:p>22,00</text:p>
          </table:table-cell>
          <table:table-cell office:value-type="float" office:value="1057.12376225959" calcext:value-type="float">
            <text:p>1 057,1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662380.6</text:p>
          </table:table-cell>
          <table:table-cell office:value-type="string" calcext:value-type="string">
            <text:p>6867969.6</text:p>
          </table:table-cell>
          <table:table-cell office:value-type="float" office:value="22" calcext:value-type="float">
            <text:p>22,00</text:p>
          </table:table-cell>
          <table:table-cell office:value-type="float" office:value="1055.70185487532" calcext:value-type="float">
            <text:p>1 055,7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662292.2</text:p>
          </table:table-cell>
          <table:table-cell office:value-type="string" calcext:value-type="string">
            <text:p>6867993.1</text:p>
          </table:table-cell>
          <table:table-cell office:value-type="float" office:value="21" calcext:value-type="float">
            <text:p>21,00</text:p>
          </table:table-cell>
          <table:table-cell office:value-type="float" office:value="1066.10369824892" calcext:value-type="float">
            <text:p>1 066,1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661498.5</text:p>
          </table:table-cell>
          <table:table-cell office:value-type="string" calcext:value-type="string">
            <text:p>6867245.1</text:p>
          </table:table-cell>
          <table:table-cell office:value-type="float" office:value="21" calcext:value-type="float">
            <text:p>21,00</text:p>
          </table:table-cell>
          <table:table-cell office:value-type="float" office:value="751.965155845928" calcext:value-type="float">
            <text:p>751,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62217.15</text:p>
          </table:table-cell>
          <table:table-cell office:value-type="string" calcext:value-type="string">
            <text:p>6866522.78</text:p>
          </table:table-cell>
          <table:table-cell office:value-type="float" office:value="21" calcext:value-type="float">
            <text:p>21,00</text:p>
          </table:table-cell>
          <table:table-cell office:value-type="float" office:value="411.45258444222" calcext:value-type="float">
            <text:p>411,4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662221.59</text:p>
          </table:table-cell>
          <table:table-cell office:value-type="string" calcext:value-type="string">
            <text:p>6866540.59</text:p>
          </table:table-cell>
          <table:table-cell office:value-type="float" office:value="21" calcext:value-type="float">
            <text:p>21,00</text:p>
          </table:table-cell>
          <table:table-cell office:value-type="float" office:value="394.123638071858" calcext:value-type="float">
            <text:p>394,1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662226.99</text:p>
          </table:table-cell>
          <table:table-cell office:value-type="string" calcext:value-type="string">
            <text:p>6866553.7</text:p>
          </table:table-cell>
          <table:table-cell office:value-type="float" office:value="21" calcext:value-type="float">
            <text:p>21,00</text:p>
          </table:table-cell>
          <table:table-cell office:value-type="float" office:value="381.672064367534" calcext:value-type="float">
            <text:p>381,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662230.22</text:p>
          </table:table-cell>
          <table:table-cell office:value-type="string" calcext:value-type="string">
            <text:p>6866567.01</text:p>
          </table:table-cell>
          <table:table-cell office:value-type="float" office:value="21" calcext:value-type="float">
            <text:p>21,00</text:p>
          </table:table-cell>
          <table:table-cell office:value-type="float" office:value="368.859632633647" calcext:value-type="float">
            <text:p>368,8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662234.66</text:p>
          </table:table-cell>
          <table:table-cell office:value-type="string" calcext:value-type="string">
            <text:p>6866584.63</text:p>
          </table:table-cell>
          <table:table-cell office:value-type="float" office:value="21" calcext:value-type="float">
            <text:p>21,00</text:p>
          </table:table-cell>
          <table:table-cell office:value-type="float" office:value="352.0251475843" calcext:value-type="float">
            <text:p>352,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662236.69</text:p>
          </table:table-cell>
          <table:table-cell office:value-type="string" calcext:value-type="string">
            <text:p>6866593.24</text:p>
          </table:table-cell>
          <table:table-cell office:value-type="float" office:value="21" calcext:value-type="float">
            <text:p>21,00</text:p>
          </table:table-cell>
          <table:table-cell office:value-type="float" office:value="343.826476461338" calcext:value-type="float">
            <text:p>343,8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662240.32</text:p>
          </table:table-cell>
          <table:table-cell office:value-type="string" calcext:value-type="string">
            <text:p>6866607.34</text:p>
          </table:table-cell>
          <table:table-cell office:value-type="float" office:value="21" calcext:value-type="float">
            <text:p>21,00</text:p>
          </table:table-cell>
          <table:table-cell office:value-type="float" office:value="330.52565663419" calcext:value-type="float">
            <text:p>330,5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662240.75</text:p>
          </table:table-cell>
          <table:table-cell office:value-type="string" calcext:value-type="string">
            <text:p>6866790.3</text:p>
          </table:table-cell>
          <table:table-cell office:value-type="float" office:value="21" calcext:value-type="float">
            <text:p>21,00</text:p>
          </table:table-cell>
          <table:table-cell office:value-type="float" office:value="153.914407323441" calcext:value-type="float">
            <text:p>153,9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662228.28</text:p>
          </table:table-cell>
          <table:table-cell office:value-type="string" calcext:value-type="string">
            <text:p>6866792.54</text:p>
          </table:table-cell>
          <table:table-cell office:value-type="float" office:value="21" calcext:value-type="float">
            <text:p>21,00</text:p>
          </table:table-cell>
          <table:table-cell office:value-type="float" office:value="147.505694355479" calcext:value-type="float">
            <text:p>147,5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662209.45</text:p>
          </table:table-cell>
          <table:table-cell office:value-type="string" calcext:value-type="string">
            <text:p>6866798.93</text:p>
          </table:table-cell>
          <table:table-cell office:value-type="float" office:value="21" calcext:value-type="float">
            <text:p>21,00</text:p>
          </table:table-cell>
          <table:table-cell office:value-type="float" office:value="136.511753858303" calcext:value-type="float">
            <text:p>136,5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662200.27</text:p>
          </table:table-cell>
          <table:table-cell office:value-type="string" calcext:value-type="string">
            <text:p>6866800.56</text:p>
          </table:table-cell>
          <table:table-cell office:value-type="float" office:value="21" calcext:value-type="float">
            <text:p>21,00</text:p>
          </table:table-cell>
          <table:table-cell office:value-type="float" office:value="133.380885045473" calcext:value-type="float">
            <text:p>133,3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662120.52</text:p>
          </table:table-cell>
          <table:table-cell office:value-type="string" calcext:value-type="string">
            <text:p>6866820.19</text:p>
          </table:table-cell>
          <table:table-cell office:value-type="float" office:value="21" calcext:value-type="float">
            <text:p>21,00</text:p>
          </table:table-cell>
          <table:table-cell office:value-type="float" office:value="128.472751694007" calcext:value-type="float">
            <text:p>128,4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662185.36</text:p>
          </table:table-cell>
          <table:table-cell office:value-type="string" calcext:value-type="string">
            <text:p>6866804.78</text:p>
          </table:table-cell>
          <table:table-cell office:value-type="float" office:value="21" calcext:value-type="float">
            <text:p>21,00</text:p>
          </table:table-cell>
          <table:table-cell office:value-type="float" office:value="127.998490996592" calcext:value-type="float">
            <text:p>128,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662176.13</text:p>
          </table:table-cell>
          <table:table-cell office:value-type="string" calcext:value-type="string">
            <text:p>6866806.6</text:p>
          </table:table-cell>
          <table:table-cell office:value-type="float" office:value="21" calcext:value-type="float">
            <text:p>21,00</text:p>
          </table:table-cell>
          <table:table-cell office:value-type="float" office:value="126.304011331251" calcext:value-type="float">
            <text:p>126,3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662150.01</text:p>
          </table:table-cell>
          <table:table-cell office:value-type="string" calcext:value-type="string">
            <text:p>6866810.95</text:p>
          </table:table-cell>
          <table:table-cell office:value-type="float" office:value="21" calcext:value-type="float">
            <text:p>21,00</text:p>
          </table:table-cell>
          <table:table-cell office:value-type="float" office:value="126.04366108848" calcext:value-type="float">
            <text:p>126,0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662132.72</text:p>
          </table:table-cell>
          <table:table-cell office:value-type="string" calcext:value-type="string">
            <text:p>6866818.34</text:p>
          </table:table-cell>
          <table:table-cell office:value-type="float" office:value="21" calcext:value-type="float">
            <text:p>21,00</text:p>
          </table:table-cell>
          <table:table-cell office:value-type="float" office:value="124.749864778006" calcext:value-type="float">
            <text:p>124,7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662159.84</text:p>
          </table:table-cell>
          <table:table-cell office:value-type="float" office:value="6866812" calcext:value-type="float">
            <text:p>6866812</text:p>
          </table:table-cell>
          <table:table-cell office:value-type="float" office:value="21" calcext:value-type="float">
            <text:p>21,00</text:p>
          </table:table-cell>
          <table:table-cell office:value-type="float" office:value="122.845267256552" calcext:value-type="float">
            <text:p>122,8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662331.3</text:p>
          </table:table-cell>
          <table:table-cell office:value-type="string" calcext:value-type="string">
            <text:p>6867982.7</text:p>
          </table:table-cell>
          <table:table-cell office:value-type="float" office:value="20" calcext:value-type="float">
            <text:p>20,00</text:p>
          </table:table-cell>
          <table:table-cell office:value-type="float" office:value="1060.53703187013" calcext:value-type="float">
            <text:p>1 060,5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661533.3</text:p>
          </table:table-cell>
          <table:table-cell office:value-type="float" office:value="6867235" calcext:value-type="float">
            <text:p>6867235</text:p>
          </table:table-cell>
          <table:table-cell office:value-type="float" office:value="20" calcext:value-type="float">
            <text:p>20,00</text:p>
          </table:table-cell>
          <table:table-cell office:value-type="float" office:value="716.131119006669" calcext:value-type="float">
            <text:p>716,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661541.5</text:p>
          </table:table-cell>
          <table:table-cell office:value-type="string" calcext:value-type="string">
            <text:p>6867232.4</text:p>
          </table:table-cell>
          <table:table-cell office:value-type="float" office:value="20" calcext:value-type="float">
            <text:p>20,00</text:p>
          </table:table-cell>
          <table:table-cell office:value-type="float" office:value="707.600206908124" calcext:value-type="float">
            <text:p>707,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661562.2</text:p>
          </table:table-cell>
          <table:table-cell office:value-type="string" calcext:value-type="string">
            <text:p>6867226.9</text:p>
          </table:table-cell>
          <table:table-cell office:value-type="float" office:value="20" calcext:value-type="float">
            <text:p>20,00</text:p>
          </table:table-cell>
          <table:table-cell office:value-type="float" office:value="686.527903028384" calcext:value-type="float">
            <text:p>686,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1571" calcext:value-type="float">
            <text:p>661571</text:p>
          </table:table-cell>
          <table:table-cell office:value-type="float" office:value="6867225" calcext:value-type="float">
            <text:p>6867225</text:p>
          </table:table-cell>
          <table:table-cell office:value-type="float" office:value="20" calcext:value-type="float">
            <text:p>20,00</text:p>
          </table:table-cell>
          <table:table-cell office:value-type="float" office:value="677.765085282355" calcext:value-type="float">
            <text:p>677,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62684.9</text:p>
          </table:table-cell>
          <table:table-cell office:value-type="string" calcext:value-type="string">
            <text:p>6866718.3</text:p>
          </table:table-cell>
          <table:table-cell office:value-type="float" office:value="20" calcext:value-type="float">
            <text:p>20,00</text:p>
          </table:table-cell>
          <table:table-cell office:value-type="float" office:value="546.330321486497" calcext:value-type="float">
            <text:p>546,3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662695.6</text:p>
          </table:table-cell>
          <table:table-cell office:value-type="string" calcext:value-type="string">
            <text:p>6866750.8</text:p>
          </table:table-cell>
          <table:table-cell office:value-type="float" office:value="20" calcext:value-type="float">
            <text:p>20,00</text:p>
          </table:table-cell>
          <table:table-cell office:value-type="float" office:value="544.482449152018" calcext:value-type="float">
            <text:p>544,4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662551.55</text:p>
          </table:table-cell>
          <table:table-cell office:value-type="string" calcext:value-type="string">
            <text:p>6866569.69</text:p>
          </table:table-cell>
          <table:table-cell office:value-type="float" office:value="20" calcext:value-type="float">
            <text:p>20,00</text:p>
          </table:table-cell>
          <table:table-cell office:value-type="float" office:value="517.757414660298" calcext:value-type="float">
            <text:p>517,7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662528.48</text:p>
          </table:table-cell>
          <table:table-cell office:value-type="string" calcext:value-type="string">
            <text:p>6866578.2</text:p>
          </table:table-cell>
          <table:table-cell office:value-type="float" office:value="20" calcext:value-type="float">
            <text:p>20,00</text:p>
          </table:table-cell>
          <table:table-cell office:value-type="float" office:value="495.444189561248" calcext:value-type="float">
            <text:p>495,4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661917.2</text:p>
          </table:table-cell>
          <table:table-cell office:value-type="string" calcext:value-type="string">
            <text:p>6867255.64</text:p>
          </table:table-cell>
          <table:table-cell office:value-type="float" office:value="20" calcext:value-type="float">
            <text:p>20,00</text:p>
          </table:table-cell>
          <table:table-cell office:value-type="float" office:value="417.916197112671" calcext:value-type="float">
            <text:p>417,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662533.7</text:p>
          </table:table-cell>
          <table:table-cell office:value-type="string" calcext:value-type="string">
            <text:p>6866814.1</text:p>
          </table:table-cell>
          <table:table-cell office:value-type="float" office:value="20" calcext:value-type="float">
            <text:p>20,00</text:p>
          </table:table-cell>
          <table:table-cell office:value-type="float" office:value="370.765195413544" calcext:value-type="float">
            <text:p>370,7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662479.9</text:p>
          </table:table-cell>
          <table:table-cell office:value-type="string" calcext:value-type="string">
            <text:p>6866740.7</text:p>
          </table:table-cell>
          <table:table-cell office:value-type="float" office:value="20" calcext:value-type="float">
            <text:p>20,00</text:p>
          </table:table-cell>
          <table:table-cell office:value-type="float" office:value="354.074959795708" calcext:value-type="float">
            <text:p>354,0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662243.93</text:p>
          </table:table-cell>
          <table:table-cell office:value-type="string" calcext:value-type="string">
            <text:p>6866618.1</text:p>
          </table:table-cell>
          <table:table-cell office:value-type="float" office:value="20" calcext:value-type="float">
            <text:p>20,00</text:p>
          </table:table-cell>
          <table:table-cell office:value-type="float" office:value="320.60923998471" calcext:value-type="float">
            <text:p>320,6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662465.15</text:p>
          </table:table-cell>
          <table:table-cell office:value-type="string" calcext:value-type="string">
            <text:p>6866958.95</text:p>
          </table:table-cell>
          <table:table-cell office:value-type="float" office:value="20" calcext:value-type="float">
            <text:p>20,00</text:p>
          </table:table-cell>
          <table:table-cell office:value-type="float" office:value="283.927072335175" calcext:value-type="float">
            <text:p>283,9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62434" calcext:value-type="float">
            <text:p>662434</text:p>
          </table:table-cell>
          <table:table-cell office:value-type="string" calcext:value-type="string">
            <text:p>6866897.25</text:p>
          </table:table-cell>
          <table:table-cell office:value-type="float" office:value="20" calcext:value-type="float">
            <text:p>20,00</text:p>
          </table:table-cell>
          <table:table-cell office:value-type="float" office:value="254.05281335417" calcext:value-type="float">
            <text:p>254,0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662421.5</text:p>
          </table:table-cell>
          <table:table-cell office:value-type="string" calcext:value-type="string">
            <text:p>6866860.65</text:p>
          </table:table-cell>
          <table:table-cell office:value-type="float" office:value="20" calcext:value-type="float">
            <text:p>20,00</text:p>
          </table:table-cell>
          <table:table-cell office:value-type="float" office:value="249.694459928432" calcext:value-type="float">
            <text:p>249,6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661284.64</text:p>
          </table:table-cell>
          <table:table-cell office:value-type="string" calcext:value-type="string">
            <text:p>6867082.4</text:p>
          </table:table-cell>
          <table:table-cell office:value-type="float" office:value="19" calcext:value-type="float">
            <text:p>19,00</text:p>
          </table:table-cell>
          <table:table-cell office:value-type="float" office:value="910.273266386751" calcext:value-type="float">
            <text:p>910,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1291.81</text:p>
          </table:table-cell>
          <table:table-cell office:value-type="string" calcext:value-type="string">
            <text:p>6867097.25</text:p>
          </table:table-cell>
          <table:table-cell office:value-type="float" office:value="19" calcext:value-type="float">
            <text:p>19,00</text:p>
          </table:table-cell>
          <table:table-cell office:value-type="float" office:value="905.780540276253" calcext:value-type="float">
            <text:p>905,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1328.97</text:p>
          </table:table-cell>
          <table:table-cell office:value-type="string" calcext:value-type="string">
            <text:p>6867213.07</text:p>
          </table:table-cell>
          <table:table-cell office:value-type="float" office:value="19" calcext:value-type="float">
            <text:p>19,00</text:p>
          </table:table-cell>
          <table:table-cell office:value-type="float" office:value="898.413093811879" calcext:value-type="float">
            <text:p>898,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61302.54</text:p>
          </table:table-cell>
          <table:table-cell office:value-type="string" calcext:value-type="string">
            <text:p>6867113.26</text:p>
          </table:table-cell>
          <table:table-cell office:value-type="float" office:value="19" calcext:value-type="float">
            <text:p>19,00</text:p>
          </table:table-cell>
          <table:table-cell office:value-type="float" office:value="898.310755520006" calcext:value-type="float">
            <text:p>898,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61325.7</text:p>
          </table:table-cell>
          <table:table-cell office:value-type="string" calcext:value-type="string">
            <text:p>6867194.67</text:p>
          </table:table-cell>
          <table:table-cell office:value-type="float" office:value="19" calcext:value-type="float">
            <text:p>19,00</text:p>
          </table:table-cell>
          <table:table-cell office:value-type="float" office:value="895.968918670951" calcext:value-type="float">
            <text:p>895,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61338.51</text:p>
          </table:table-cell>
          <table:table-cell office:value-type="string" calcext:value-type="string">
            <text:p>6867229.48</text:p>
          </table:table-cell>
          <table:table-cell office:value-type="float" office:value="19" calcext:value-type="float">
            <text:p>19,00</text:p>
          </table:table-cell>
          <table:table-cell office:value-type="float" office:value="894.662696648254" calcext:value-type="float">
            <text:p>894,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61343.39</text:p>
          </table:table-cell>
          <table:table-cell office:value-type="string" calcext:value-type="string">
            <text:p>6867240.82</text:p>
          </table:table-cell>
          <table:table-cell office:value-type="float" office:value="19" calcext:value-type="float">
            <text:p>19,00</text:p>
          </table:table-cell>
          <table:table-cell office:value-type="float" office:value="893.905321544639" calcext:value-type="float">
            <text:p>893,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61319.09</text:p>
          </table:table-cell>
          <table:table-cell office:value-type="string" calcext:value-type="string">
            <text:p>6867147.26</text:p>
          </table:table-cell>
          <table:table-cell office:value-type="float" office:value="19" calcext:value-type="float">
            <text:p>19,00</text:p>
          </table:table-cell>
          <table:table-cell office:value-type="float" office:value="889.685358777148" calcext:value-type="float">
            <text:p>889,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61325.54</text:p>
          </table:table-cell>
          <table:table-cell office:value-type="string" calcext:value-type="string">
            <text:p>6867170.75</text:p>
          </table:table-cell>
          <table:table-cell office:value-type="float" office:value="19" calcext:value-type="float">
            <text:p>19,00</text:p>
          </table:table-cell>
          <table:table-cell office:value-type="float" office:value="889.423484086979" calcext:value-type="float">
            <text:p>889,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61370.2</text:p>
          </table:table-cell>
          <table:table-cell office:value-type="string" calcext:value-type="string">
            <text:p>6867222.1</text:p>
          </table:table-cell>
          <table:table-cell office:value-type="float" office:value="19" calcext:value-type="float">
            <text:p>19,00</text:p>
          </table:table-cell>
          <table:table-cell office:value-type="float" office:value="862.323853387227" calcext:value-type="float">
            <text:p>862,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62500.14</text:p>
          </table:table-cell>
          <table:table-cell office:value-type="string" calcext:value-type="string">
            <text:p>6866584.97</text:p>
          </table:table-cell>
          <table:table-cell office:value-type="float" office:value="19" calcext:value-type="float">
            <text:p>19,00</text:p>
          </table:table-cell>
          <table:table-cell office:value-type="float" office:value="471.059809731059" calcext:value-type="float">
            <text:p>471,0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661913.9</text:p>
          </table:table-cell>
          <table:table-cell office:value-type="string" calcext:value-type="string">
            <text:p>6867272.6</text:p>
          </table:table-cell>
          <table:table-cell office:value-type="float" office:value="19" calcext:value-type="float">
            <text:p>19,00</text:p>
          </table:table-cell>
          <table:table-cell office:value-type="float" office:value="433.195074497323" calcext:value-type="float">
            <text:p>433,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661310.14</text:p>
          </table:table-cell>
          <table:table-cell office:value-type="string" calcext:value-type="string">
            <text:p>6867132.42</text:p>
          </table:table-cell>
          <table:table-cell office:value-type="float" office:value="18" calcext:value-type="float">
            <text:p>18,00</text:p>
          </table:table-cell>
          <table:table-cell office:value-type="float" office:value="894.946382511251" calcext:value-type="float">
            <text:p>894,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1696.23</text:p>
          </table:table-cell>
          <table:table-cell office:value-type="string" calcext:value-type="string">
            <text:p>6866225.17</text:p>
          </table:table-cell>
          <table:table-cell office:value-type="float" office:value="18" calcext:value-type="float">
            <text:p>18,00</text:p>
          </table:table-cell>
          <table:table-cell office:value-type="float" office:value="858.59170420721" calcext:value-type="float">
            <text:p>858,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662643.8</text:p>
          </table:table-cell>
          <table:table-cell office:value-type="string" calcext:value-type="string">
            <text:p>6866776.8</text:p>
          </table:table-cell>
          <table:table-cell office:value-type="float" office:value="18" calcext:value-type="float">
            <text:p>18,00</text:p>
          </table:table-cell>
          <table:table-cell office:value-type="float" office:value="487.020660585503" calcext:value-type="float">
            <text:p>487,0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662628.5</text:p>
          </table:table-cell>
          <table:table-cell office:value-type="string" calcext:value-type="string">
            <text:p>6866784.3</text:p>
          </table:table-cell>
          <table:table-cell office:value-type="float" office:value="18" calcext:value-type="float">
            <text:p>18,00</text:p>
          </table:table-cell>
          <table:table-cell office:value-type="float" office:value="470.128583271302" calcext:value-type="float">
            <text:p>470,1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662613.1</text:p>
          </table:table-cell>
          <table:table-cell office:value-type="string" calcext:value-type="string">
            <text:p>6866791.8</text:p>
          </table:table-cell>
          <table:table-cell office:value-type="float" office:value="18" calcext:value-type="float">
            <text:p>18,00</text:p>
          </table:table-cell>
          <table:table-cell office:value-type="float" office:value="453.152582523436" calcext:value-type="float">
            <text:p>453,1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662597.8</text:p>
          </table:table-cell>
          <table:table-cell office:value-type="string" calcext:value-type="string">
            <text:p>6866799.3</text:p>
          </table:table-cell>
          <table:table-cell office:value-type="float" office:value="18" calcext:value-type="float">
            <text:p>18,00</text:p>
          </table:table-cell>
          <table:table-cell office:value-type="float" office:value="436.283877823355" calcext:value-type="float">
            <text:p>436,2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661895.58</text:p>
          </table:table-cell>
          <table:table-cell office:value-type="string" calcext:value-type="string">
            <text:p>6868803.15</text:p>
          </table:table-cell>
          <table:table-cell office:value-type="float" office:value="17" calcext:value-type="float">
            <text:p>17,00</text:p>
          </table:table-cell>
          <table:table-cell office:value-type="float" office:value="1892.41566194172" calcext:value-type="float">
            <text:p>1 892,4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661910.47</text:p>
          </table:table-cell>
          <table:table-cell office:value-type="string" calcext:value-type="string">
            <text:p>6868803.12</text:p>
          </table:table-cell>
          <table:table-cell office:value-type="float" office:value="17" calcext:value-type="float">
            <text:p>17,00</text:p>
          </table:table-cell>
          <table:table-cell office:value-type="float" office:value="1890.18575170408" calcext:value-type="float">
            <text:p>1 890,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661924.62</text:p>
          </table:table-cell>
          <table:table-cell office:value-type="string" calcext:value-type="string">
            <text:p>6868801.46</text:p>
          </table:table-cell>
          <table:table-cell office:value-type="float" office:value="17" calcext:value-type="float">
            <text:p>17,00</text:p>
          </table:table-cell>
          <table:table-cell office:value-type="float" office:value="1886.55676082943" calcext:value-type="float">
            <text:p>1 886,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661943.47</text:p>
          </table:table-cell>
          <table:table-cell office:value-type="string" calcext:value-type="string">
            <text:p>6868798.98</text:p>
          </table:table-cell>
          <table:table-cell office:value-type="float" office:value="17" calcext:value-type="float">
            <text:p>17,00</text:p>
          </table:table-cell>
          <table:table-cell office:value-type="float" office:value="1881.61262457168" calcext:value-type="float">
            <text:p>1 881,6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662672.69</text:p>
          </table:table-cell>
          <table:table-cell office:value-type="string" calcext:value-type="string">
            <text:p>6866980.22</text:p>
          </table:table-cell>
          <table:table-cell office:value-type="float" office:value="17" calcext:value-type="float">
            <text:p>17,00</text:p>
          </table:table-cell>
          <table:table-cell office:value-type="float" office:value="492.564067438704" calcext:value-type="float">
            <text:p>492,5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61834" calcext:value-type="float">
            <text:p>661834</text:p>
          </table:table-cell>
          <table:table-cell office:value-type="string" calcext:value-type="string">
            <text:p>6866635.3</text:p>
          </table:table-cell>
          <table:table-cell office:value-type="float" office:value="17" calcext:value-type="float">
            <text:p>17,00</text:p>
          </table:table-cell>
          <table:table-cell office:value-type="float" office:value="458.17258344252" calcext:value-type="float">
            <text:p>458,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661836.6</text:p>
          </table:table-cell>
          <table:table-cell office:value-type="string" calcext:value-type="string">
            <text:p>6866663.5</text:p>
          </table:table-cell>
          <table:table-cell office:value-type="float" office:value="17" calcext:value-type="float">
            <text:p>17,00</text:p>
          </table:table-cell>
          <table:table-cell office:value-type="float" office:value="438.330954298792" calcext:value-type="float">
            <text:p>438,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661966.6</text:p>
          </table:table-cell>
          <table:table-cell office:value-type="string" calcext:value-type="string">
            <text:p>6868777.3</text:p>
          </table:table-cell>
          <table:table-cell office:value-type="float" office:value="16" calcext:value-type="float">
            <text:p>16,00</text:p>
          </table:table-cell>
          <table:table-cell office:value-type="float" office:value="1857.27845482751" calcext:value-type="float">
            <text:p>1 857,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661662.31</text:p>
          </table:table-cell>
          <table:table-cell office:value-type="string" calcext:value-type="string">
            <text:p>6868102.03</text:p>
          </table:table-cell>
          <table:table-cell office:value-type="float" office:value="16" calcext:value-type="float">
            <text:p>16,00</text:p>
          </table:table-cell>
          <table:table-cell office:value-type="float" office:value="1279.85669938438" calcext:value-type="float">
            <text:p>1 279,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661639.31</text:p>
          </table:table-cell>
          <table:table-cell office:value-type="string" calcext:value-type="string">
            <text:p>6868055.95</text:p>
          </table:table-cell>
          <table:table-cell office:value-type="float" office:value="16" calcext:value-type="float">
            <text:p>16,00</text:p>
          </table:table-cell>
          <table:table-cell office:value-type="float" office:value="1247.7336037676" calcext:value-type="float">
            <text:p>1 247,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61634.1</text:p>
          </table:table-cell>
          <table:table-cell office:value-type="string" calcext:value-type="string">
            <text:p>6868042.27</text:p>
          </table:table-cell>
          <table:table-cell office:value-type="float" office:value="16" calcext:value-type="float">
            <text:p>16,00</text:p>
          </table:table-cell>
          <table:table-cell office:value-type="float" office:value="1237.73119106553" calcext:value-type="float">
            <text:p>1 237,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662780.12</text:p>
          </table:table-cell>
          <table:table-cell office:value-type="string" calcext:value-type="string">
            <text:p>6867000.08</text:p>
          </table:table-cell>
          <table:table-cell office:value-type="float" office:value="16" calcext:value-type="float">
            <text:p>16,00</text:p>
          </table:table-cell>
          <table:table-cell office:value-type="float" office:value="601.490012214834" calcext:value-type="float">
            <text:p>601,4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662675.22</text:p>
          </table:table-cell>
          <table:table-cell office:value-type="string" calcext:value-type="string">
            <text:p>6867009.24</text:p>
          </table:table-cell>
          <table:table-cell office:value-type="float" office:value="16" calcext:value-type="float">
            <text:p>16,00</text:p>
          </table:table-cell>
          <table:table-cell office:value-type="float" office:value="498.703653276721" calcext:value-type="float">
            <text:p>498,7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661814.4</text:p>
          </table:table-cell>
          <table:table-cell office:value-type="float" office:value="6866641" calcext:value-type="float">
            <text:p>6866641</text:p>
          </table:table-cell>
          <table:table-cell office:value-type="float" office:value="16" calcext:value-type="float">
            <text:p>16,00</text:p>
          </table:table-cell>
          <table:table-cell office:value-type="float" office:value="469.69044640808" calcext:value-type="float">
            <text:p>469,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662643.3</text:p>
          </table:table-cell>
          <table:table-cell office:value-type="string" calcext:value-type="string">
            <text:p>6866931.1</text:p>
          </table:table-cell>
          <table:table-cell office:value-type="float" office:value="16" calcext:value-type="float">
            <text:p>16,00</text:p>
          </table:table-cell>
          <table:table-cell office:value-type="float" office:value="460.880400069313" calcext:value-type="float">
            <text:p>460,8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661843.8</text:p>
          </table:table-cell>
          <table:table-cell office:value-type="string" calcext:value-type="string">
            <text:p>6866632.5</text:p>
          </table:table-cell>
          <table:table-cell office:value-type="float" office:value="16" calcext:value-type="float">
            <text:p>16,00</text:p>
          </table:table-cell>
          <table:table-cell office:value-type="float" office:value="452.615864043828" calcext:value-type="float">
            <text:p>452,6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661847.3</text:p>
          </table:table-cell>
          <table:table-cell office:value-type="float" office:value="6868727" calcext:value-type="float">
            <text:p>6868727</text:p>
          </table:table-cell>
          <table:table-cell office:value-type="float" office:value="15" calcext:value-type="float">
            <text:p>15,00</text:p>
          </table:table-cell>
          <table:table-cell office:value-type="float" office:value="1825.42357296784" calcext:value-type="float">
            <text:p>1 825,4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661687.96</text:p>
          </table:table-cell>
          <table:table-cell office:value-type="string" calcext:value-type="string">
            <text:p>6868159.13</text:p>
          </table:table-cell>
          <table:table-cell office:value-type="float" office:value="15" calcext:value-type="float">
            <text:p>15,00</text:p>
          </table:table-cell>
          <table:table-cell office:value-type="float" office:value="1322.42820450937" calcext:value-type="float">
            <text:p>1 322,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661677.2</text:p>
          </table:table-cell>
          <table:table-cell office:value-type="string" calcext:value-type="string">
            <text:p>6868137.25</text:p>
          </table:table-cell>
          <table:table-cell office:value-type="float" office:value="15" calcext:value-type="float">
            <text:p>15,00</text:p>
          </table:table-cell>
          <table:table-cell office:value-type="float" office:value="1306.28469290365" calcext:value-type="float">
            <text:p>1 306,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661655.04</text:p>
          </table:table-cell>
          <table:table-cell office:value-type="string" calcext:value-type="string">
            <text:p>6868086.99</text:p>
          </table:table-cell>
          <table:table-cell office:value-type="float" office:value="15" calcext:value-type="float">
            <text:p>15,00</text:p>
          </table:table-cell>
          <table:table-cell office:value-type="float" office:value="1269.13320443502" calcext:value-type="float">
            <text:p>1 269,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661646.46</text:p>
          </table:table-cell>
          <table:table-cell office:value-type="string" calcext:value-type="string">
            <text:p>6868066.88</text:p>
          </table:table-cell>
          <table:table-cell office:value-type="float" office:value="15" calcext:value-type="float">
            <text:p>15,00</text:p>
          </table:table-cell>
          <table:table-cell office:value-type="float" office:value="1254.51125208902" calcext:value-type="float">
            <text:p>1 254,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61627.32</text:p>
          </table:table-cell>
          <table:table-cell office:value-type="string" calcext:value-type="string">
            <text:p>6868026.63</text:p>
          </table:table-cell>
          <table:table-cell office:value-type="float" office:value="15" calcext:value-type="float">
            <text:p>15,00</text:p>
          </table:table-cell>
          <table:table-cell office:value-type="float" office:value="1226.78233691962" calcext:value-type="float">
            <text:p>1 226,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662691.9</text:p>
          </table:table-cell>
          <table:table-cell office:value-type="string" calcext:value-type="string">
            <text:p>6867076.8</text:p>
          </table:table-cell>
          <table:table-cell office:value-type="float" office:value="15" calcext:value-type="float">
            <text:p>15,00</text:p>
          </table:table-cell>
          <table:table-cell office:value-type="float" office:value="529.460377381266" calcext:value-type="float">
            <text:p>529,4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661806.9</text:p>
          </table:table-cell>
          <table:table-cell office:value-type="string" calcext:value-type="string">
            <text:p>6866652.6</text:p>
          </table:table-cell>
          <table:table-cell office:value-type="float" office:value="15" calcext:value-type="float">
            <text:p>15,00</text:p>
          </table:table-cell>
          <table:table-cell office:value-type="float" office:value="468.564113164819" calcext:value-type="float">
            <text:p>468,5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661813.6</text:p>
          </table:table-cell>
          <table:table-cell office:value-type="float" office:value="6866672" calcext:value-type="float">
            <text:p>6866672</text:p>
          </table:table-cell>
          <table:table-cell office:value-type="float" office:value="15" calcext:value-type="float">
            <text:p>15,00</text:p>
          </table:table-cell>
          <table:table-cell office:value-type="float" office:value="451.740493851243" calcext:value-type="float">
            <text:p>451,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661693.14</text:p>
          </table:table-cell>
          <table:table-cell office:value-type="string" calcext:value-type="string">
            <text:p>6868189.32</text:p>
          </table:table-cell>
          <table:table-cell office:value-type="float" office:value="14" calcext:value-type="float">
            <text:p>14,00</text:p>
          </table:table-cell>
          <table:table-cell office:value-type="float" office:value="1348.58844854429" calcext:value-type="float">
            <text:p>1 348,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661693.18</text:p>
          </table:table-cell>
          <table:table-cell office:value-type="string" calcext:value-type="string">
            <text:p>6868175.57</text:p>
          </table:table-cell>
          <table:table-cell office:value-type="float" office:value="14" calcext:value-type="float">
            <text:p>14,00</text:p>
          </table:table-cell>
          <table:table-cell office:value-type="float" office:value="1335.76943197004" calcext:value-type="float">
            <text:p>1 335,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661930.88</text:p>
          </table:table-cell>
          <table:table-cell office:value-type="string" calcext:value-type="string">
            <text:p>6867303.54</text:p>
          </table:table-cell>
          <table:table-cell office:value-type="float" office:value="14" calcext:value-type="float">
            <text:p>14,00</text:p>
          </table:table-cell>
          <table:table-cell office:value-type="float" office:value="448.125054607139" calcext:value-type="float">
            <text:p>448,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61826" calcext:value-type="float">
            <text:p>661826</text:p>
          </table:table-cell>
          <table:table-cell office:value-type="string" calcext:value-type="string">
            <text:p>6866666.7</text:p>
          </table:table-cell>
          <table:table-cell office:value-type="float" office:value="13" calcext:value-type="float">
            <text:p>13,00</text:p>
          </table:table-cell>
          <table:table-cell office:value-type="float" office:value="444.821923616609" calcext:value-type="float">
            <text:p>444,8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662083.71</text:p>
          </table:table-cell>
          <table:table-cell office:value-type="string" calcext:value-type="string">
            <text:p>6867270.73</text:p>
          </table:table-cell>
          <table:table-cell office:value-type="float" office:value="13" calcext:value-type="float">
            <text:p>13,00</text:p>
          </table:table-cell>
          <table:table-cell office:value-type="float" office:value="352.149344689223" calcext:value-type="float">
            <text:p>352,1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662007.1</text:p>
          </table:table-cell>
          <table:table-cell office:value-type="string" calcext:value-type="string">
            <text:p>6868769.9</text:p>
          </table:table-cell>
          <table:table-cell office:value-type="float" office:value="12" calcext:value-type="float">
            <text:p>12,00</text:p>
          </table:table-cell>
          <table:table-cell office:value-type="float" office:value="1845.64042299191" calcext:value-type="float">
            <text:p>1 845,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662027.4</text:p>
          </table:table-cell>
          <table:table-cell office:value-type="string" calcext:value-type="string">
            <text:p>6868766.2</text:p>
          </table:table-cell>
          <table:table-cell office:value-type="float" office:value="12" calcext:value-type="float">
            <text:p>12,00</text:p>
          </table:table-cell>
          <table:table-cell office:value-type="float" office:value="1840.13508932879" calcext:value-type="float">
            <text:p>1 840,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662047.6</text:p>
          </table:table-cell>
          <table:table-cell office:value-type="string" calcext:value-type="string">
            <text:p>6868762.5</text:p>
          </table:table-cell>
          <table:table-cell office:value-type="float" office:value="12" calcext:value-type="float">
            <text:p>12,00</text:p>
          </table:table-cell>
          <table:table-cell office:value-type="float" office:value="1834.85268178342" calcext:value-type="float">
            <text:p>1 834,8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662103.18</text:p>
          </table:table-cell>
          <table:table-cell office:value-type="string" calcext:value-type="string">
            <text:p>6868727.62</text:p>
          </table:table-cell>
          <table:table-cell office:value-type="float" office:value="12" calcext:value-type="float">
            <text:p>12,00</text:p>
          </table:table-cell>
          <table:table-cell office:value-type="float" office:value="1796.75731857335" calcext:value-type="float">
            <text:p>1 796,7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662164.42</text:p>
          </table:table-cell>
          <table:table-cell office:value-type="string" calcext:value-type="string">
            <text:p>6868698.43</text:p>
          </table:table-cell>
          <table:table-cell office:value-type="float" office:value="12" calcext:value-type="float">
            <text:p>12,00</text:p>
          </table:table-cell>
          <table:table-cell office:value-type="float" office:value="1765.90758495549" calcext:value-type="float">
            <text:p>1 765,9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662159.57</text:p>
          </table:table-cell>
          <table:table-cell office:value-type="string" calcext:value-type="string">
            <text:p>6868678.86</text:p>
          </table:table-cell>
          <table:table-cell office:value-type="float" office:value="12" calcext:value-type="float">
            <text:p>12,00</text:p>
          </table:table-cell>
          <table:table-cell office:value-type="float" office:value="1746.39422084609" calcext:value-type="float">
            <text:p>1 746,3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662121.15</text:p>
          </table:table-cell>
          <table:table-cell office:value-type="string" calcext:value-type="string">
            <text:p>6868578.1</text:p>
          </table:table-cell>
          <table:table-cell office:value-type="float" office:value="12" calcext:value-type="float">
            <text:p>12,00</text:p>
          </table:table-cell>
          <table:table-cell office:value-type="float" office:value="1646.61968793646" calcext:value-type="float">
            <text:p>1 646,6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661985.9</text:p>
          </table:table-cell>
          <table:table-cell office:value-type="string" calcext:value-type="string">
            <text:p>6868425.4</text:p>
          </table:table-cell>
          <table:table-cell office:value-type="float" office:value="12" calcext:value-type="float">
            <text:p>12,00</text:p>
          </table:table-cell>
          <table:table-cell office:value-type="float" office:value="1505.65482548451" calcext:value-type="float">
            <text:p>1 505,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661864.3</text:p>
          </table:table-cell>
          <table:table-cell office:value-type="string" calcext:value-type="string">
            <text:p>6868402.2</text:p>
          </table:table-cell>
          <table:table-cell office:value-type="float" office:value="12" calcext:value-type="float">
            <text:p>12,00</text:p>
          </table:table-cell>
          <table:table-cell office:value-type="float" office:value="1503.61690209978" calcext:value-type="float">
            <text:p>1 503,6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661883.1</text:p>
          </table:table-cell>
          <table:table-cell office:value-type="string" calcext:value-type="string">
            <text:p>6868399.1</text:p>
          </table:table-cell>
          <table:table-cell office:value-type="float" office:value="12" calcext:value-type="float">
            <text:p>12,00</text:p>
          </table:table-cell>
          <table:table-cell office:value-type="float" office:value="1496.71327140375" calcext:value-type="float">
            <text:p>1 496,7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661981.7</text:p>
          </table:table-cell>
          <table:table-cell office:value-type="string" calcext:value-type="string">
            <text:p>6868403.9</text:p>
          </table:table-cell>
          <table:table-cell office:value-type="float" office:value="12" calcext:value-type="float">
            <text:p>12,00</text:p>
          </table:table-cell>
          <table:table-cell office:value-type="float" office:value="1484.9021978132" calcext:value-type="float">
            <text:p>1 484,9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661921.4</text:p>
          </table:table-cell>
          <table:table-cell office:value-type="string" calcext:value-type="string">
            <text:p>6868391.9</text:p>
          </table:table-cell>
          <table:table-cell office:value-type="float" office:value="12" calcext:value-type="float">
            <text:p>12,00</text:p>
          </table:table-cell>
          <table:table-cell office:value-type="float" office:value="1482.43621572253" calcext:value-type="float">
            <text:p>1 482,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662008.6</text:p>
          </table:table-cell>
          <table:table-cell office:value-type="string" calcext:value-type="string">
            <text:p>6868402.2</text:p>
          </table:table-cell>
          <table:table-cell office:value-type="float" office:value="12" calcext:value-type="float">
            <text:p>12,00</text:p>
          </table:table-cell>
          <table:table-cell office:value-type="float" office:value="1479.81629843927" calcext:value-type="float">
            <text:p>1 479,8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661941.3</text:p>
          </table:table-cell>
          <table:table-cell office:value-type="string" calcext:value-type="string">
            <text:p>6868388.4</text:p>
          </table:table-cell>
          <table:table-cell office:value-type="float" office:value="12" calcext:value-type="float">
            <text:p>12,00</text:p>
          </table:table-cell>
          <table:table-cell office:value-type="float" office:value="1475.60781058689" calcext:value-type="float">
            <text:p>1 475,6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62023" calcext:value-type="float">
            <text:p>662023</text:p>
          </table:table-cell>
          <table:table-cell office:value-type="string" calcext:value-type="string">
            <text:p>6868399.3</text:p>
          </table:table-cell>
          <table:table-cell office:value-type="float" office:value="12" calcext:value-type="float">
            <text:p>12,00</text:p>
          </table:table-cell>
          <table:table-cell office:value-type="float" office:value="1475.31022506744" calcext:value-type="float">
            <text:p>1 475,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662039.1</text:p>
          </table:table-cell>
          <table:table-cell office:value-type="string" calcext:value-type="string">
            <text:p>6868395.9</text:p>
          </table:table-cell>
          <table:table-cell office:value-type="float" office:value="12" calcext:value-type="float">
            <text:p>12,00</text:p>
          </table:table-cell>
          <table:table-cell office:value-type="float" office:value="1470.27271616064" calcext:value-type="float">
            <text:p>1 470,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662056.1</text:p>
          </table:table-cell>
          <table:table-cell office:value-type="string" calcext:value-type="string">
            <text:p>6868393.2</text:p>
          </table:table-cell>
          <table:table-cell office:value-type="float" office:value="12" calcext:value-type="float">
            <text:p>12,00</text:p>
          </table:table-cell>
          <table:table-cell office:value-type="float" office:value="1466.02224576181" calcext:value-type="float">
            <text:p>1 466,0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662079.2</text:p>
          </table:table-cell>
          <table:table-cell office:value-type="string" calcext:value-type="string">
            <text:p>6868388.4</text:p>
          </table:table-cell>
          <table:table-cell office:value-type="float" office:value="12" calcext:value-type="float">
            <text:p>12,00</text:p>
          </table:table-cell>
          <table:table-cell office:value-type="float" office:value="1459.42355181259" calcext:value-type="float">
            <text:p>1 459,4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662111.4</text:p>
          </table:table-cell>
          <table:table-cell office:value-type="string" calcext:value-type="string">
            <text:p>6868382.9</text:p>
          </table:table-cell>
          <table:table-cell office:value-type="float" office:value="12" calcext:value-type="float">
            <text:p>12,00</text:p>
          </table:table-cell>
          <table:table-cell office:value-type="float" office:value="1452.00523566016" calcext:value-type="float">
            <text:p>1 452,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662704.55</text:p>
          </table:table-cell>
          <table:table-cell office:value-type="string" calcext:value-type="string">
            <text:p>6866287.51</text:p>
          </table:table-cell>
          <table:table-cell office:value-type="float" office:value="12" calcext:value-type="float">
            <text:p>12,00</text:p>
          </table:table-cell>
          <table:table-cell office:value-type="float" office:value="830.062366125005" calcext:value-type="float">
            <text:p>830,0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661544.7</text:p>
          </table:table-cell>
          <table:table-cell office:value-type="float" office:value="6866695" calcext:value-type="float">
            <text:p>6866695</text:p>
          </table:table-cell>
          <table:table-cell office:value-type="float" office:value="12" calcext:value-type="float">
            <text:p>12,00</text:p>
          </table:table-cell>
          <table:table-cell office:value-type="float" office:value="680.67772298546" calcext:value-type="float">
            <text:p>680,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62410.58</text:p>
          </table:table-cell>
          <table:table-cell office:value-type="string" calcext:value-type="string">
            <text:p>6866373.5</text:p>
          </table:table-cell>
          <table:table-cell office:value-type="float" office:value="12" calcext:value-type="float">
            <text:p>12,00</text:p>
          </table:table-cell>
          <table:table-cell office:value-type="float" office:value="604.020544333087" calcext:value-type="float">
            <text:p>604,0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662387.39</text:p>
          </table:table-cell>
          <table:table-cell office:value-type="string" calcext:value-type="string">
            <text:p>6866377.18</text:p>
          </table:table-cell>
          <table:table-cell office:value-type="float" office:value="12" calcext:value-type="float">
            <text:p>12,00</text:p>
          </table:table-cell>
          <table:table-cell office:value-type="float" office:value="592.193919236056" calcext:value-type="float">
            <text:p>592,1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662367.95</text:p>
          </table:table-cell>
          <table:table-cell office:value-type="string" calcext:value-type="string">
            <text:p>6866380.84</text:p>
          </table:table-cell>
          <table:table-cell office:value-type="float" office:value="12" calcext:value-type="float">
            <text:p>12,00</text:p>
          </table:table-cell>
          <table:table-cell office:value-type="float" office:value="582.27887605776" calcext:value-type="float">
            <text:p>582,2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661824.2</text:p>
          </table:table-cell>
          <table:table-cell office:value-type="string" calcext:value-type="string">
            <text:p>6866638.2</text:p>
          </table:table-cell>
          <table:table-cell office:value-type="float" office:value="12" calcext:value-type="float">
            <text:p>12,00</text:p>
          </table:table-cell>
          <table:table-cell office:value-type="float" office:value="463.823217455308" calcext:value-type="float">
            <text:p>463,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661922.32</text:p>
          </table:table-cell>
          <table:table-cell office:value-type="string" calcext:value-type="string">
            <text:p>6867303.76</text:p>
          </table:table-cell>
          <table:table-cell office:value-type="float" office:value="12" calcext:value-type="float">
            <text:p>12,00</text:p>
          </table:table-cell>
          <table:table-cell office:value-type="float" office:value="453.166860976555" calcext:value-type="float">
            <text:p>453,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661819.1</text:p>
          </table:table-cell>
          <table:table-cell office:value-type="string" calcext:value-type="string">
            <text:p>6866663.2</text:p>
          </table:table-cell>
          <table:table-cell office:value-type="float" office:value="12" calcext:value-type="float">
            <text:p>12,00</text:p>
          </table:table-cell>
          <table:table-cell office:value-type="float" office:value="452.44756507874" calcext:value-type="float">
            <text:p>452,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1846" calcext:value-type="float">
            <text:p>661846</text:p>
          </table:table-cell>
          <table:table-cell office:value-type="string" calcext:value-type="string">
            <text:p>6866641.4</text:p>
          </table:table-cell>
          <table:table-cell office:value-type="float" office:value="12" calcext:value-type="float">
            <text:p>12,00</text:p>
          </table:table-cell>
          <table:table-cell office:value-type="float" office:value="445.095323314891" calcext:value-type="float">
            <text:p>445,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61983.11</text:p>
          </table:table-cell>
          <table:table-cell office:value-type="string" calcext:value-type="string">
            <text:p>6867310.26</text:p>
          </table:table-cell>
          <table:table-cell office:value-type="float" office:value="12" calcext:value-type="float">
            <text:p>12,00</text:p>
          </table:table-cell>
          <table:table-cell office:value-type="float" office:value="426.954740478512" calcext:value-type="float">
            <text:p>426,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661979.78</text:p>
          </table:table-cell>
          <table:table-cell office:value-type="string" calcext:value-type="string">
            <text:p>6867282.44</text:p>
          </table:table-cell>
          <table:table-cell office:value-type="float" office:value="12" calcext:value-type="float">
            <text:p>12,00</text:p>
          </table:table-cell>
          <table:table-cell office:value-type="float" office:value="404.221301919269" calcext:value-type="float">
            <text:p>404,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661904.9</text:p>
          </table:table-cell>
          <table:table-cell office:value-type="string" calcext:value-type="string">
            <text:p>6866643.6</text:p>
          </table:table-cell>
          <table:table-cell office:value-type="float" office:value="12" calcext:value-type="float">
            <text:p>12,00</text:p>
          </table:table-cell>
          <table:table-cell office:value-type="float" office:value="400.826308043792" calcext:value-type="float">
            <text:p>400,8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661976.13</text:p>
          </table:table-cell>
          <table:table-cell office:value-type="float" office:value="6867266" calcext:value-type="float">
            <text:p>6867266</text:p>
          </table:table-cell>
          <table:table-cell office:value-type="float" office:value="12" calcext:value-type="float">
            <text:p>12,00</text:p>
          </table:table-cell>
          <table:table-cell office:value-type="float" office:value="391.992748981693" calcext:value-type="float">
            <text:p>391,9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61928" calcext:value-type="float">
            <text:p>661928</text:p>
          </table:table-cell>
          <table:table-cell office:value-type="string" calcext:value-type="string">
            <text:p>6866636.6</text:p>
          </table:table-cell>
          <table:table-cell office:value-type="float" office:value="12" calcext:value-type="float">
            <text:p>12,00</text:p>
          </table:table-cell>
          <table:table-cell office:value-type="float" office:value="390.471358170559" calcext:value-type="float">
            <text:p>390,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61977.83</text:p>
          </table:table-cell>
          <table:table-cell office:value-type="string" calcext:value-type="string">
            <text:p>6867238.97</text:p>
          </table:table-cell>
          <table:table-cell office:value-type="float" office:value="12" calcext:value-type="float">
            <text:p>12,00</text:p>
          </table:table-cell>
          <table:table-cell office:value-type="float" office:value="368.336041256125" calcext:value-type="float">
            <text:p>368,3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661978.44</text:p>
          </table:table-cell>
          <table:table-cell office:value-type="string" calcext:value-type="string">
            <text:p>6867211.91</text:p>
          </table:table-cell>
          <table:table-cell office:value-type="float" office:value="12" calcext:value-type="float">
            <text:p>12,00</text:p>
          </table:table-cell>
          <table:table-cell office:value-type="float" office:value="345.801497015282" calcext:value-type="float">
            <text:p>345,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662017.33</text:p>
          </table:table-cell>
          <table:table-cell office:value-type="string" calcext:value-type="string">
            <text:p>6867221.81</text:p>
          </table:table-cell>
          <table:table-cell office:value-type="float" office:value="12" calcext:value-type="float">
            <text:p>12,00</text:p>
          </table:table-cell>
          <table:table-cell office:value-type="float" office:value="332.936982116614" calcext:value-type="float">
            <text:p>332,9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662012.09</text:p>
          </table:table-cell>
          <table:table-cell office:value-type="string" calcext:value-type="string">
            <text:p>6867202.24</text:p>
          </table:table-cell>
          <table:table-cell office:value-type="float" office:value="12" calcext:value-type="float">
            <text:p>12,00</text:p>
          </table:table-cell>
          <table:table-cell office:value-type="float" office:value="318.86095638389" calcext:value-type="float">
            <text:p>318,8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662046.34</text:p>
          </table:table-cell>
          <table:table-cell office:value-type="string" calcext:value-type="string">
            <text:p>6867178.49</text:p>
          </table:table-cell>
          <table:table-cell office:value-type="float" office:value="12" calcext:value-type="float">
            <text:p>12,00</text:p>
          </table:table-cell>
          <table:table-cell office:value-type="float" office:value="280.952875095176" calcext:value-type="float">
            <text:p>280,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662044.3</text:p>
          </table:table-cell>
          <table:table-cell office:value-type="string" calcext:value-type="string">
            <text:p>6867153.57</text:p>
          </table:table-cell>
          <table:table-cell office:value-type="float" office:value="12" calcext:value-type="float">
            <text:p>12,00</text:p>
          </table:table-cell>
          <table:table-cell office:value-type="float" office:value="260.509190005772" calcext:value-type="float">
            <text:p>260,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662210.9</text:p>
          </table:table-cell>
          <table:table-cell office:value-type="string" calcext:value-type="string">
            <text:p>6866677.5</text:p>
          </table:table-cell>
          <table:table-cell office:value-type="float" office:value="12" calcext:value-type="float">
            <text:p>12,00</text:p>
          </table:table-cell>
          <table:table-cell office:value-type="float" office:value="256.835280027217" calcext:value-type="float">
            <text:p>256,8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662175.2</text:p>
          </table:table-cell>
          <table:table-cell office:value-type="string" calcext:value-type="string">
            <text:p>6866686.6</text:p>
          </table:table-cell>
          <table:table-cell office:value-type="float" office:value="12" calcext:value-type="float">
            <text:p>12,00</text:p>
          </table:table-cell>
          <table:table-cell office:value-type="float" office:value="246.261492838229" calcext:value-type="float">
            <text:p>246,2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662068.37</text:p>
          </table:table-cell>
          <table:table-cell office:value-type="string" calcext:value-type="string">
            <text:p>6866830.82</text:p>
          </table:table-cell>
          <table:table-cell office:value-type="float" office:value="12" calcext:value-type="float">
            <text:p>12,00</text:p>
          </table:table-cell>
          <table:table-cell office:value-type="float" office:value="152.990826928568" calcext:value-type="float">
            <text:p>152,9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662076.31</text:p>
          </table:table-cell>
          <table:table-cell office:value-type="string" calcext:value-type="string">
            <text:p>6866855.39</text:p>
          </table:table-cell>
          <table:table-cell office:value-type="float" office:value="12" calcext:value-type="float">
            <text:p>12,00</text:p>
          </table:table-cell>
          <table:table-cell office:value-type="float" office:value="131.347424518589" calcext:value-type="float">
            <text:p>131,3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661986.9</text:p>
          </table:table-cell>
          <table:table-cell office:value-type="string" calcext:value-type="string">
            <text:p>6868773.6</text:p>
          </table:table-cell>
          <table:table-cell office:value-type="float" office:value="11" calcext:value-type="float">
            <text:p>11,00</text:p>
          </table:table-cell>
          <table:table-cell office:value-type="float" office:value="1851.34884447671" calcext:value-type="float">
            <text:p>1 851,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662167.67</text:p>
          </table:table-cell>
          <table:table-cell office:value-type="string" calcext:value-type="string">
            <text:p>6868714.09</text:p>
          </table:table-cell>
          <table:table-cell office:value-type="float" office:value="11" calcext:value-type="float">
            <text:p>11,00</text:p>
          </table:table-cell>
          <table:table-cell office:value-type="float" office:value="1781.53781487573" calcext:value-type="float">
            <text:p>1 781,5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661828.9</text:p>
          </table:table-cell>
          <table:table-cell office:value-type="string" calcext:value-type="string">
            <text:p>6868627.7</text:p>
          </table:table-cell>
          <table:table-cell office:value-type="float" office:value="11" calcext:value-type="float">
            <text:p>11,00</text:p>
          </table:table-cell>
          <table:table-cell office:value-type="float" office:value="1731.56557810188" calcext:value-type="float">
            <text:p>1 731,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662137.61</text:p>
          </table:table-cell>
          <table:table-cell office:value-type="string" calcext:value-type="string">
            <text:p>6868570.15</text:p>
          </table:table-cell>
          <table:table-cell office:value-type="float" office:value="11" calcext:value-type="float">
            <text:p>11,00</text:p>
          </table:table-cell>
          <table:table-cell office:value-type="float" office:value="1638.14141882135" calcext:value-type="float">
            <text:p>1 638,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661899.6</text:p>
          </table:table-cell>
          <table:table-cell office:value-type="string" calcext:value-type="string">
            <text:p>6868395.9</text:p>
          </table:table-cell>
          <table:table-cell office:value-type="float" office:value="11" calcext:value-type="float">
            <text:p>11,00</text:p>
          </table:table-cell>
          <table:table-cell office:value-type="float" office:value="1490.35800949483" calcext:value-type="float">
            <text:p>1 490,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661977.7</text:p>
          </table:table-cell>
          <table:table-cell office:value-type="string" calcext:value-type="string">
            <text:p>6868383.7</text:p>
          </table:table-cell>
          <table:table-cell office:value-type="float" office:value="11" calcext:value-type="float">
            <text:p>11,00</text:p>
          </table:table-cell>
          <table:table-cell office:value-type="float" office:value="1465.44255670487" calcext:value-type="float">
            <text:p>1 465,4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663124.7</text:p>
          </table:table-cell>
          <table:table-cell office:value-type="string" calcext:value-type="string">
            <text:p>6865984.8</text:p>
          </table:table-cell>
          <table:table-cell office:value-type="float" office:value="11" calcext:value-type="float">
            <text:p>11,00</text:p>
          </table:table-cell>
          <table:table-cell office:value-type="float" office:value="1336.66844715581" calcext:value-type="float">
            <text:p>1 336,6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662076.1</text:p>
          </table:table-cell>
          <table:table-cell office:value-type="string" calcext:value-type="string">
            <text:p>6868230.3</text:p>
          </table:table-cell>
          <table:table-cell office:value-type="float" office:value="11" calcext:value-type="float">
            <text:p>11,00</text:p>
          </table:table-cell>
          <table:table-cell office:value-type="float" office:value="1302.00716595817" calcext:value-type="float">
            <text:p>1 302,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662830.8</text:p>
          </table:table-cell>
          <table:table-cell office:value-type="string" calcext:value-type="string">
            <text:p>6867090.4</text:p>
          </table:table-cell>
          <table:table-cell office:value-type="float" office:value="11" calcext:value-type="float">
            <text:p>11,00</text:p>
          </table:table-cell>
          <table:table-cell office:value-type="float" office:value="667.287579542161" calcext:value-type="float">
            <text:p>667,2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662679.5</text:p>
          </table:table-cell>
          <table:table-cell office:value-type="string" calcext:value-type="string">
            <text:p>6866808.8</text:p>
          </table:table-cell>
          <table:table-cell office:value-type="float" office:value="11" calcext:value-type="float">
            <text:p>11,00</text:p>
          </table:table-cell>
          <table:table-cell office:value-type="float" office:value="512.300059037954" calcext:value-type="float">
            <text:p>512,3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661831.3</text:p>
          </table:table-cell>
          <table:table-cell office:value-type="string" calcext:value-type="string">
            <text:p>6866665.1</text:p>
          </table:table-cell>
          <table:table-cell office:value-type="float" office:value="11" calcext:value-type="float">
            <text:p>11,00</text:p>
          </table:table-cell>
          <table:table-cell office:value-type="float" office:value="441.553654738183" calcext:value-type="float">
            <text:p>441,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62246.7</text:p>
          </table:table-cell>
          <table:table-cell office:value-type="string" calcext:value-type="string">
            <text:p>6867183.8</text:p>
          </table:table-cell>
          <table:table-cell office:value-type="float" office:value="11" calcext:value-type="float">
            <text:p>11,00</text:p>
          </table:table-cell>
          <table:table-cell office:value-type="float" office:value="259.172232900219" calcext:value-type="float">
            <text:p>259,1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661844.4</text:p>
          </table:table-cell>
          <table:table-cell office:value-type="float" office:value="6868711" calcext:value-type="float">
            <text:p>6868711</text:p>
          </table:table-cell>
          <table:table-cell office:value-type="float" office:value="10" calcext:value-type="float">
            <text:p>10,00</text:p>
          </table:table-cell>
          <table:table-cell office:value-type="float" office:value="1810.23640990356" calcext:value-type="float">
            <text:p>1 810,2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661840.7</text:p>
          </table:table-cell>
          <table:table-cell office:value-type="string" calcext:value-type="string">
            <text:p>6868692.7</text:p>
          </table:table-cell>
          <table:table-cell office:value-type="float" office:value="10" calcext:value-type="float">
            <text:p>10,00</text:p>
          </table:table-cell>
          <table:table-cell office:value-type="float" office:value="1792.96219601947" calcext:value-type="float">
            <text:p>1 792,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661837.8</text:p>
          </table:table-cell>
          <table:table-cell office:value-type="float" office:value="6868675" calcext:value-type="float">
            <text:p>6868675</text:p>
          </table:table-cell>
          <table:table-cell office:value-type="float" office:value="10" calcext:value-type="float">
            <text:p>10,00</text:p>
          </table:table-cell>
          <table:table-cell office:value-type="float" office:value="1776.14940772509" calcext:value-type="float">
            <text:p>1 776,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661834.2</text:p>
          </table:table-cell>
          <table:table-cell office:value-type="string" calcext:value-type="string">
            <text:p>6868658.7</text:p>
          </table:table-cell>
          <table:table-cell office:value-type="float" office:value="10" calcext:value-type="float">
            <text:p>10,00</text:p>
          </table:table-cell>
          <table:table-cell office:value-type="float" office:value="1760.86966812241" calcext:value-type="float">
            <text:p>1 760,8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661831.4</text:p>
          </table:table-cell>
          <table:table-cell office:value-type="float" office:value="6868643" calcext:value-type="float">
            <text:p>6868643</text:p>
          </table:table-cell>
          <table:table-cell office:value-type="float" office:value="10" calcext:value-type="float">
            <text:p>10,00</text:p>
          </table:table-cell>
          <table:table-cell office:value-type="float" office:value="1746.04250853936" calcext:value-type="float">
            <text:p>1 746,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61825" calcext:value-type="float">
            <text:p>661825</text:p>
          </table:table-cell>
          <table:table-cell office:value-type="string" calcext:value-type="string">
            <text:p>6868608.9</text:p>
          </table:table-cell>
          <table:table-cell office:value-type="float" office:value="10" calcext:value-type="float">
            <text:p>10,00</text:p>
          </table:table-cell>
          <table:table-cell office:value-type="float" office:value="1713.97406708943" calcext:value-type="float">
            <text:p>1 713,9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1819" calcext:value-type="float">
            <text:p>661819</text:p>
          </table:table-cell>
          <table:table-cell office:value-type="string" calcext:value-type="string">
            <text:p>6868593.4</text:p>
          </table:table-cell>
          <table:table-cell office:value-type="float" office:value="10" calcext:value-type="float">
            <text:p>10,00</text:p>
          </table:table-cell>
          <table:table-cell office:value-type="float" office:value="1700.08985152299" calcext:value-type="float">
            <text:p>1 700,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661797.2</text:p>
          </table:table-cell>
          <table:table-cell office:value-type="string" calcext:value-type="string">
            <text:p>6868561.7</text:p>
          </table:table-cell>
          <table:table-cell office:value-type="float" office:value="10" calcext:value-type="float">
            <text:p>10,00</text:p>
          </table:table-cell>
          <table:table-cell office:value-type="float" office:value="1674.01752995745" calcext:value-type="float">
            <text:p>1 674,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661789.8</text:p>
          </table:table-cell>
          <table:table-cell office:value-type="string" calcext:value-type="string">
            <text:p>6868518.5</text:p>
          </table:table-cell>
          <table:table-cell office:value-type="float" office:value="10" calcext:value-type="float">
            <text:p>10,00</text:p>
          </table:table-cell>
          <table:table-cell office:value-type="float" office:value="1633.7678353559" calcext:value-type="float">
            <text:p>1 633,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1886" calcext:value-type="float">
            <text:p>661886</text:p>
          </table:table-cell>
          <table:table-cell office:value-type="string" calcext:value-type="string">
            <text:p>6868376.11</text:p>
          </table:table-cell>
          <table:table-cell office:value-type="float" office:value="10" calcext:value-type="float">
            <text:p>10,00</text:p>
          </table:table-cell>
          <table:table-cell office:value-type="float" office:value="1473.60735471564" calcext:value-type="float">
            <text:p>1 473,6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661902.3</text:p>
          </table:table-cell>
          <table:table-cell office:value-type="string" calcext:value-type="string">
            <text:p>6868373.3</text:p>
          </table:table-cell>
          <table:table-cell office:value-type="float" office:value="10" calcext:value-type="float">
            <text:p>10,00</text:p>
          </table:table-cell>
          <table:table-cell office:value-type="float" office:value="1467.65580391655" calcext:value-type="float">
            <text:p>1 467,6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661920.4</text:p>
          </table:table-cell>
          <table:table-cell office:value-type="float" office:value="6868370" calcext:value-type="float">
            <text:p>6868370</text:p>
          </table:table-cell>
          <table:table-cell office:value-type="float" office:value="10" calcext:value-type="float">
            <text:p>10,00</text:p>
          </table:table-cell>
          <table:table-cell office:value-type="float" office:value="1461.0612593882" calcext:value-type="float">
            <text:p>1 461,0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661938.4</text:p>
          </table:table-cell>
          <table:table-cell office:value-type="string" calcext:value-type="string">
            <text:p>6868366.7</text:p>
          </table:table-cell>
          <table:table-cell office:value-type="float" office:value="10" calcext:value-type="float">
            <text:p>10,00</text:p>
          </table:table-cell>
          <table:table-cell office:value-type="float" office:value="1454.68634096677" calcext:value-type="float">
            <text:p>1 454,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661956.5</text:p>
          </table:table-cell>
          <table:table-cell office:value-type="string" calcext:value-type="string">
            <text:p>6868363.4</text:p>
          </table:table-cell>
          <table:table-cell office:value-type="float" office:value="10" calcext:value-type="float">
            <text:p>10,00</text:p>
          </table:table-cell>
          <table:table-cell office:value-type="float" office:value="1448.49900332254" calcext:value-type="float">
            <text:p>1 448,5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661974.6</text:p>
          </table:table-cell>
          <table:table-cell office:value-type="string" calcext:value-type="string">
            <text:p>6868360.1</text:p>
          </table:table-cell>
          <table:table-cell office:value-type="float" office:value="10" calcext:value-type="float">
            <text:p>10,00</text:p>
          </table:table-cell>
          <table:table-cell office:value-type="float" office:value="1442.51983297423" calcext:value-type="float">
            <text:p>1 442,5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662702.01</text:p>
          </table:table-cell>
          <table:table-cell office:value-type="string" calcext:value-type="string">
            <text:p>6868255.7</text:p>
          </table:table-cell>
          <table:table-cell office:value-type="float" office:value="10" calcext:value-type="float">
            <text:p>10,00</text:p>
          </table:table-cell>
          <table:table-cell office:value-type="float" office:value="1421.42641168647" calcext:value-type="float">
            <text:p>1 421,4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662018.63</text:p>
          </table:table-cell>
          <table:table-cell office:value-type="string" calcext:value-type="string">
            <text:p>6868340.43</text:p>
          </table:table-cell>
          <table:table-cell office:value-type="float" office:value="10" calcext:value-type="float">
            <text:p>10,00</text:p>
          </table:table-cell>
          <table:table-cell office:value-type="float" office:value="1417.29418772753" calcext:value-type="float">
            <text:p>1 417,2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662685.47</text:p>
          </table:table-cell>
          <table:table-cell office:value-type="string" calcext:value-type="string">
            <text:p>6868251.89</text:p>
          </table:table-cell>
          <table:table-cell office:value-type="float" office:value="10" calcext:value-type="float">
            <text:p>10,00</text:p>
          </table:table-cell>
          <table:table-cell office:value-type="float" office:value="1411.90282658668" calcext:value-type="float">
            <text:p>1 411,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662016.29</text:p>
          </table:table-cell>
          <table:table-cell office:value-type="string" calcext:value-type="string">
            <text:p>6868319.84</text:p>
          </table:table-cell>
          <table:table-cell office:value-type="float" office:value="10" calcext:value-type="float">
            <text:p>10,00</text:p>
          </table:table-cell>
          <table:table-cell office:value-type="float" office:value="1397.11933355588" calcext:value-type="float">
            <text:p>1 397,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62011" calcext:value-type="float">
            <text:p>662011</text:p>
          </table:table-cell>
          <table:table-cell office:value-type="string" calcext:value-type="string">
            <text:p>6868300.43</text:p>
          </table:table-cell>
          <table:table-cell office:value-type="float" office:value="10" calcext:value-type="float">
            <text:p>10,00</text:p>
          </table:table-cell>
          <table:table-cell office:value-type="float" office:value="1378.49586106197" calcext:value-type="float">
            <text:p>1 378,5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662009.75</text:p>
          </table:table-cell>
          <table:table-cell office:value-type="string" calcext:value-type="string">
            <text:p>6868285.75</text:p>
          </table:table-cell>
          <table:table-cell office:value-type="float" office:value="10" calcext:value-type="float">
            <text:p>10,00</text:p>
          </table:table-cell>
          <table:table-cell office:value-type="float" office:value="1364.08786101074" calcext:value-type="float">
            <text:p>1 364,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662009.14</text:p>
          </table:table-cell>
          <table:table-cell office:value-type="string" calcext:value-type="string">
            <text:p>6868266.96</text:p>
          </table:table-cell>
          <table:table-cell office:value-type="float" office:value="10" calcext:value-type="float">
            <text:p>10,00</text:p>
          </table:table-cell>
          <table:table-cell office:value-type="float" office:value="1345.52842279135" calcext:value-type="float">
            <text:p>1 345,5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662471.18</text:p>
          </table:table-cell>
          <table:table-cell office:value-type="string" calcext:value-type="string">
            <text:p>6868241.54</text:p>
          </table:table-cell>
          <table:table-cell office:value-type="float" office:value="10" calcext:value-type="float">
            <text:p>10,00</text:p>
          </table:table-cell>
          <table:table-cell office:value-type="float" office:value="1340.36620446054" calcext:value-type="float">
            <text:p>1 340,3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662462.5</text:p>
          </table:table-cell>
          <table:table-cell office:value-type="string" calcext:value-type="string">
            <text:p>6868236.89</text:p>
          </table:table-cell>
          <table:table-cell office:value-type="float" office:value="10" calcext:value-type="float">
            <text:p>10,00</text:p>
          </table:table-cell>
          <table:table-cell office:value-type="float" office:value="1333.97603819626" calcext:value-type="float">
            <text:p>1 333,9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662003.43</text:p>
          </table:table-cell>
          <table:table-cell office:value-type="string" calcext:value-type="string">
            <text:p>6868248.51</text:p>
          </table:table-cell>
          <table:table-cell office:value-type="float" office:value="10" calcext:value-type="float">
            <text:p>10,00</text:p>
          </table:table-cell>
          <table:table-cell office:value-type="float" office:value="1327.99088471047" calcext:value-type="float">
            <text:p>1 327,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61778" calcext:value-type="float">
            <text:p>661778</text:p>
          </table:table-cell>
          <table:table-cell office:value-type="string" calcext:value-type="string">
            <text:p>6868182.7</text:p>
          </table:table-cell>
          <table:table-cell office:value-type="float" office:value="10" calcext:value-type="float">
            <text:p>10,00</text:p>
          </table:table-cell>
          <table:table-cell office:value-type="float" office:value="1313.86409158586" calcext:value-type="float">
            <text:p>1 313,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661755.75</text:p>
          </table:table-cell>
          <table:table-cell office:value-type="string" calcext:value-type="string">
            <text:p>6868175.02</text:p>
          </table:table-cell>
          <table:table-cell office:value-type="float" office:value="10" calcext:value-type="float">
            <text:p>10,00</text:p>
          </table:table-cell>
          <table:table-cell office:value-type="float" office:value="1313.61782089063" calcext:value-type="float">
            <text:p>1 313,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662001.63</text:p>
          </table:table-cell>
          <table:table-cell office:value-type="string" calcext:value-type="string">
            <text:p>6868228.17</text:p>
          </table:table-cell>
          <table:table-cell office:value-type="float" office:value="10" calcext:value-type="float">
            <text:p>10,00</text:p>
          </table:table-cell>
          <table:table-cell office:value-type="float" office:value="1308.085782146" calcext:value-type="float">
            <text:p>1 308,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661781.27</text:p>
          </table:table-cell>
          <table:table-cell office:value-type="string" calcext:value-type="string">
            <text:p>6868169.76</text:p>
          </table:table-cell>
          <table:table-cell office:value-type="float" office:value="10" calcext:value-type="float">
            <text:p>10,00</text:p>
          </table:table-cell>
          <table:table-cell office:value-type="float" office:value="1300.54527305284" calcext:value-type="float">
            <text:p>1 300,5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662002.5</text:p>
          </table:table-cell>
          <table:table-cell office:value-type="string" calcext:value-type="string">
            <text:p>6868208.39</text:p>
          </table:table-cell>
          <table:table-cell office:value-type="float" office:value="10" calcext:value-type="float">
            <text:p>10,00</text:p>
          </table:table-cell>
          <table:table-cell office:value-type="float" office:value="1288.37550037074" calcext:value-type="float">
            <text:p>1 288,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662409.2</text:p>
          </table:table-cell>
          <table:table-cell office:value-type="string" calcext:value-type="string">
            <text:p>6867966.8</text:p>
          </table:table-cell>
          <table:table-cell office:value-type="float" office:value="10" calcext:value-type="float">
            <text:p>10,00</text:p>
          </table:table-cell>
          <table:table-cell office:value-type="float" office:value="1058.70698351786" calcext:value-type="float">
            <text:p>1 058,7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662394.3</text:p>
          </table:table-cell>
          <table:table-cell office:value-type="string" calcext:value-type="string">
            <text:p>6867948.6</text:p>
          </table:table-cell>
          <table:table-cell office:value-type="float" office:value="10" calcext:value-type="float">
            <text:p>10,00</text:p>
          </table:table-cell>
          <table:table-cell office:value-type="float" office:value="1037.79127933411" calcext:value-type="float">
            <text:p>1 037,7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662379.4</text:p>
          </table:table-cell>
          <table:table-cell office:value-type="string" calcext:value-type="string">
            <text:p>6867930.4</text:p>
          </table:table-cell>
          <table:table-cell office:value-type="float" office:value="10" calcext:value-type="float">
            <text:p>10,00</text:p>
          </table:table-cell>
          <table:table-cell office:value-type="float" office:value="1016.98950294226" calcext:value-type="float">
            <text:p>1 016,9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661425.63</text:p>
          </table:table-cell>
          <table:table-cell office:value-type="string" calcext:value-type="string">
            <text:p>6866298.6</text:p>
          </table:table-cell>
          <table:table-cell office:value-type="float" office:value="10" calcext:value-type="float">
            <text:p>10,00</text:p>
          </table:table-cell>
          <table:table-cell office:value-type="float" office:value="987.453834444118" calcext:value-type="float">
            <text:p>987,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61441.3</text:p>
          </table:table-cell>
          <table:table-cell office:value-type="string" calcext:value-type="string">
            <text:p>6866289.48</text:p>
          </table:table-cell>
          <table:table-cell office:value-type="float" office:value="10" calcext:value-type="float">
            <text:p>10,00</text:p>
          </table:table-cell>
          <table:table-cell office:value-type="float" office:value="981.447770037238" calcext:value-type="float">
            <text:p>981,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661453.85</text:p>
          </table:table-cell>
          <table:table-cell office:value-type="string" calcext:value-type="string">
            <text:p>6866283.91</text:p>
          </table:table-cell>
          <table:table-cell office:value-type="float" office:value="10" calcext:value-type="float">
            <text:p>10,00</text:p>
          </table:table-cell>
          <table:table-cell office:value-type="float" office:value="975.699437610437" calcext:value-type="float">
            <text:p>975,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62349.6</text:p>
          </table:table-cell>
          <table:table-cell office:value-type="string" calcext:value-type="string">
            <text:p>6867893.9</text:p>
          </table:table-cell>
          <table:table-cell office:value-type="float" office:value="10" calcext:value-type="float">
            <text:p>10,00</text:p>
          </table:table-cell>
          <table:table-cell office:value-type="float" office:value="975.658311958434" calcext:value-type="float">
            <text:p>975,6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661463.27</text:p>
          </table:table-cell>
          <table:table-cell office:value-type="string" calcext:value-type="string">
            <text:p>6866280.31</text:p>
          </table:table-cell>
          <table:table-cell office:value-type="float" office:value="10" calcext:value-type="float">
            <text:p>10,00</text:p>
          </table:table-cell>
          <table:table-cell office:value-type="float" office:value="971.099545979759" calcext:value-type="float">
            <text:p>971,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61474.64</text:p>
          </table:table-cell>
          <table:table-cell office:value-type="string" calcext:value-type="string">
            <text:p>6866275.53</text:p>
          </table:table-cell>
          <table:table-cell office:value-type="float" office:value="10" calcext:value-type="float">
            <text:p>10,00</text:p>
          </table:table-cell>
          <table:table-cell office:value-type="float" office:value="965.954363969371" calcext:value-type="float">
            <text:p>965,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61485.81</text:p>
          </table:table-cell>
          <table:table-cell office:value-type="string" calcext:value-type="string">
            <text:p>6866269.18</text:p>
          </table:table-cell>
          <table:table-cell office:value-type="float" office:value="10" calcext:value-type="float">
            <text:p>10,00</text:p>
          </table:table-cell>
          <table:table-cell office:value-type="float" office:value="962.167203301865" calcext:value-type="float">
            <text:p>962,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62344.7</text:p>
          </table:table-cell>
          <table:table-cell office:value-type="string" calcext:value-type="string">
            <text:p>6867872.9</text:p>
          </table:table-cell>
          <table:table-cell office:value-type="float" office:value="10" calcext:value-type="float">
            <text:p>10,00</text:p>
          </table:table-cell>
          <table:table-cell office:value-type="float" office:value="954.128634480036" calcext:value-type="float">
            <text:p>954,1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661522.41</text:p>
          </table:table-cell>
          <table:table-cell office:value-type="string" calcext:value-type="string">
            <text:p>6866272.08</text:p>
          </table:table-cell>
          <table:table-cell office:value-type="float" office:value="10" calcext:value-type="float">
            <text:p>10,00</text:p>
          </table:table-cell>
          <table:table-cell office:value-type="float" office:value="933.949825301029" calcext:value-type="float">
            <text:p>933,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62327.97</text:p>
          </table:table-cell>
          <table:table-cell office:value-type="string" calcext:value-type="string">
            <text:p>6867847.74</text:p>
          </table:table-cell>
          <table:table-cell office:value-type="float" office:value="10" calcext:value-type="float">
            <text:p>10,00</text:p>
          </table:table-cell>
          <table:table-cell office:value-type="float" office:value="926.568612098619" calcext:value-type="float">
            <text:p>926,5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662307.2</text:p>
          </table:table-cell>
          <table:table-cell office:value-type="string" calcext:value-type="string">
            <text:p>6867842.5</text:p>
          </table:table-cell>
          <table:table-cell office:value-type="float" office:value="10" calcext:value-type="float">
            <text:p>10,00</text:p>
          </table:table-cell>
          <table:table-cell office:value-type="float" office:value="918.342117170008" calcext:value-type="float">
            <text:p>918,3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661531.93</text:p>
          </table:table-cell>
          <table:table-cell office:value-type="string" calcext:value-type="string">
            <text:p>6866284.95</text:p>
          </table:table-cell>
          <table:table-cell office:value-type="float" office:value="10" calcext:value-type="float">
            <text:p>10,00</text:p>
          </table:table-cell>
          <table:table-cell office:value-type="float" office:value="918.118394810902" calcext:value-type="float">
            <text:p>918,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62343.3</text:p>
          </table:table-cell>
          <table:table-cell office:value-type="string" calcext:value-type="string">
            <text:p>6867831.1</text:p>
          </table:table-cell>
          <table:table-cell office:value-type="float" office:value="10" calcext:value-type="float">
            <text:p>10,00</text:p>
          </table:table-cell>
          <table:table-cell office:value-type="float" office:value="912.714540105945" calcext:value-type="float">
            <text:p>912,7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662308.6</text:p>
          </table:table-cell>
          <table:table-cell office:value-type="string" calcext:value-type="string">
            <text:p>6867836.4</text:p>
          </table:table-cell>
          <table:table-cell office:value-type="float" office:value="10" calcext:value-type="float">
            <text:p>10,00</text:p>
          </table:table-cell>
          <table:table-cell office:value-type="float" office:value="912.491135922199" calcext:value-type="float">
            <text:p>912,4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661535.57</text:p>
          </table:table-cell>
          <table:table-cell office:value-type="string" calcext:value-type="string">
            <text:p>6866298.66</text:p>
          </table:table-cell>
          <table:table-cell office:value-type="float" office:value="10" calcext:value-type="float">
            <text:p>10,00</text:p>
          </table:table-cell>
          <table:table-cell office:value-type="float" office:value="905.892362880284" calcext:value-type="float">
            <text:p>905,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661542.32</text:p>
          </table:table-cell>
          <table:table-cell office:value-type="string" calcext:value-type="string">
            <text:p>6866308.42</text:p>
          </table:table-cell>
          <table:table-cell office:value-type="float" office:value="10" calcext:value-type="float">
            <text:p>10,00</text:p>
          </table:table-cell>
          <table:table-cell office:value-type="float" office:value="894.241793570464" calcext:value-type="float">
            <text:p>894,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61547.4</text:p>
          </table:table-cell>
          <table:table-cell office:value-type="string" calcext:value-type="string">
            <text:p>6866323.02</text:p>
          </table:table-cell>
          <table:table-cell office:value-type="float" office:value="10" calcext:value-type="float">
            <text:p>10,00</text:p>
          </table:table-cell>
          <table:table-cell office:value-type="float" office:value="880.437220855802" calcext:value-type="float">
            <text:p>880,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662355.31</text:p>
          </table:table-cell>
          <table:table-cell office:value-type="string" calcext:value-type="string">
            <text:p>6867790.32</text:p>
          </table:table-cell>
          <table:table-cell office:value-type="float" office:value="10" calcext:value-type="float">
            <text:p>10,00</text:p>
          </table:table-cell>
          <table:table-cell office:value-type="float" office:value="874.893410489496" calcext:value-type="float">
            <text:p>874,8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661656.44</text:p>
          </table:table-cell>
          <table:table-cell office:value-type="string" calcext:value-type="string">
            <text:p>6866251.52</text:p>
          </table:table-cell>
          <table:table-cell office:value-type="float" office:value="10" calcext:value-type="float">
            <text:p>10,00</text:p>
          </table:table-cell>
          <table:table-cell office:value-type="float" office:value="860.733948990461" calcext:value-type="float">
            <text:p>860,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662498.88</text:p>
          </table:table-cell>
          <table:table-cell office:value-type="string" calcext:value-type="string">
            <text:p>6866319.9</text:p>
          </table:table-cell>
          <table:table-cell office:value-type="float" office:value="10" calcext:value-type="float">
            <text:p>10,00</text:p>
          </table:table-cell>
          <table:table-cell office:value-type="float" office:value="689.756797372675" calcext:value-type="float">
            <text:p>689,7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662484.73</text:p>
          </table:table-cell>
          <table:table-cell office:value-type="string" calcext:value-type="string">
            <text:p>6866321.56</text:p>
          </table:table-cell>
          <table:table-cell office:value-type="float" office:value="10" calcext:value-type="float">
            <text:p>10,00</text:p>
          </table:table-cell>
          <table:table-cell office:value-type="float" office:value="681.891757884237" calcext:value-type="float">
            <text:p>681,8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662469.78</text:p>
          </table:table-cell>
          <table:table-cell office:value-type="string" calcext:value-type="string">
            <text:p>6866321.66</text:p>
          </table:table-cell>
          <table:table-cell office:value-type="float" office:value="10" calcext:value-type="float">
            <text:p>10,00</text:p>
          </table:table-cell>
          <table:table-cell office:value-type="float" office:value="675.306086653395" calcext:value-type="float">
            <text:p>675,3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662461.17</text:p>
          </table:table-cell>
          <table:table-cell office:value-type="string" calcext:value-type="string">
            <text:p>6866327.99</text:p>
          </table:table-cell>
          <table:table-cell office:value-type="float" office:value="10" calcext:value-type="float">
            <text:p>10,00</text:p>
          </table:table-cell>
          <table:table-cell office:value-type="float" office:value="665.932909665302" calcext:value-type="float">
            <text:p>665,9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662451.34</text:p>
          </table:table-cell>
          <table:table-cell office:value-type="string" calcext:value-type="string">
            <text:p>6866328.05</text:p>
          </table:table-cell>
          <table:table-cell office:value-type="float" office:value="10" calcext:value-type="float">
            <text:p>10,00</text:p>
          </table:table-cell>
          <table:table-cell office:value-type="float" office:value="661.823516723044" calcext:value-type="float">
            <text:p>661,8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662824.7</text:p>
          </table:table-cell>
          <table:table-cell office:value-type="string" calcext:value-type="string">
            <text:p>6867078.6</text:p>
          </table:table-cell>
          <table:table-cell office:value-type="float" office:value="10" calcext:value-type="float">
            <text:p>10,00</text:p>
          </table:table-cell>
          <table:table-cell office:value-type="float" office:value="658.647738106122" calcext:value-type="float">
            <text:p>658,6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662818.6</text:p>
          </table:table-cell>
          <table:table-cell office:value-type="string" calcext:value-type="string">
            <text:p>6867066.8</text:p>
          </table:table-cell>
          <table:table-cell office:value-type="float" office:value="10" calcext:value-type="float">
            <text:p>10,00</text:p>
          </table:table-cell>
          <table:table-cell office:value-type="float" office:value="650.164535000445" calcext:value-type="float">
            <text:p>650,1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662812.6</text:p>
          </table:table-cell>
          <table:table-cell office:value-type="float" office:value="6867055" calcext:value-type="float">
            <text:p>6867055</text:p>
          </table:table-cell>
          <table:table-cell office:value-type="float" office:value="10" calcext:value-type="float">
            <text:p>10,00</text:p>
          </table:table-cell>
          <table:table-cell office:value-type="float" office:value="641.942357380827" calcext:value-type="float">
            <text:p>641,9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662806.5</text:p>
          </table:table-cell>
          <table:table-cell office:value-type="string" calcext:value-type="string">
            <text:p>6867043.2</text:p>
          </table:table-cell>
          <table:table-cell office:value-type="float" office:value="10" calcext:value-type="float">
            <text:p>10,00</text:p>
          </table:table-cell>
          <table:table-cell office:value-type="float" office:value="633.79156751637" calcext:value-type="float">
            <text:p>633,7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662800.5</text:p>
          </table:table-cell>
          <table:table-cell office:value-type="string" calcext:value-type="string">
            <text:p>6867031.4</text:p>
          </table:table-cell>
          <table:table-cell office:value-type="float" office:value="10" calcext:value-type="float">
            <text:p>10,00</text:p>
          </table:table-cell>
          <table:table-cell office:value-type="float" office:value="625.915393408119" calcext:value-type="float">
            <text:p>625,9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662742.9</text:p>
          </table:table-cell>
          <table:table-cell office:value-type="string" calcext:value-type="string">
            <text:p>6867201.1</text:p>
          </table:table-cell>
          <table:table-cell office:value-type="float" office:value="10" calcext:value-type="float">
            <text:p>10,00</text:p>
          </table:table-cell>
          <table:table-cell office:value-type="float" office:value="621.427932723445" calcext:value-type="float">
            <text:p>621,4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662735.6</text:p>
          </table:table-cell>
          <table:table-cell office:value-type="string" calcext:value-type="string">
            <text:p>6867183.3</text:p>
          </table:table-cell>
          <table:table-cell office:value-type="float" office:value="10" calcext:value-type="float">
            <text:p>10,00</text:p>
          </table:table-cell>
          <table:table-cell office:value-type="float" office:value="607.292399703724" calcext:value-type="float">
            <text:p>607,2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662728.3</text:p>
          </table:table-cell>
          <table:table-cell office:value-type="string" calcext:value-type="string">
            <text:p>6867165.5</text:p>
          </table:table-cell>
          <table:table-cell office:value-type="float" office:value="10" calcext:value-type="float">
            <text:p>10,00</text:p>
          </table:table-cell>
          <table:table-cell office:value-type="float" office:value="593.44402190633" calcext:value-type="float">
            <text:p>593,4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62721" calcext:value-type="float">
            <text:p>662721</text:p>
          </table:table-cell>
          <table:table-cell office:value-type="string" calcext:value-type="string">
            <text:p>6867147.8</text:p>
          </table:table-cell>
          <table:table-cell office:value-type="float" office:value="10" calcext:value-type="float">
            <text:p>10,00</text:p>
          </table:table-cell>
          <table:table-cell office:value-type="float" office:value="579.940453814345" calcext:value-type="float">
            <text:p>579,9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662713.7</text:p>
          </table:table-cell>
          <table:table-cell office:value-type="float" office:value="6867130" calcext:value-type="float">
            <text:p>6867130</text:p>
          </table:table-cell>
          <table:table-cell office:value-type="float" office:value="10" calcext:value-type="float">
            <text:p>10,00</text:p>
          </table:table-cell>
          <table:table-cell office:value-type="float" office:value="566.727314594585" calcext:value-type="float">
            <text:p>566,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662706.4</text:p>
          </table:table-cell>
          <table:table-cell office:value-type="string" calcext:value-type="string">
            <text:p>6867112.3</text:p>
          </table:table-cell>
          <table:table-cell office:value-type="float" office:value="10" calcext:value-type="float">
            <text:p>10,00</text:p>
          </table:table-cell>
          <table:table-cell office:value-type="float" office:value="553.899848517174" calcext:value-type="float">
            <text:p>553,9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662713.2</text:p>
          </table:table-cell>
          <table:table-cell office:value-type="string" calcext:value-type="string">
            <text:p>6866806.5</text:p>
          </table:table-cell>
          <table:table-cell office:value-type="float" office:value="10" calcext:value-type="float">
            <text:p>10,00</text:p>
          </table:table-cell>
          <table:table-cell office:value-type="float" office:value="545.589983654649" calcext:value-type="float">
            <text:p>545,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662688.4</text:p>
          </table:table-cell>
          <table:table-cell office:value-type="string" calcext:value-type="string">
            <text:p>6866729.1</text:p>
          </table:table-cell>
          <table:table-cell office:value-type="float" office:value="10" calcext:value-type="float">
            <text:p>10,00</text:p>
          </table:table-cell>
          <table:table-cell office:value-type="float" office:value="545.427195178518" calcext:value-type="float">
            <text:p>545,4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62692" calcext:value-type="float">
            <text:p>662692</text:p>
          </table:table-cell>
          <table:table-cell office:value-type="string" calcext:value-type="string">
            <text:p>6866739.9</text:p>
          </table:table-cell>
          <table:table-cell office:value-type="float" office:value="10" calcext:value-type="float">
            <text:p>10,00</text:p>
          </table:table-cell>
          <table:table-cell office:value-type="float" office:value="544.852790412925" calcext:value-type="float">
            <text:p>544,8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662707.1</text:p>
          </table:table-cell>
          <table:table-cell office:value-type="string" calcext:value-type="string">
            <text:p>6866787.1</text:p>
          </table:table-cell>
          <table:table-cell office:value-type="float" office:value="10" calcext:value-type="float">
            <text:p>10,00</text:p>
          </table:table-cell>
          <table:table-cell office:value-type="float" office:value="544.522500166475" calcext:value-type="float">
            <text:p>544,5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662701.1</text:p>
          </table:table-cell>
          <table:table-cell office:value-type="string" calcext:value-type="string">
            <text:p>6866767.7</text:p>
          </table:table-cell>
          <table:table-cell office:value-type="float" office:value="10" calcext:value-type="float">
            <text:p>10,00</text:p>
          </table:table-cell>
          <table:table-cell office:value-type="float" office:value="544.308804275914" calcext:value-type="float">
            <text:p>544,3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662699.1</text:p>
          </table:table-cell>
          <table:table-cell office:value-type="string" calcext:value-type="string">
            <text:p>6867094.5</text:p>
          </table:table-cell>
          <table:table-cell office:value-type="float" office:value="10" calcext:value-type="float">
            <text:p>10,00</text:p>
          </table:table-cell>
          <table:table-cell office:value-type="float" office:value="541.415859682966" calcext:value-type="float">
            <text:p>541,4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662451.2</text:p>
          </table:table-cell>
          <table:table-cell office:value-type="string" calcext:value-type="string">
            <text:p>6866480.7</text:p>
          </table:table-cell>
          <table:table-cell office:value-type="float" office:value="10" calcext:value-type="float">
            <text:p>10,00</text:p>
          </table:table-cell>
          <table:table-cell office:value-type="float" office:value="525.929155142968" calcext:value-type="float">
            <text:p>525,9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62689" calcext:value-type="float">
            <text:p>662689</text:p>
          </table:table-cell>
          <table:table-cell office:value-type="string" calcext:value-type="string">
            <text:p>6866832.4</text:p>
          </table:table-cell>
          <table:table-cell office:value-type="float" office:value="10" calcext:value-type="float">
            <text:p>10,00</text:p>
          </table:table-cell>
          <table:table-cell office:value-type="float" office:value="516.423466691045" calcext:value-type="float">
            <text:p>516,4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662428.34</text:p>
          </table:table-cell>
          <table:table-cell office:value-type="string" calcext:value-type="string">
            <text:p>6866481.19</text:p>
          </table:table-cell>
          <table:table-cell office:value-type="float" office:value="10" calcext:value-type="float">
            <text:p>10,00</text:p>
          </table:table-cell>
          <table:table-cell office:value-type="float" office:value="514.191118712796" calcext:value-type="float">
            <text:p>514,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662414.21</text:p>
          </table:table-cell>
          <table:table-cell office:value-type="string" calcext:value-type="string">
            <text:p>6866485.21</text:p>
          </table:table-cell>
          <table:table-cell office:value-type="float" office:value="10" calcext:value-type="float">
            <text:p>10,00</text:p>
          </table:table-cell>
          <table:table-cell office:value-type="float" office:value="504.011560501293" calcext:value-type="float">
            <text:p>504,0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662399.82</text:p>
          </table:table-cell>
          <table:table-cell office:value-type="string" calcext:value-type="string">
            <text:p>6866487.92</text:p>
          </table:table-cell>
          <table:table-cell office:value-type="float" office:value="10" calcext:value-type="float">
            <text:p>10,00</text:p>
          </table:table-cell>
          <table:table-cell office:value-type="float" office:value="495.121467840123" calcext:value-type="float">
            <text:p>495,1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662218.15</text:p>
          </table:table-cell>
          <table:table-cell office:value-type="string" calcext:value-type="string">
            <text:p>6867420.51</text:p>
          </table:table-cell>
          <table:table-cell office:value-type="float" office:value="10" calcext:value-type="float">
            <text:p>10,00</text:p>
          </table:table-cell>
          <table:table-cell office:value-type="float" office:value="489.113948519211" calcext:value-type="float">
            <text:p>489,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661962.44</text:p>
          </table:table-cell>
          <table:table-cell office:value-type="string" calcext:value-type="string">
            <text:p>6867366.81</text:p>
          </table:table-cell>
          <table:table-cell office:value-type="float" office:value="10" calcext:value-type="float">
            <text:p>10,00</text:p>
          </table:table-cell>
          <table:table-cell office:value-type="float" office:value="486.68510717419" calcext:value-type="float">
            <text:p>486,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662111.29</text:p>
          </table:table-cell>
          <table:table-cell office:value-type="string" calcext:value-type="string">
            <text:p>6867411.42</text:p>
          </table:table-cell>
          <table:table-cell office:value-type="float" office:value="10" calcext:value-type="float">
            <text:p>10,00</text:p>
          </table:table-cell>
          <table:table-cell office:value-type="float" office:value="483.980750969844" calcext:value-type="float">
            <text:p>483,9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661976.57</text:p>
          </table:table-cell>
          <table:table-cell office:value-type="string" calcext:value-type="string">
            <text:p>6867362.8</text:p>
          </table:table-cell>
          <table:table-cell office:value-type="float" office:value="10" calcext:value-type="float">
            <text:p>10,00</text:p>
          </table:table-cell>
          <table:table-cell office:value-type="float" office:value="476.841479302093" calcext:value-type="float">
            <text:p>476,8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662198.6</text:p>
          </table:table-cell>
          <table:table-cell office:value-type="string" calcext:value-type="string">
            <text:p>6867408.3</text:p>
          </table:table-cell>
          <table:table-cell office:value-type="float" office:value="10" calcext:value-type="float">
            <text:p>10,00</text:p>
          </table:table-cell>
          <table:table-cell office:value-type="float" office:value="475.87272622321" calcext:value-type="float">
            <text:p>475,8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661804.5</text:p>
          </table:table-cell>
          <table:table-cell office:value-type="string" calcext:value-type="string">
            <text:p>6866643.9</text:p>
          </table:table-cell>
          <table:table-cell office:value-type="float" office:value="10" calcext:value-type="float">
            <text:p>10,00</text:p>
          </table:table-cell>
          <table:table-cell office:value-type="float" office:value="475.722452485094" calcext:value-type="float">
            <text:p>475,7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662107.94</text:p>
          </table:table-cell>
          <table:table-cell office:value-type="string" calcext:value-type="string">
            <text:p>6867397.03</text:p>
          </table:table-cell>
          <table:table-cell office:value-type="float" office:value="10" calcext:value-type="float">
            <text:p>10,00</text:p>
          </table:table-cell>
          <table:table-cell office:value-type="float" office:value="470.27020216592" calcext:value-type="float">
            <text:p>470,2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662245.1</text:p>
          </table:table-cell>
          <table:table-cell office:value-type="string" calcext:value-type="string">
            <text:p>6867392.11</text:p>
          </table:table-cell>
          <table:table-cell office:value-type="float" office:value="10" calcext:value-type="float">
            <text:p>10,00</text:p>
          </table:table-cell>
          <table:table-cell office:value-type="float" office:value="463.659474073488" calcext:value-type="float">
            <text:p>463,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662001.31</text:p>
          </table:table-cell>
          <table:table-cell office:value-type="string" calcext:value-type="string">
            <text:p>6867357.93</text:p>
          </table:table-cell>
          <table:table-cell office:value-type="float" office:value="10" calcext:value-type="float">
            <text:p>10,00</text:p>
          </table:table-cell>
          <table:table-cell office:value-type="float" office:value="462.207169514403" calcext:value-type="float">
            <text:p>462,2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662181.7</text:p>
          </table:table-cell>
          <table:table-cell office:value-type="string" calcext:value-type="string">
            <text:p>6867394.9</text:p>
          </table:table-cell>
          <table:table-cell office:value-type="float" office:value="10" calcext:value-type="float">
            <text:p>10,00</text:p>
          </table:table-cell>
          <table:table-cell office:value-type="float" office:value="462.19845667024" calcext:value-type="float">
            <text:p>462,2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662157.97</text:p>
          </table:table-cell>
          <table:table-cell office:value-type="string" calcext:value-type="string">
            <text:p>6867391.06</text:p>
          </table:table-cell>
          <table:table-cell office:value-type="float" office:value="10" calcext:value-type="float">
            <text:p>10,00</text:p>
          </table:table-cell>
          <table:table-cell office:value-type="float" office:value="459.011275377042" calcext:value-type="float">
            <text:p>459,0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662018.19</text:p>
          </table:table-cell>
          <table:table-cell office:value-type="string" calcext:value-type="string">
            <text:p>6867353.9</text:p>
          </table:table-cell>
          <table:table-cell office:value-type="float" office:value="10" calcext:value-type="float">
            <text:p>10,00</text:p>
          </table:table-cell>
          <table:table-cell office:value-type="float" office:value="452.09812102962" calcext:value-type="float">
            <text:p>452,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662095.87</text:p>
          </table:table-cell>
          <table:table-cell office:value-type="string" calcext:value-type="string">
            <text:p>6867375.94</text:p>
          </table:table-cell>
          <table:table-cell office:value-type="float" office:value="10" calcext:value-type="float">
            <text:p>10,00</text:p>
          </table:table-cell>
          <table:table-cell office:value-type="float" office:value="451.615949433945" calcext:value-type="float">
            <text:p>451,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662255.23</text:p>
          </table:table-cell>
          <table:table-cell office:value-type="string" calcext:value-type="string">
            <text:p>6867377.92</text:p>
          </table:table-cell>
          <table:table-cell office:value-type="float" office:value="10" calcext:value-type="float">
            <text:p>10,00</text:p>
          </table:table-cell>
          <table:table-cell office:value-type="float" office:value="451.125855157461" calcext:value-type="float">
            <text:p>451,1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662169.54</text:p>
          </table:table-cell>
          <table:table-cell office:value-type="string" calcext:value-type="string">
            <text:p>6867377.4</text:p>
          </table:table-cell>
          <table:table-cell office:value-type="float" office:value="10" calcext:value-type="float">
            <text:p>10,00</text:p>
          </table:table-cell>
          <table:table-cell office:value-type="float" office:value="444.884167067494" calcext:value-type="float">
            <text:p>444,8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662619.5</text:p>
          </table:table-cell>
          <table:table-cell office:value-type="string" calcext:value-type="string">
            <text:p>6866865.8</text:p>
          </table:table-cell>
          <table:table-cell office:value-type="float" office:value="10" calcext:value-type="float">
            <text:p>10,00</text:p>
          </table:table-cell>
          <table:table-cell office:value-type="float" office:value="442.172320014707" calcext:value-type="float">
            <text:p>442,1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662266.72</text:p>
          </table:table-cell>
          <table:table-cell office:value-type="string" calcext:value-type="string">
            <text:p>6867363.68</text:p>
          </table:table-cell>
          <table:table-cell office:value-type="float" office:value="10" calcext:value-type="float">
            <text:p>10,00</text:p>
          </table:table-cell>
          <table:table-cell office:value-type="float" office:value="439.13696667596" calcext:value-type="float">
            <text:p>439,1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662606.8</text:p>
          </table:table-cell>
          <table:table-cell office:value-type="string" calcext:value-type="string">
            <text:p>6866833.1</text:p>
          </table:table-cell>
          <table:table-cell office:value-type="float" office:value="10" calcext:value-type="float">
            <text:p>10,00</text:p>
          </table:table-cell>
          <table:table-cell office:value-type="float" office:value="435.916134521906" calcext:value-type="float">
            <text:p>435,9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661841.9</text:p>
          </table:table-cell>
          <table:table-cell office:value-type="string" calcext:value-type="string">
            <text:p>6866661.9</text:p>
          </table:table-cell>
          <table:table-cell office:value-type="float" office:value="10" calcext:value-type="float">
            <text:p>10,00</text:p>
          </table:table-cell>
          <table:table-cell office:value-type="float" office:value="435.154834727892" calcext:value-type="float">
            <text:p>435,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662610.2</text:p>
          </table:table-cell>
          <table:table-cell office:value-type="string" calcext:value-type="string">
            <text:p>6866878.5</text:p>
          </table:table-cell>
          <table:table-cell office:value-type="float" office:value="10" calcext:value-type="float">
            <text:p>10,00</text:p>
          </table:table-cell>
          <table:table-cell office:value-type="float" office:value="431.200087547681" calcext:value-type="float">
            <text:p>431,2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662281.94</text:p>
          </table:table-cell>
          <table:table-cell office:value-type="string" calcext:value-type="string">
            <text:p>6867346.33</text:p>
          </table:table-cell>
          <table:table-cell office:value-type="float" office:value="10" calcext:value-type="float">
            <text:p>10,00</text:p>
          </table:table-cell>
          <table:table-cell office:value-type="float" office:value="425.421486633681" calcext:value-type="float">
            <text:p>425,4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662168.22</text:p>
          </table:table-cell>
          <table:table-cell office:value-type="string" calcext:value-type="string">
            <text:p>6867356.63</text:p>
          </table:table-cell>
          <table:table-cell office:value-type="float" office:value="10" calcext:value-type="float">
            <text:p>10,00</text:p>
          </table:table-cell>
          <table:table-cell office:value-type="float" office:value="424.164123416546" calcext:value-type="float">
            <text:p>424,1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662302.2</text:p>
          </table:table-cell>
          <table:table-cell office:value-type="float" office:value="6867321" calcext:value-type="float">
            <text:p>6867321</text:p>
          </table:table-cell>
          <table:table-cell office:value-type="float" office:value="10" calcext:value-type="float">
            <text:p>10,00</text:p>
          </table:table-cell>
          <table:table-cell office:value-type="float" office:value="406.339267716398" calcext:value-type="float">
            <text:p>406,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662165.34</text:p>
          </table:table-cell>
          <table:table-cell office:value-type="string" calcext:value-type="string">
            <text:p>6867337.44</text:p>
          </table:table-cell>
          <table:table-cell office:value-type="float" office:value="10" calcext:value-type="float">
            <text:p>10,00</text:p>
          </table:table-cell>
          <table:table-cell office:value-type="float" office:value="405.095556795224" calcext:value-type="float">
            <text:p>405,1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662307.1</text:p>
          </table:table-cell>
          <table:table-cell office:value-type="string" calcext:value-type="string">
            <text:p>6867314.9</text:p>
          </table:table-cell>
          <table:table-cell office:value-type="float" office:value="10" calcext:value-type="float">
            <text:p>10,00</text:p>
          </table:table-cell>
          <table:table-cell office:value-type="float" office:value="402.006186733673" calcext:value-type="float">
            <text:p>402,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662582.06</text:p>
          </table:table-cell>
          <table:table-cell office:value-type="string" calcext:value-type="string">
            <text:p>6866893.68</text:p>
          </table:table-cell>
          <table:table-cell office:value-type="float" office:value="10" calcext:value-type="float">
            <text:p>10,00</text:p>
          </table:table-cell>
          <table:table-cell office:value-type="float" office:value="401.537184408384" calcext:value-type="float">
            <text:p>401,5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662163.68</text:p>
          </table:table-cell>
          <table:table-cell office:value-type="string" calcext:value-type="string">
            <text:p>6867323.33</text:p>
          </table:table-cell>
          <table:table-cell office:value-type="float" office:value="10" calcext:value-type="float">
            <text:p>10,00</text:p>
          </table:table-cell>
          <table:table-cell office:value-type="float" office:value="391.073798192448" calcext:value-type="float">
            <text:p>391,0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662243.46</text:p>
          </table:table-cell>
          <table:table-cell office:value-type="string" calcext:value-type="string">
            <text:p>6867315.75</text:p>
          </table:table-cell>
          <table:table-cell office:value-type="float" office:value="10" calcext:value-type="float">
            <text:p>10,00</text:p>
          </table:table-cell>
          <table:table-cell office:value-type="float" office:value="387.870098107478" calcext:value-type="float">
            <text:p>387,8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662564.2</text:p>
          </table:table-cell>
          <table:table-cell office:value-type="string" calcext:value-type="string">
            <text:p>6866898.89</text:p>
          </table:table-cell>
          <table:table-cell office:value-type="float" office:value="10" calcext:value-type="float">
            <text:p>10,00</text:p>
          </table:table-cell>
          <table:table-cell office:value-type="float" office:value="383.269226311838" calcext:value-type="float">
            <text:p>383,2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662224.56</text:p>
          </table:table-cell>
          <table:table-cell office:value-type="string" calcext:value-type="string">
            <text:p>6867311.96</text:p>
          </table:table-cell>
          <table:table-cell office:value-type="float" office:value="10" calcext:value-type="float">
            <text:p>10,00</text:p>
          </table:table-cell>
          <table:table-cell office:value-type="float" office:value="381.582124113379" calcext:value-type="float">
            <text:p>381,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662204.12</text:p>
          </table:table-cell>
          <table:table-cell office:value-type="string" calcext:value-type="string">
            <text:p>6867313.66</text:p>
          </table:table-cell>
          <table:table-cell office:value-type="float" office:value="10" calcext:value-type="float">
            <text:p>10,00</text:p>
          </table:table-cell>
          <table:table-cell office:value-type="float" office:value="381.567536694733" calcext:value-type="float">
            <text:p>381,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662556.1</text:p>
          </table:table-cell>
          <table:table-cell office:value-type="string" calcext:value-type="string">
            <text:p>6866896.7</text:p>
          </table:table-cell>
          <table:table-cell office:value-type="float" office:value="10" calcext:value-type="float">
            <text:p>10,00</text:p>
          </table:table-cell>
          <table:table-cell office:value-type="float" office:value="375.404879058886" calcext:value-type="float">
            <text:p>375,4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62162" calcext:value-type="float">
            <text:p>662162</text:p>
          </table:table-cell>
          <table:table-cell office:value-type="string" calcext:value-type="string">
            <text:p>6867306.87</text:p>
          </table:table-cell>
          <table:table-cell office:value-type="float" office:value="10" calcext:value-type="float">
            <text:p>10,00</text:p>
          </table:table-cell>
          <table:table-cell office:value-type="float" office:value="374.720405654177" calcext:value-type="float">
            <text:p>374,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662504.3</text:p>
          </table:table-cell>
          <table:table-cell office:value-type="string" calcext:value-type="string">
            <text:p>6866741.4</text:p>
          </table:table-cell>
          <table:table-cell office:value-type="float" office:value="10" calcext:value-type="float">
            <text:p>10,00</text:p>
          </table:table-cell>
          <table:table-cell office:value-type="float" office:value="374.450976657049" calcext:value-type="float">
            <text:p>374,4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662516.2</text:p>
          </table:table-cell>
          <table:table-cell office:value-type="string" calcext:value-type="string">
            <text:p>6866770.7</text:p>
          </table:table-cell>
          <table:table-cell office:value-type="float" office:value="10" calcext:value-type="float">
            <text:p>10,00</text:p>
          </table:table-cell>
          <table:table-cell office:value-type="float" office:value="371.026685712967" calcext:value-type="float">
            <text:p>371,0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662528.1</text:p>
          </table:table-cell>
          <table:table-cell office:value-type="float" office:value="6866800" calcext:value-type="float">
            <text:p>6866800</text:p>
          </table:table-cell>
          <table:table-cell office:value-type="float" office:value="10" calcext:value-type="float">
            <text:p>10,00</text:p>
          </table:table-cell>
          <table:table-cell office:value-type="float" office:value="370.281744734437" calcext:value-type="float">
            <text:p>370,2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662546.4</text:p>
          </table:table-cell>
          <table:table-cell office:value-type="string" calcext:value-type="string">
            <text:p>6866871.6</text:p>
          </table:table-cell>
          <table:table-cell office:value-type="float" office:value="10" calcext:value-type="float">
            <text:p>10,00</text:p>
          </table:table-cell>
          <table:table-cell office:value-type="float" office:value="369.069871045642" calcext:value-type="float">
            <text:p>369,0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662532.8</text:p>
          </table:table-cell>
          <table:table-cell office:value-type="string" calcext:value-type="string">
            <text:p>6866835.8</text:p>
          </table:table-cell>
          <table:table-cell office:value-type="float" office:value="10" calcext:value-type="float">
            <text:p>10,00</text:p>
          </table:table-cell>
          <table:table-cell office:value-type="float" office:value="363.533597163146" calcext:value-type="float">
            <text:p>363,5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662319.5</text:p>
          </table:table-cell>
          <table:table-cell office:value-type="float" office:value="6867260" calcext:value-type="float">
            <text:p>6867260</text:p>
          </table:table-cell>
          <table:table-cell office:value-type="float" office:value="10" calcext:value-type="float">
            <text:p>10,00</text:p>
          </table:table-cell>
          <table:table-cell office:value-type="float" office:value="354.825431652893" calcext:value-type="float">
            <text:p>354,8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662419.2</text:p>
          </table:table-cell>
          <table:table-cell office:value-type="string" calcext:value-type="string">
            <text:p>6867145.6</text:p>
          </table:table-cell>
          <table:table-cell office:value-type="float" office:value="10" calcext:value-type="float">
            <text:p>10,00</text:p>
          </table:table-cell>
          <table:table-cell office:value-type="float" office:value="318.391873378787" calcext:value-type="float">
            <text:p>318,3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662282.5</text:p>
          </table:table-cell>
          <table:table-cell office:value-type="string" calcext:value-type="string">
            <text:p>6867220.7</text:p>
          </table:table-cell>
          <table:table-cell office:value-type="float" office:value="10" calcext:value-type="float">
            <text:p>10,00</text:p>
          </table:table-cell>
          <table:table-cell office:value-type="float" office:value="304.869825394182" calcext:value-type="float">
            <text:p>304,8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662423.4</text:p>
          </table:table-cell>
          <table:table-cell office:value-type="float" office:value="6867114" calcext:value-type="float">
            <text:p>6867114</text:p>
          </table:table-cell>
          <table:table-cell office:value-type="float" office:value="10" calcext:value-type="float">
            <text:p>10,00</text:p>
          </table:table-cell>
          <table:table-cell office:value-type="float" office:value="301.535558936562" calcext:value-type="float">
            <text:p>301,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662281.3</text:p>
          </table:table-cell>
          <table:table-cell office:value-type="float" office:value="6867214" calcext:value-type="float">
            <text:p>6867214</text:p>
          </table:table-cell>
          <table:table-cell office:value-type="float" office:value="10" calcext:value-type="float">
            <text:p>10,00</text:p>
          </table:table-cell>
          <table:table-cell office:value-type="float" office:value="298.148495661592" calcext:value-type="float">
            <text:p>298,1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662089.24</text:p>
          </table:table-cell>
          <table:table-cell office:value-type="string" calcext:value-type="string">
            <text:p>6867195.77</text:p>
          </table:table-cell>
          <table:table-cell office:value-type="float" office:value="10" calcext:value-type="float">
            <text:p>10,00</text:p>
          </table:table-cell>
          <table:table-cell office:value-type="float" office:value="279.083844723879" calcext:value-type="float">
            <text:p>279,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662265.4</text:p>
          </table:table-cell>
          <table:table-cell office:value-type="string" calcext:value-type="string">
            <text:p>6867197.4</text:p>
          </table:table-cell>
          <table:table-cell office:value-type="float" office:value="10" calcext:value-type="float">
            <text:p>10,00</text:p>
          </table:table-cell>
          <table:table-cell office:value-type="float" office:value="277.376936659692" calcext:value-type="float">
            <text:p>277,3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662408.4</text:p>
          </table:table-cell>
          <table:table-cell office:value-type="string" calcext:value-type="string">
            <text:p>6867081.4</text:p>
          </table:table-cell>
          <table:table-cell office:value-type="float" office:value="10" calcext:value-type="float">
            <text:p>10,00</text:p>
          </table:table-cell>
          <table:table-cell office:value-type="float" office:value="270.484991384099" calcext:value-type="float">
            <text:p>270,4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662252.5</text:p>
          </table:table-cell>
          <table:table-cell office:value-type="string" calcext:value-type="string">
            <text:p>6867184.4</text:p>
          </table:table-cell>
          <table:table-cell office:value-type="float" office:value="10" calcext:value-type="float">
            <text:p>10,00</text:p>
          </table:table-cell>
          <table:table-cell office:value-type="float" office:value="261.248736474726" calcext:value-type="float">
            <text:p>261,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662401.4</text:p>
          </table:table-cell>
          <table:table-cell office:value-type="string" calcext:value-type="string">
            <text:p>6866801.9</text:p>
          </table:table-cell>
          <table:table-cell office:value-type="float" office:value="10" calcext:value-type="float">
            <text:p>10,00</text:p>
          </table:table-cell>
          <table:table-cell office:value-type="float" office:value="255.076253670368" calcext:value-type="float">
            <text:p>255,0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662398.5</text:p>
          </table:table-cell>
          <table:table-cell office:value-type="float" office:value="6867066" calcext:value-type="float">
            <text:p>6867066</text:p>
          </table:table-cell>
          <table:table-cell office:value-type="float" office:value="10" calcext:value-type="float">
            <text:p>10,00</text:p>
          </table:table-cell>
          <table:table-cell office:value-type="float" office:value="253.857220499424" calcext:value-type="float">
            <text:p>253,8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662409.5</text:p>
          </table:table-cell>
          <table:table-cell office:value-type="string" calcext:value-type="string">
            <text:p>6866825.4</text:p>
          </table:table-cell>
          <table:table-cell office:value-type="float" office:value="10" calcext:value-type="float">
            <text:p>10,00</text:p>
          </table:table-cell>
          <table:table-cell office:value-type="float" office:value="251.155401352817" calcext:value-type="float">
            <text:p>251,1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662314.1</text:p>
          </table:table-cell>
          <table:table-cell office:value-type="string" calcext:value-type="string">
            <text:p>6867134.9</text:p>
          </table:table-cell>
          <table:table-cell office:value-type="float" office:value="10" calcext:value-type="float">
            <text:p>10,00</text:p>
          </table:table-cell>
          <table:table-cell office:value-type="float" office:value="241.265036529085" calcext:value-type="float">
            <text:p>241,2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662390.8</text:p>
          </table:table-cell>
          <table:table-cell office:value-type="string" calcext:value-type="string">
            <text:p>6867022.8</text:p>
          </table:table-cell>
          <table:table-cell office:value-type="float" office:value="10" calcext:value-type="float">
            <text:p>10,00</text:p>
          </table:table-cell>
          <table:table-cell office:value-type="float" office:value="226.993478065398" calcext:value-type="float">
            <text:p>226,9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662392.5</text:p>
          </table:table-cell>
          <table:table-cell office:value-type="string" calcext:value-type="string">
            <text:p>6867013.6</text:p>
          </table:table-cell>
          <table:table-cell office:value-type="float" office:value="10" calcext:value-type="float">
            <text:p>10,00</text:p>
          </table:table-cell>
          <table:table-cell office:value-type="float" office:value="225.088054262526" calcext:value-type="float">
            <text:p>225,0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662295.1</text:p>
          </table:table-cell>
          <table:table-cell office:value-type="float" office:value="6867115" calcext:value-type="float">
            <text:p>6867115</text:p>
          </table:table-cell>
          <table:table-cell office:value-type="float" office:value="10" calcext:value-type="float">
            <text:p>10,00</text:p>
          </table:table-cell>
          <table:table-cell office:value-type="float" office:value="214.278903849938" calcext:value-type="float">
            <text:p>214,2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662053.74</text:p>
          </table:table-cell>
          <table:table-cell office:value-type="string" calcext:value-type="string">
            <text:p>6866783.36</text:p>
          </table:table-cell>
          <table:table-cell office:value-type="float" office:value="10" calcext:value-type="float">
            <text:p>10,00</text:p>
          </table:table-cell>
          <table:table-cell office:value-type="float" office:value="197.198023910026" calcext:value-type="float">
            <text:p>197,2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662353.5</text:p>
          </table:table-cell>
          <table:table-cell office:value-type="float" office:value="6867027" calcext:value-type="float">
            <text:p>6867027</text:p>
          </table:table-cell>
          <table:table-cell office:value-type="float" office:value="10" calcext:value-type="float">
            <text:p>10,00</text:p>
          </table:table-cell>
          <table:table-cell office:value-type="float" office:value="195.312882278046" calcext:value-type="float">
            <text:p>195,3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662305.4</text:p>
          </table:table-cell>
          <table:table-cell office:value-type="float" office:value="6867083" calcext:value-type="float">
            <text:p>6867083</text:p>
          </table:table-cell>
          <table:table-cell office:value-type="float" office:value="10" calcext:value-type="float">
            <text:p>10,00</text:p>
          </table:table-cell>
          <table:table-cell office:value-type="float" office:value="194.164566689192" calcext:value-type="float">
            <text:p>194,1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662313.8</text:p>
          </table:table-cell>
          <table:table-cell office:value-type="string" calcext:value-type="string">
            <text:p>6867075.5</text:p>
          </table:table-cell>
          <table:table-cell office:value-type="float" office:value="10" calcext:value-type="float">
            <text:p>10,00</text:p>
          </table:table-cell>
          <table:table-cell office:value-type="float" office:value="194.005579768519" calcext:value-type="float">
            <text:p>194,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62351.6</text:p>
          </table:table-cell>
          <table:table-cell office:value-type="string" calcext:value-type="string">
            <text:p>6867018.2</text:p>
          </table:table-cell>
          <table:table-cell office:value-type="float" office:value="10" calcext:value-type="float">
            <text:p>10,00</text:p>
          </table:table-cell>
          <table:table-cell office:value-type="float" office:value="189.522642079387" calcext:value-type="float">
            <text:p>189,5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662061.81</text:p>
          </table:table-cell>
          <table:table-cell office:value-type="string" calcext:value-type="string">
            <text:p>6866806.42</text:p>
          </table:table-cell>
          <table:table-cell office:value-type="float" office:value="10" calcext:value-type="float">
            <text:p>10,00</text:p>
          </table:table-cell>
          <table:table-cell office:value-type="float" office:value="174.688226893291" calcext:value-type="float">
            <text:p>174,6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62328" calcext:value-type="float">
            <text:p>662328</text:p>
          </table:table-cell>
          <table:table-cell office:value-type="string" calcext:value-type="string">
            <text:p>6867020.8</text:p>
          </table:table-cell>
          <table:table-cell office:value-type="float" office:value="10" calcext:value-type="float">
            <text:p>10,00</text:p>
          </table:table-cell>
          <table:table-cell office:value-type="float" office:value="170.12458034144" calcext:value-type="float">
            <text:p>170,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662307.8</text:p>
          </table:table-cell>
          <table:table-cell office:value-type="string" calcext:value-type="string">
            <text:p>6867042.2</text:p>
          </table:table-cell>
          <table:table-cell office:value-type="float" office:value="10" calcext:value-type="float">
            <text:p>10,00</text:p>
          </table:table-cell>
          <table:table-cell office:value-type="float" office:value="166.425310350763" calcext:value-type="float">
            <text:p>166,4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662308.64</text:p>
          </table:table-cell>
          <table:table-cell office:value-type="string" calcext:value-type="string">
            <text:p>6867023.94</text:p>
          </table:table-cell>
          <table:table-cell office:value-type="float" office:value="10" calcext:value-type="float">
            <text:p>10,00</text:p>
          </table:table-cell>
          <table:table-cell office:value-type="float" office:value="155.704709179771" calcext:value-type="float">
            <text:p>155,7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662311.8</text:p>
          </table:table-cell>
          <table:table-cell office:value-type="float" office:value="6867009" calcext:value-type="float">
            <text:p>6867009</text:p>
          </table:table-cell>
          <table:table-cell office:value-type="float" office:value="10" calcext:value-type="float">
            <text:p>10,00</text:p>
          </table:table-cell>
          <table:table-cell office:value-type="float" office:value="150.163897712567" calcext:value-type="float">
            <text:p>150,1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662307.6</text:p>
          </table:table-cell>
          <table:table-cell office:value-type="string" calcext:value-type="string">
            <text:p>6867015.12</text:p>
          </table:table-cell>
          <table:table-cell office:value-type="float" office:value="10" calcext:value-type="float">
            <text:p>10,00</text:p>
          </table:table-cell>
          <table:table-cell office:value-type="float" office:value="149.837462019657" calcext:value-type="float">
            <text:p>149,8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662311.5</text:p>
          </table:table-cell>
          <table:table-cell office:value-type="float" office:value="6867000" calcext:value-type="float">
            <text:p>6867000</text:p>
          </table:table-cell>
          <table:table-cell office:value-type="float" office:value="10" calcext:value-type="float">
            <text:p>10,00</text:p>
          </table:table-cell>
          <table:table-cell office:value-type="float" office:value="145.532556497922" calcext:value-type="float">
            <text:p>145,5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662077.86</text:p>
          </table:table-cell>
          <table:table-cell office:value-type="string" calcext:value-type="string">
            <text:p>6866875.16</text:p>
          </table:table-cell>
          <table:table-cell office:value-type="float" office:value="10" calcext:value-type="float">
            <text:p>10,00</text:p>
          </table:table-cell>
          <table:table-cell office:value-type="float" office:value="119.405345242316" calcext:value-type="float">
            <text:p>119,4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661762.91</text:p>
          </table:table-cell>
          <table:table-cell office:value-type="string" calcext:value-type="string">
            <text:p>6868117.26</text:p>
          </table:table-cell>
          <table:table-cell office:value-type="float" office:value="9" calcext:value-type="float">
            <text:p>9,00</text:p>
          </table:table-cell>
          <table:table-cell office:value-type="float" office:value="1256.71800764327" calcext:value-type="float">
            <text:p>1 256,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661684.29</text:p>
          </table:table-cell>
          <table:table-cell office:value-type="string" calcext:value-type="string">
            <text:p>6868080.92</text:p>
          </table:table-cell>
          <table:table-cell office:value-type="float" office:value="9" calcext:value-type="float">
            <text:p>9,00</text:p>
          </table:table-cell>
          <table:table-cell office:value-type="float" office:value="1251.68638183721" calcext:value-type="float">
            <text:p>1 251,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1801" calcext:value-type="float">
            <text:p>661801</text:p>
          </table:table-cell>
          <table:table-cell office:value-type="string" calcext:value-type="string">
            <text:p>6868109.56</text:p>
          </table:table-cell>
          <table:table-cell office:value-type="float" office:value="9" calcext:value-type="float">
            <text:p>9,00</text:p>
          </table:table-cell>
          <table:table-cell office:value-type="float" office:value="1237.19065843245" calcext:value-type="float">
            <text:p>1 237,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661680.67</text:p>
          </table:table-cell>
          <table:table-cell office:value-type="string" calcext:value-type="string">
            <text:p>6868054.22</text:p>
          </table:table-cell>
          <table:table-cell office:value-type="float" office:value="9" calcext:value-type="float">
            <text:p>9,00</text:p>
          </table:table-cell>
          <table:table-cell office:value-type="float" office:value="1228.71098716359" calcext:value-type="float">
            <text:p>1 228,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661743.5</text:p>
          </table:table-cell>
          <table:table-cell office:value-type="string" calcext:value-type="string">
            <text:p>6868078.64</text:p>
          </table:table-cell>
          <table:table-cell office:value-type="float" office:value="9" calcext:value-type="float">
            <text:p>9,00</text:p>
          </table:table-cell>
          <table:table-cell office:value-type="float" office:value="1227.18889920502" calcext:value-type="float">
            <text:p>1 227,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661677.11</text:p>
          </table:table-cell>
          <table:table-cell office:value-type="string" calcext:value-type="string">
            <text:p>6868037.09</text:p>
          </table:table-cell>
          <table:table-cell office:value-type="float" office:value="9" calcext:value-type="float">
            <text:p>9,00</text:p>
          </table:table-cell>
          <table:table-cell office:value-type="float" office:value="1214.57101427487" calcext:value-type="float">
            <text:p>1 214,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661666.27</text:p>
          </table:table-cell>
          <table:table-cell office:value-type="string" calcext:value-type="string">
            <text:p>6868020.56</text:p>
          </table:table-cell>
          <table:table-cell office:value-type="float" office:value="9" calcext:value-type="float">
            <text:p>9,00</text:p>
          </table:table-cell>
          <table:table-cell office:value-type="float" office:value="1204.16612625524" calcext:value-type="float">
            <text:p>1 204,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661620.32</text:p>
          </table:table-cell>
          <table:table-cell office:value-type="string" calcext:value-type="string">
            <text:p>6867994.43</text:p>
          </table:table-cell>
          <table:table-cell office:value-type="float" office:value="9" calcext:value-type="float">
            <text:p>9,00</text:p>
          </table:table-cell>
          <table:table-cell office:value-type="float" office:value="1201.41476806578" calcext:value-type="float">
            <text:p>1 201,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661703.32</text:p>
          </table:table-cell>
          <table:table-cell office:value-type="string" calcext:value-type="string">
            <text:p>6868023.3</text:p>
          </table:table-cell>
          <table:table-cell office:value-type="float" office:value="9" calcext:value-type="float">
            <text:p>9,00</text:p>
          </table:table-cell>
          <table:table-cell office:value-type="float" office:value="1191.26138047158" calcext:value-type="float">
            <text:p>1 191,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661781.84</text:p>
          </table:table-cell>
          <table:table-cell office:value-type="string" calcext:value-type="string">
            <text:p>6868024.61</text:p>
          </table:table-cell>
          <table:table-cell office:value-type="float" office:value="9" calcext:value-type="float">
            <text:p>9,00</text:p>
          </table:table-cell>
          <table:table-cell office:value-type="float" office:value="1163.13153968899" calcext:value-type="float">
            <text:p>1 163,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661697.92</text:p>
          </table:table-cell>
          <table:table-cell office:value-type="string" calcext:value-type="string">
            <text:p>6867979.42</text:p>
          </table:table-cell>
          <table:table-cell office:value-type="float" office:value="9" calcext:value-type="float">
            <text:p>9,00</text:p>
          </table:table-cell>
          <table:table-cell office:value-type="float" office:value="1153.47859783555" calcext:value-type="float">
            <text:p>1 153,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661778.18</text:p>
          </table:table-cell>
          <table:table-cell office:value-type="string" calcext:value-type="string">
            <text:p>6868005.42</text:p>
          </table:table-cell>
          <table:table-cell office:value-type="float" office:value="9" calcext:value-type="float">
            <text:p>9,00</text:p>
          </table:table-cell>
          <table:table-cell office:value-type="float" office:value="1146.41951611445" calcext:value-type="float">
            <text:p>1 146,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661750.16</text:p>
          </table:table-cell>
          <table:table-cell office:value-type="string" calcext:value-type="string">
            <text:p>6867990.71</text:p>
          </table:table-cell>
          <table:table-cell office:value-type="float" office:value="9" calcext:value-type="float">
            <text:p>9,00</text:p>
          </table:table-cell>
          <table:table-cell office:value-type="float" office:value="1142.96786081712" calcext:value-type="float">
            <text:p>1 142,9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661747.3</text:p>
          </table:table-cell>
          <table:table-cell office:value-type="string" calcext:value-type="string">
            <text:p>6867973.87</text:p>
          </table:table-cell>
          <table:table-cell office:value-type="float" office:value="9" calcext:value-type="float">
            <text:p>9,00</text:p>
          </table:table-cell>
          <table:table-cell office:value-type="float" office:value="1128.49587307292" calcext:value-type="float">
            <text:p>1 128,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661770.87</text:p>
          </table:table-cell>
          <table:table-cell office:value-type="string" calcext:value-type="string">
            <text:p>6867970.97</text:p>
          </table:table-cell>
          <table:table-cell office:value-type="float" office:value="9" calcext:value-type="float">
            <text:p>9,00</text:p>
          </table:table-cell>
          <table:table-cell office:value-type="float" office:value="1116.92047131126" calcext:value-type="float">
            <text:p>1 116,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661742.63</text:p>
          </table:table-cell>
          <table:table-cell office:value-type="string" calcext:value-type="string">
            <text:p>6867955.78</text:p>
          </table:table-cell>
          <table:table-cell office:value-type="float" office:value="9" calcext:value-type="float">
            <text:p>9,00</text:p>
          </table:table-cell>
          <table:table-cell office:value-type="float" office:value="1113.66222133121" calcext:value-type="float">
            <text:p>1 113,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661728.45</text:p>
          </table:table-cell>
          <table:table-cell office:value-type="string" calcext:value-type="string">
            <text:p>6867943.27</text:p>
          </table:table-cell>
          <table:table-cell office:value-type="float" office:value="9" calcext:value-type="float">
            <text:p>9,00</text:p>
          </table:table-cell>
          <table:table-cell office:value-type="float" office:value="1107.91530753843" calcext:value-type="float">
            <text:p>1 107,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661767.99</text:p>
          </table:table-cell>
          <table:table-cell office:value-type="string" calcext:value-type="string">
            <text:p>6867951.39</text:p>
          </table:table-cell>
          <table:table-cell office:value-type="float" office:value="9" calcext:value-type="float">
            <text:p>9,00</text:p>
          </table:table-cell>
          <table:table-cell office:value-type="float" office:value="1099.82328908519" calcext:value-type="float">
            <text:p>1 099,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662364.5</text:p>
          </table:table-cell>
          <table:table-cell office:value-type="string" calcext:value-type="string">
            <text:p>6867912.1</text:p>
          </table:table-cell>
          <table:table-cell office:value-type="float" office:value="9" calcext:value-type="float">
            <text:p>9,00</text:p>
          </table:table-cell>
          <table:table-cell office:value-type="float" office:value="996.210467789388" calcext:value-type="float">
            <text:p>996,2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661518.39</text:p>
          </table:table-cell>
          <table:table-cell office:value-type="string" calcext:value-type="string">
            <text:p>6866259.16</text:p>
          </table:table-cell>
          <table:table-cell office:value-type="float" office:value="9" calcext:value-type="float">
            <text:p>9,00</text:p>
          </table:table-cell>
          <table:table-cell office:value-type="float" office:value="945.95297732998" calcext:value-type="float">
            <text:p>945,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62699.91</text:p>
          </table:table-cell>
          <table:table-cell office:value-type="string" calcext:value-type="string">
            <text:p>6866268.72</text:p>
          </table:table-cell>
          <table:table-cell office:value-type="float" office:value="9" calcext:value-type="float">
            <text:p>9,00</text:p>
          </table:table-cell>
          <table:table-cell office:value-type="float" office:value="841.892997252309" calcext:value-type="float">
            <text:p>841,8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662710.77</text:p>
          </table:table-cell>
          <table:table-cell office:value-type="string" calcext:value-type="string">
            <text:p>6866306.5</text:p>
          </table:table-cell>
          <table:table-cell office:value-type="float" office:value="9" calcext:value-type="float">
            <text:p>9,00</text:p>
          </table:table-cell>
          <table:table-cell office:value-type="float" office:value="819.383430892902" calcext:value-type="float">
            <text:p>819,3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662438.04</text:p>
          </table:table-cell>
          <table:table-cell office:value-type="string" calcext:value-type="string">
            <text:p>6866331.06</text:p>
          </table:table-cell>
          <table:table-cell office:value-type="float" office:value="9" calcext:value-type="float">
            <text:p>9,00</text:p>
          </table:table-cell>
          <table:table-cell office:value-type="float" office:value="653.760034796025" calcext:value-type="float">
            <text:p>653,7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661987.56</text:p>
          </table:table-cell>
          <table:table-cell office:value-type="string" calcext:value-type="string">
            <text:p>6867359.59</text:p>
          </table:table-cell>
          <table:table-cell office:value-type="float" office:value="9" calcext:value-type="float">
            <text:p>9,00</text:p>
          </table:table-cell>
          <table:table-cell office:value-type="float" office:value="469.277563906232" calcext:value-type="float">
            <text:p>469,2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662080.69</text:p>
          </table:table-cell>
          <table:table-cell office:value-type="string" calcext:value-type="string">
            <text:p>6867242.02</text:p>
          </table:table-cell>
          <table:table-cell office:value-type="float" office:value="9" calcext:value-type="float">
            <text:p>9,00</text:p>
          </table:table-cell>
          <table:table-cell office:value-type="float" office:value="325.620538403315" calcext:value-type="float">
            <text:p>325,6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661868.79</text:p>
          </table:table-cell>
          <table:table-cell office:value-type="string" calcext:value-type="string">
            <text:p>6868482.07</text:p>
          </table:table-cell>
          <table:table-cell office:value-type="float" office:value="8" calcext:value-type="float">
            <text:p>8,00</text:p>
          </table:table-cell>
          <table:table-cell office:value-type="float" office:value="1580.87640632653" calcext:value-type="float">
            <text:p>1 580,8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661708.71</text:p>
          </table:table-cell>
          <table:table-cell office:value-type="string" calcext:value-type="string">
            <text:p>6868126.25</text:p>
          </table:table-cell>
          <table:table-cell office:value-type="float" office:value="8" calcext:value-type="float">
            <text:p>8,00</text:p>
          </table:table-cell>
          <table:table-cell office:value-type="float" office:value="1284.19041151568" calcext:value-type="float">
            <text:p>1 284,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661730.33</text:p>
          </table:table-cell>
          <table:table-cell office:value-type="string" calcext:value-type="string">
            <text:p>6868125.32</text:p>
          </table:table-cell>
          <table:table-cell office:value-type="float" office:value="8" calcext:value-type="float">
            <text:p>8,00</text:p>
          </table:table-cell>
          <table:table-cell office:value-type="float" office:value="1275.5020247871" calcext:value-type="float">
            <text:p>1 275,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661747.21</text:p>
          </table:table-cell>
          <table:table-cell office:value-type="string" calcext:value-type="string">
            <text:p>6868121.68</text:p>
          </table:table-cell>
          <table:table-cell office:value-type="float" office:value="8" calcext:value-type="float">
            <text:p>8,00</text:p>
          </table:table-cell>
          <table:table-cell office:value-type="float" office:value="1266.19685587211" calcext:value-type="float">
            <text:p>1 266,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661779.01</text:p>
          </table:table-cell>
          <table:table-cell office:value-type="string" calcext:value-type="string">
            <text:p>6868113.23</text:p>
          </table:table-cell>
          <table:table-cell office:value-type="float" office:value="8" calcext:value-type="float">
            <text:p>8,00</text:p>
          </table:table-cell>
          <table:table-cell office:value-type="float" office:value="1247.62003291265" calcext:value-type="float">
            <text:p>1 247,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661724.63</text:p>
          </table:table-cell>
          <table:table-cell office:value-type="string" calcext:value-type="string">
            <text:p>6868084.19</text:p>
          </table:table-cell>
          <table:table-cell office:value-type="float" office:value="8" calcext:value-type="float">
            <text:p>8,00</text:p>
          </table:table-cell>
          <table:table-cell office:value-type="float" office:value="1239.22128396394" calcext:value-type="float">
            <text:p>1 239,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661814.35</text:p>
          </table:table-cell>
          <table:table-cell office:value-type="string" calcext:value-type="string">
            <text:p>6868106.73</text:p>
          </table:table-cell>
          <table:table-cell office:value-type="float" office:value="8" calcext:value-type="float">
            <text:p>8,00</text:p>
          </table:table-cell>
          <table:table-cell office:value-type="float" office:value="1230.4385007581" calcext:value-type="float">
            <text:p>1 230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61713.46</text:p>
          </table:table-cell>
          <table:table-cell office:value-type="string" calcext:value-type="string">
            <text:p>6868069.89</text:p>
          </table:table-cell>
          <table:table-cell office:value-type="float" office:value="8" calcext:value-type="float">
            <text:p>8,00</text:p>
          </table:table-cell>
          <table:table-cell office:value-type="float" office:value="1230.1592956443" calcext:value-type="float">
            <text:p>1 230,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661711.55</text:p>
          </table:table-cell>
          <table:table-cell office:value-type="string" calcext:value-type="string">
            <text:p>6868056.45</text:p>
          </table:table-cell>
          <table:table-cell office:value-type="float" office:value="8" calcext:value-type="float">
            <text:p>8,00</text:p>
          </table:table-cell>
          <table:table-cell office:value-type="float" office:value="1218.48148221195" calcext:value-type="float">
            <text:p>1 218,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661767.03</text:p>
          </table:table-cell>
          <table:table-cell office:value-type="string" calcext:value-type="string">
            <text:p>6868074.5</text:p>
          </table:table-cell>
          <table:table-cell office:value-type="float" office:value="8" calcext:value-type="float">
            <text:p>8,00</text:p>
          </table:table-cell>
          <table:table-cell office:value-type="float" office:value="1215.07771215314" calcext:value-type="float">
            <text:p>1 215,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661612.74</text:p>
          </table:table-cell>
          <table:table-cell office:value-type="string" calcext:value-type="string">
            <text:p>6867977.81</text:p>
          </table:table-cell>
          <table:table-cell office:value-type="float" office:value="8" calcext:value-type="float">
            <text:p>8,00</text:p>
          </table:table-cell>
          <table:table-cell office:value-type="float" office:value="1190.36078910198" calcext:value-type="float">
            <text:p>1 190,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61701.64</text:p>
          </table:table-cell>
          <table:table-cell office:value-type="string" calcext:value-type="string">
            <text:p>6868007.23</text:p>
          </table:table-cell>
          <table:table-cell office:value-type="float" office:value="8" calcext:value-type="float">
            <text:p>8,00</text:p>
          </table:table-cell>
          <table:table-cell office:value-type="float" office:value="1177.25075952817" calcext:value-type="float">
            <text:p>1 177,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661755.41</text:p>
          </table:table-cell>
          <table:table-cell office:value-type="string" calcext:value-type="string">
            <text:p>6868011.06</text:p>
          </table:table-cell>
          <table:table-cell office:value-type="float" office:value="8" calcext:value-type="float">
            <text:p>8,00</text:p>
          </table:table-cell>
          <table:table-cell office:value-type="float" office:value="1159.88921981992" calcext:value-type="float">
            <text:p>1 159,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661775.29</text:p>
          </table:table-cell>
          <table:table-cell office:value-type="string" calcext:value-type="string">
            <text:p>6867984.66</text:p>
          </table:table-cell>
          <table:table-cell office:value-type="float" office:value="8" calcext:value-type="float">
            <text:p>8,00</text:p>
          </table:table-cell>
          <table:table-cell office:value-type="float" office:value="1128.05591821502" calcext:value-type="float">
            <text:p>1 128,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662766.6</text:p>
          </table:table-cell>
          <table:table-cell office:value-type="string" calcext:value-type="string">
            <text:p>6866965.1</text:p>
          </table:table-cell>
          <table:table-cell office:value-type="float" office:value="8" calcext:value-type="float">
            <text:p>8,00</text:p>
          </table:table-cell>
          <table:table-cell office:value-type="float" office:value="585.082565777957" calcext:value-type="float">
            <text:p>585,0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662740.4</text:p>
          </table:table-cell>
          <table:table-cell office:value-type="string" calcext:value-type="string">
            <text:p>6866939.75</text:p>
          </table:table-cell>
          <table:table-cell office:value-type="float" office:value="8" calcext:value-type="float">
            <text:p>8,00</text:p>
          </table:table-cell>
          <table:table-cell office:value-type="float" office:value="558.028816091929" calcext:value-type="float">
            <text:p>558,0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662722.09</text:p>
          </table:table-cell>
          <table:table-cell office:value-type="string" calcext:value-type="string">
            <text:p>6866905.17</text:p>
          </table:table-cell>
          <table:table-cell office:value-type="float" office:value="8" calcext:value-type="float">
            <text:p>8,00</text:p>
          </table:table-cell>
          <table:table-cell office:value-type="float" office:value="540.377089497858" calcext:value-type="float">
            <text:p>540,3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662667.2</text:p>
          </table:table-cell>
          <table:table-cell office:value-type="string" calcext:value-type="string">
            <text:p>6866990.7</text:p>
          </table:table-cell>
          <table:table-cell office:value-type="float" office:value="8" calcext:value-type="float">
            <text:p>8,00</text:p>
          </table:table-cell>
          <table:table-cell office:value-type="float" office:value="488.232719043734" calcext:value-type="float">
            <text:p>488,2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662661.5</text:p>
          </table:table-cell>
          <table:table-cell office:value-type="string" calcext:value-type="string">
            <text:p>6866976.5</text:p>
          </table:table-cell>
          <table:table-cell office:value-type="float" office:value="8" calcext:value-type="float">
            <text:p>8,00</text:p>
          </table:table-cell>
          <table:table-cell office:value-type="float" office:value="481.073857718694" calcext:value-type="float">
            <text:p>481,0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662657.89</text:p>
          </table:table-cell>
          <table:table-cell office:value-type="string" calcext:value-type="string">
            <text:p>6866941.1</text:p>
          </table:table-cell>
          <table:table-cell office:value-type="float" office:value="8" calcext:value-type="float">
            <text:p>8,00</text:p>
          </table:table-cell>
          <table:table-cell office:value-type="float" office:value="475.542141157259" calcext:value-type="float">
            <text:p>475,5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662655.8</text:p>
          </table:table-cell>
          <table:table-cell office:value-type="string" calcext:value-type="string">
            <text:p>6866962.3</text:p>
          </table:table-cell>
          <table:table-cell office:value-type="float" office:value="8" calcext:value-type="float">
            <text:p>8,00</text:p>
          </table:table-cell>
          <table:table-cell office:value-type="float" office:value="474.300805093881" calcext:value-type="float">
            <text:p>474,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662649.9</text:p>
          </table:table-cell>
          <table:table-cell office:value-type="string" calcext:value-type="string">
            <text:p>6866947.9</text:p>
          </table:table-cell>
          <table:table-cell office:value-type="float" office:value="8" calcext:value-type="float">
            <text:p>8,00</text:p>
          </table:table-cell>
          <table:table-cell office:value-type="float" office:value="467.723880190619" calcext:value-type="float">
            <text:p>467,7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661820.7</text:p>
          </table:table-cell>
          <table:table-cell office:value-type="string" calcext:value-type="string">
            <text:p>6866668.2</text:p>
          </table:table-cell>
          <table:table-cell office:value-type="float" office:value="8" calcext:value-type="float">
            <text:p>8,00</text:p>
          </table:table-cell>
          <table:table-cell office:value-type="float" office:value="448.193788404415" calcext:value-type="float">
            <text:p>448,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662063.4</text:p>
          </table:table-cell>
          <table:table-cell office:value-type="string" calcext:value-type="string">
            <text:p>6866556.3</text:p>
          </table:table-cell>
          <table:table-cell office:value-type="float" office:value="8" calcext:value-type="float">
            <text:p>8,00</text:p>
          </table:table-cell>
          <table:table-cell office:value-type="float" office:value="394.844574979781" calcext:value-type="float">
            <text:p>394,8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662065.9</text:p>
          </table:table-cell>
          <table:table-cell office:value-type="string" calcext:value-type="string">
            <text:p>6866564.9</text:p>
          </table:table-cell>
          <table:table-cell office:value-type="float" office:value="8" calcext:value-type="float">
            <text:p>8,00</text:p>
          </table:table-cell>
          <table:table-cell office:value-type="float" office:value="385.890393453524" calcext:value-type="float">
            <text:p>385,8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662070.2</text:p>
          </table:table-cell>
          <table:table-cell office:value-type="string" calcext:value-type="string">
            <text:p>6866583.6</text:p>
          </table:table-cell>
          <table:table-cell office:value-type="float" office:value="8" calcext:value-type="float">
            <text:p>8,00</text:p>
          </table:table-cell>
          <table:table-cell office:value-type="float" office:value="366.766848190432" calcext:value-type="float">
            <text:p>366,7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62051" calcext:value-type="float">
            <text:p>662051</text:p>
          </table:table-cell>
          <table:table-cell office:value-type="string" calcext:value-type="string">
            <text:p>6866618.8</text:p>
          </table:table-cell>
          <table:table-cell office:value-type="float" office:value="8" calcext:value-type="float">
            <text:p>8,00</text:p>
          </table:table-cell>
          <table:table-cell office:value-type="float" office:value="340.373674305608" calcext:value-type="float">
            <text:p>340,3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662050.01</text:p>
          </table:table-cell>
          <table:table-cell office:value-type="string" calcext:value-type="string">
            <text:p>6866632.09</text:p>
          </table:table-cell>
          <table:table-cell office:value-type="float" office:value="8" calcext:value-type="float">
            <text:p>8,00</text:p>
          </table:table-cell>
          <table:table-cell office:value-type="float" office:value="328.55213097086" calcext:value-type="float">
            <text:p>328,5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662057.5</text:p>
          </table:table-cell>
          <table:table-cell office:value-type="string" calcext:value-type="string">
            <text:p>6866644.8</text:p>
          </table:table-cell>
          <table:table-cell office:value-type="float" office:value="8" calcext:value-type="float">
            <text:p>8,00</text:p>
          </table:table-cell>
          <table:table-cell office:value-type="float" office:value="313.904826600475" calcext:value-type="float">
            <text:p>313,9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662059.4</text:p>
          </table:table-cell>
          <table:table-cell office:value-type="string" calcext:value-type="string">
            <text:p>6866652.1</text:p>
          </table:table-cell>
          <table:table-cell office:value-type="float" office:value="8" calcext:value-type="float">
            <text:p>8,00</text:p>
          </table:table-cell>
          <table:table-cell office:value-type="float" office:value="306.45348013444" calcext:value-type="float">
            <text:p>306,4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662064.6</text:p>
          </table:table-cell>
          <table:table-cell office:value-type="string" calcext:value-type="string">
            <text:p>6866672.1</text:p>
          </table:table-cell>
          <table:table-cell office:value-type="float" office:value="8" calcext:value-type="float">
            <text:p>8,00</text:p>
          </table:table-cell>
          <table:table-cell office:value-type="float" office:value="286.065916621789" calcext:value-type="float">
            <text:p>286,0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662066.2</text:p>
          </table:table-cell>
          <table:table-cell office:value-type="string" calcext:value-type="string">
            <text:p>6866678.5</text:p>
          </table:table-cell>
          <table:table-cell office:value-type="float" office:value="8" calcext:value-type="float">
            <text:p>8,00</text:p>
          </table:table-cell>
          <table:table-cell office:value-type="float" office:value="279.577160575385" calcext:value-type="float">
            <text:p>279,5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662231.1</text:p>
          </table:table-cell>
          <table:table-cell office:value-type="float" office:value="6867199" calcext:value-type="float">
            <text:p>6867199</text:p>
          </table:table-cell>
          <table:table-cell office:value-type="float" office:value="8" calcext:value-type="float">
            <text:p>8,00</text:p>
          </table:table-cell>
          <table:table-cell office:value-type="float" office:value="270.690787195088" calcext:value-type="float">
            <text:p>270,6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662066.55</text:p>
          </table:table-cell>
          <table:table-cell office:value-type="string" calcext:value-type="string">
            <text:p>6866695.12</text:p>
          </table:table-cell>
          <table:table-cell office:value-type="float" office:value="8" calcext:value-type="float">
            <text:p>8,00</text:p>
          </table:table-cell>
          <table:table-cell office:value-type="float" office:value="264.397992204306" calcext:value-type="float">
            <text:p>264,4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662072.2</text:p>
          </table:table-cell>
          <table:table-cell office:value-type="string" calcext:value-type="string">
            <text:p>6866705.5</text:p>
          </table:table-cell>
          <table:table-cell office:value-type="float" office:value="8" calcext:value-type="float">
            <text:p>8,00</text:p>
          </table:table-cell>
          <table:table-cell office:value-type="float" office:value="252.591339233827" calcext:value-type="float">
            <text:p>252,5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661875.08</text:p>
          </table:table-cell>
          <table:table-cell office:value-type="string" calcext:value-type="string">
            <text:p>6868481.44</text:p>
          </table:table-cell>
          <table:table-cell office:value-type="float" office:value="7" calcext:value-type="float">
            <text:p>7,00</text:p>
          </table:table-cell>
          <table:table-cell office:value-type="float" office:value="1579.02225386303" calcext:value-type="float">
            <text:p>1 579,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661829.27</text:p>
          </table:table-cell>
          <table:table-cell office:value-type="string" calcext:value-type="string">
            <text:p>6868102.32</text:p>
          </table:table-cell>
          <table:table-cell office:value-type="float" office:value="7" calcext:value-type="float">
            <text:p>7,00</text:p>
          </table:table-cell>
          <table:table-cell office:value-type="float" office:value="1221.83430919178" calcext:value-type="float">
            <text:p>1 221,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662071.7</text:p>
          </table:table-cell>
          <table:table-cell office:value-type="string" calcext:value-type="string">
            <text:p>6866589.9</text:p>
          </table:table-cell>
          <table:table-cell office:value-type="float" office:value="7" calcext:value-type="float">
            <text:p>7,00</text:p>
          </table:table-cell>
          <table:table-cell office:value-type="float" office:value="360.309949880132" calcext:value-type="float">
            <text:p>360,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662078.2</text:p>
          </table:table-cell>
          <table:table-cell office:value-type="string" calcext:value-type="string">
            <text:p>6867010.5</text:p>
          </table:table-cell>
          <table:table-cell office:value-type="float" office:value="7" calcext:value-type="float">
            <text:p>7,00</text:p>
          </table:table-cell>
          <table:table-cell office:value-type="float" office:value="130.074078704598" calcext:value-type="float">
            <text:p>130,0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662145.68</text:p>
          </table:table-cell>
          <table:table-cell office:value-type="string" calcext:value-type="string">
            <text:p>6868718.94</text:p>
          </table:table-cell>
          <table:table-cell office:value-type="float" office:value="6" calcext:value-type="float">
            <text:p>6,00</text:p>
          </table:table-cell>
          <table:table-cell office:value-type="float" office:value="1786.70533768539" calcext:value-type="float">
            <text:p>1 786,7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662132.87</text:p>
          </table:table-cell>
          <table:table-cell office:value-type="string" calcext:value-type="string">
            <text:p>6868714.86</text:p>
          </table:table-cell>
          <table:table-cell office:value-type="float" office:value="6" calcext:value-type="float">
            <text:p>6,00</text:p>
          </table:table-cell>
          <table:table-cell office:value-type="float" office:value="1782.93627081361" calcext:value-type="float">
            <text:p>1 782,9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62111.43</text:p>
          </table:table-cell>
          <table:table-cell office:value-type="string" calcext:value-type="string">
            <text:p>6868712.5</text:p>
          </table:table-cell>
          <table:table-cell office:value-type="float" office:value="6" calcext:value-type="float">
            <text:p>6,00</text:p>
          </table:table-cell>
          <table:table-cell office:value-type="float" office:value="1781.30314746348" calcext:value-type="float">
            <text:p>1 781,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662116.04</text:p>
          </table:table-cell>
          <table:table-cell office:value-type="string" calcext:value-type="string">
            <text:p>6868676.04</text:p>
          </table:table-cell>
          <table:table-cell office:value-type="float" office:value="6" calcext:value-type="float">
            <text:p>6,00</text:p>
          </table:table-cell>
          <table:table-cell office:value-type="float" office:value="1744.68886218245" calcext:value-type="float">
            <text:p>1 744,6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662146.96</text:p>
          </table:table-cell>
          <table:table-cell office:value-type="string" calcext:value-type="string">
            <text:p>6868674.24</text:p>
          </table:table-cell>
          <table:table-cell office:value-type="float" office:value="6" calcext:value-type="float">
            <text:p>6,00</text:p>
          </table:table-cell>
          <table:table-cell office:value-type="float" office:value="1741.98568632983" calcext:value-type="float">
            <text:p>1 741,9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662159.64</text:p>
          </table:table-cell>
          <table:table-cell office:value-type="string" calcext:value-type="string">
            <text:p>6868616.59</text:p>
          </table:table-cell>
          <table:table-cell office:value-type="float" office:value="6" calcext:value-type="float">
            <text:p>6,00</text:p>
          </table:table-cell>
          <table:table-cell office:value-type="float" office:value="1684.12488227637" calcext:value-type="float">
            <text:p>1 684,1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662153.9</text:p>
          </table:table-cell>
          <table:table-cell office:value-type="string" calcext:value-type="string">
            <text:p>6868581.73</text:p>
          </table:table-cell>
          <table:table-cell office:value-type="float" office:value="6" calcext:value-type="float">
            <text:p>6,00</text:p>
          </table:table-cell>
          <table:table-cell office:value-type="float" office:value="1649.35534501506" calcext:value-type="float">
            <text:p>1 649,3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661853.07</text:p>
          </table:table-cell>
          <table:table-cell office:value-type="string" calcext:value-type="string">
            <text:p>6868502.09</text:p>
          </table:table-cell>
          <table:table-cell office:value-type="float" office:value="6" calcext:value-type="float">
            <text:p>6,00</text:p>
          </table:table-cell>
          <table:table-cell office:value-type="float" office:value="1603.65984350561" calcext:value-type="float">
            <text:p>1 603,6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661884.11</text:p>
          </table:table-cell>
          <table:table-cell office:value-type="string" calcext:value-type="string">
            <text:p>6868479.61</text:p>
          </table:table-cell>
          <table:table-cell office:value-type="float" office:value="6" calcext:value-type="float">
            <text:p>6,00</text:p>
          </table:table-cell>
          <table:table-cell office:value-type="float" office:value="1575.49203937831" calcext:value-type="float">
            <text:p>1 575,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661893.86</text:p>
          </table:table-cell>
          <table:table-cell office:value-type="string" calcext:value-type="string">
            <text:p>6868476.22</text:p>
          </table:table-cell>
          <table:table-cell office:value-type="float" office:value="6" calcext:value-type="float">
            <text:p>6,00</text:p>
          </table:table-cell>
          <table:table-cell office:value-type="float" office:value="1570.34198609414" calcext:value-type="float">
            <text:p>1 570,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662174.79</text:p>
          </table:table-cell>
          <table:table-cell office:value-type="string" calcext:value-type="string">
            <text:p>6867437.21</text:p>
          </table:table-cell>
          <table:table-cell office:value-type="float" office:value="6" calcext:value-type="float">
            <text:p>6,00</text:p>
          </table:table-cell>
          <table:table-cell office:value-type="float" office:value="504.569120091457" calcext:value-type="float">
            <text:p>504,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662184.93</text:p>
          </table:table-cell>
          <table:table-cell office:value-type="string" calcext:value-type="string">
            <text:p>6867424.6</text:p>
          </table:table-cell>
          <table:table-cell office:value-type="float" office:value="6" calcext:value-type="float">
            <text:p>6,00</text:p>
          </table:table-cell>
          <table:table-cell office:value-type="float" office:value="491.90617730621" calcext:value-type="float">
            <text:p>491,9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662396.4</text:p>
          </table:table-cell>
          <table:table-cell office:value-type="string" calcext:value-type="string">
            <text:p>6867177.9</text:p>
          </table:table-cell>
          <table:table-cell office:value-type="float" office:value="6" calcext:value-type="float">
            <text:p>6,00</text:p>
          </table:table-cell>
          <table:table-cell office:value-type="float" office:value="325.411574564024" calcext:value-type="float">
            <text:p>325,4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662416.5</text:p>
          </table:table-cell>
          <table:table-cell office:value-type="float" office:value="6867148" calcext:value-type="float">
            <text:p>6867148</text:p>
          </table:table-cell>
          <table:table-cell office:value-type="float" office:value="6" calcext:value-type="float">
            <text:p>6,00</text:p>
          </table:table-cell>
          <table:table-cell office:value-type="float" office:value="318.009012628643" calcext:value-type="float">
            <text:p>318,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662327.4</text:p>
          </table:table-cell>
          <table:table-cell office:value-type="string" calcext:value-type="string">
            <text:p>6867181.8</text:p>
          </table:table-cell>
          <table:table-cell office:value-type="float" office:value="6" calcext:value-type="float">
            <text:p>6,00</text:p>
          </table:table-cell>
          <table:table-cell office:value-type="float" office:value="288.190321212635" calcext:value-type="float">
            <text:p>288,1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662348.2</text:p>
          </table:table-cell>
          <table:table-cell office:value-type="string" calcext:value-type="string">
            <text:p>6867158.04</text:p>
          </table:table-cell>
          <table:table-cell office:value-type="float" office:value="6" calcext:value-type="float">
            <text:p>6,00</text:p>
          </table:table-cell>
          <table:table-cell office:value-type="float" office:value="279.721737540481" calcext:value-type="float">
            <text:p>279,7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662326.4</text:p>
          </table:table-cell>
          <table:table-cell office:value-type="string" calcext:value-type="string">
            <text:p>6867147.9</text:p>
          </table:table-cell>
          <table:table-cell office:value-type="float" office:value="6" calcext:value-type="float">
            <text:p>6,00</text:p>
          </table:table-cell>
          <table:table-cell office:value-type="float" office:value="258.892046287564" calcext:value-type="float">
            <text:p>258,8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661991.99</text:p>
          </table:table-cell>
          <table:table-cell office:value-type="string" calcext:value-type="string">
            <text:p>6868705.27</text:p>
          </table:table-cell>
          <table:table-cell office:value-type="float" office:value="5" calcext:value-type="float">
            <text:p>5,00</text:p>
          </table:table-cell>
          <table:table-cell office:value-type="float" office:value="1782.86049399324" calcext:value-type="float">
            <text:p>1 782,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662173.09</text:p>
          </table:table-cell>
          <table:table-cell office:value-type="string" calcext:value-type="string">
            <text:p>6868683.7</text:p>
          </table:table-cell>
          <table:table-cell office:value-type="float" office:value="5" calcext:value-type="float">
            <text:p>5,00</text:p>
          </table:table-cell>
          <table:table-cell office:value-type="float" office:value="1751.10958490788" calcext:value-type="float">
            <text:p>1 751,1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662332.6</text:p>
          </table:table-cell>
          <table:table-cell office:value-type="string" calcext:value-type="string">
            <text:p>6867154.4</text:p>
          </table:table-cell>
          <table:table-cell office:value-type="float" office:value="5" calcext:value-type="float">
            <text:p>5,00</text:p>
          </table:table-cell>
          <table:table-cell office:value-type="float" office:value="267.747072780797" calcext:value-type="float">
            <text:p>267,7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662156.01</text:p>
          </table:table-cell>
          <table:table-cell office:value-type="string" calcext:value-type="string">
            <text:p>6868602.89</text:p>
          </table:table-cell>
          <table:table-cell office:value-type="float" office:value="4" calcext:value-type="float">
            <text:p>4,00</text:p>
          </table:table-cell>
          <table:table-cell office:value-type="float" office:value="1670.47881525892" calcext:value-type="float">
            <text:p>1 670,4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661872.99</text:p>
          </table:table-cell>
          <table:table-cell office:value-type="string" calcext:value-type="string">
            <text:p>6868327.48</text:p>
          </table:table-cell>
          <table:table-cell office:value-type="float" office:value="4" calcext:value-type="float">
            <text:p>4,00</text:p>
          </table:table-cell>
          <table:table-cell office:value-type="float" office:value="1428.76397892583" calcext:value-type="float">
            <text:p>1 428,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661885.95</text:p>
          </table:table-cell>
          <table:table-cell office:value-type="string" calcext:value-type="string">
            <text:p>6868325.05</text:p>
          </table:table-cell>
          <table:table-cell office:value-type="float" office:value="4" calcext:value-type="float">
            <text:p>4,00</text:p>
          </table:table-cell>
          <table:table-cell office:value-type="float" office:value="1423.63566957802" calcext:value-type="float">
            <text:p>1 423,6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61900.29</text:p>
          </table:table-cell>
          <table:table-cell office:value-type="string" calcext:value-type="string">
            <text:p>6868322.4</text:p>
          </table:table-cell>
          <table:table-cell office:value-type="float" office:value="4" calcext:value-type="float">
            <text:p>4,00</text:p>
          </table:table-cell>
          <table:table-cell office:value-type="float" office:value="1418.12056447283" calcext:value-type="float">
            <text:p>1 418,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661912.69</text:p>
          </table:table-cell>
          <table:table-cell office:value-type="string" calcext:value-type="string">
            <text:p>6868324.48</text:p>
          </table:table-cell>
          <table:table-cell office:value-type="float" office:value="4" calcext:value-type="float">
            <text:p>4,00</text:p>
          </table:table-cell>
          <table:table-cell office:value-type="float" office:value="1417.74719458784" calcext:value-type="float">
            <text:p>1 417,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61926.44</text:p>
          </table:table-cell>
          <table:table-cell office:value-type="string" calcext:value-type="string">
            <text:p>6868322.82</text:p>
          </table:table-cell>
          <table:table-cell office:value-type="float" office:value="4" calcext:value-type="float">
            <text:p>4,00</text:p>
          </table:table-cell>
          <table:table-cell office:value-type="float" office:value="1413.56220511821" calcext:value-type="float">
            <text:p>1 413,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661938.21</text:p>
          </table:table-cell>
          <table:table-cell office:value-type="string" calcext:value-type="string">
            <text:p>6868319.8</text:p>
          </table:table-cell>
          <table:table-cell office:value-type="float" office:value="4" calcext:value-type="float">
            <text:p>4,00</text:p>
          </table:table-cell>
          <table:table-cell office:value-type="float" office:value="1408.50312579124" calcext:value-type="float">
            <text:p>1 408,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661957.66</text:p>
          </table:table-cell>
          <table:table-cell office:value-type="string" calcext:value-type="string">
            <text:p>6868317.91</text:p>
          </table:table-cell>
          <table:table-cell office:value-type="float" office:value="4" calcext:value-type="float">
            <text:p>4,00</text:p>
          </table:table-cell>
          <table:table-cell office:value-type="float" office:value="1403.39468250926" calcext:value-type="float">
            <text:p>1 403,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661652.97</text:p>
          </table:table-cell>
          <table:table-cell office:value-type="string" calcext:value-type="string">
            <text:p>6866211.73</text:p>
          </table:table-cell>
          <table:table-cell office:value-type="float" office:value="4" calcext:value-type="float">
            <text:p>4,00</text:p>
          </table:table-cell>
          <table:table-cell office:value-type="float" office:value="894.611255756892" calcext:value-type="float">
            <text:p>894,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62613.5</text:p>
          </table:table-cell>
          <table:table-cell office:value-type="string" calcext:value-type="string">
            <text:p>6866334.7</text:p>
          </table:table-cell>
          <table:table-cell office:value-type="float" office:value="4" calcext:value-type="float">
            <text:p>4,00</text:p>
          </table:table-cell>
          <table:table-cell office:value-type="float" office:value="737.243816771076" calcext:value-type="float">
            <text:p>737,2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662086.04</text:p>
          </table:table-cell>
          <table:table-cell office:value-type="string" calcext:value-type="string">
            <text:p>6867328.2</text:p>
          </table:table-cell>
          <table:table-cell office:value-type="float" office:value="2" calcext:value-type="float">
            <text:p>2,00</text:p>
          </table:table-cell>
          <table:table-cell office:value-type="float" office:value="407.077799098848" calcext:value-type="float">
            <text:p>407,0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62069" calcext:value-type="float">
            <text:p>662069</text:p>
          </table:table-cell>
          <table:table-cell office:value-type="string" calcext:value-type="string">
            <text:p>6867147.6</text:p>
          </table:table-cell>
          <table:table-cell office:value-type="float" office:value="2" calcext:value-type="float">
            <text:p>2,00</text:p>
          </table:table-cell>
          <table:table-cell office:value-type="float" office:value="242.997445187785" calcext:value-type="float">
            <text:p>243,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662085.8</text:p>
          </table:table-cell>
          <table:table-cell office:value-type="float" office:value="6867147" calcext:value-type="float">
            <text:p>6867147</text:p>
          </table:table-cell>
          <table:table-cell office:value-type="float" office:value="2" calcext:value-type="float">
            <text:p>2,00</text:p>
          </table:table-cell>
          <table:table-cell office:value-type="float" office:value="235.074051472308" calcext:value-type="float">
            <text:p>235,0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662065.4</text:p>
          </table:table-cell>
          <table:table-cell office:value-type="string" calcext:value-type="string">
            <text:p>6867127.9</text:p>
          </table:table-cell>
          <table:table-cell office:value-type="float" office:value="2" calcext:value-type="float">
            <text:p>2,00</text:p>
          </table:table-cell>
          <table:table-cell office:value-type="float" office:value="227.593913822471" calcext:value-type="float">
            <text:p>227,5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662078.44</text:p>
          </table:table-cell>
          <table:table-cell office:value-type="string" calcext:value-type="string">
            <text:p>6867115.81</text:p>
          </table:table-cell>
          <table:table-cell office:value-type="float" office:value="2" calcext:value-type="float">
            <text:p>2,00</text:p>
          </table:table-cell>
          <table:table-cell office:value-type="float" office:value="210.575850062461" calcext:value-type="float">
            <text:p>210,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662079.45</text:p>
          </table:table-cell>
          <table:table-cell office:value-type="string" calcext:value-type="string">
            <text:p>6867113.24</text:p>
          </table:table-cell>
          <table:table-cell office:value-type="float" office:value="2" calcext:value-type="float">
            <text:p>2,00</text:p>
          </table:table-cell>
          <table:table-cell office:value-type="float" office:value="207.842561276032" calcext:value-type="float">
            <text:p>207,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662854.1</text:p>
          </table:table-cell>
          <table:table-cell office:value-type="string" calcext:value-type="string">
            <text:p>6866004.5</text:p>
          </table:table-cell>
          <table:table-cell office:value-type="float" office:value="1" calcext:value-type="float">
            <text:p>1,00</text:p>
          </table:table-cell>
          <table:table-cell office:value-type="float" office:value="1145.83179437856" calcext:value-type="float">
            <text:p>1 145,8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661672.08</text:p>
          </table:table-cell>
          <table:table-cell office:value-type="string" calcext:value-type="string">
            <text:p>6866108.55</text:p>
          </table:table-cell>
          <table:table-cell office:value-type="float" office:value="1" calcext:value-type="float">
            <text:p>1,00</text:p>
          </table:table-cell>
          <table:table-cell office:value-type="float" office:value="969.490875052574" calcext:value-type="float">
            <text:p>969,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2872" calcext:value-type="float">
            <text:p>662872</text:p>
          </table:table-cell>
          <table:table-cell office:value-type="string" calcext:value-type="string">
            <text:p>6867591.6</text:p>
          </table:table-cell>
          <table:table-cell office:value-type="float" office:value="1" calcext:value-type="float">
            <text:p>1,00</text:p>
          </table:table-cell>
          <table:table-cell office:value-type="float" office:value="953.783674542677" calcext:value-type="float">
            <text:p>953,7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662872.8</text:p>
          </table:table-cell>
          <table:table-cell office:value-type="float" office:value="6867588" calcext:value-type="float">
            <text:p>6867588</text:p>
          </table:table-cell>
          <table:table-cell office:value-type="float" office:value="1" calcext:value-type="float">
            <text:p>1,00</text:p>
          </table:table-cell>
          <table:table-cell office:value-type="float" office:value="951.880161500325" calcext:value-type="float">
            <text:p>951,8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662870.3</text:p>
          </table:table-cell>
          <table:table-cell office:value-type="float" office:value="6867583" calcext:value-type="float">
            <text:p>6867583</text:p>
          </table:table-cell>
          <table:table-cell office:value-type="float" office:value="1" calcext:value-type="float">
            <text:p>1,00</text:p>
          </table:table-cell>
          <table:table-cell office:value-type="float" office:value="946.626283537952" calcext:value-type="float">
            <text:p>946,6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662745.8</text:p>
          </table:table-cell>
          <table:table-cell office:value-type="string" calcext:value-type="string">
            <text:p>6866188.9</text:p>
          </table:table-cell>
          <table:table-cell office:value-type="float" office:value="1" calcext:value-type="float">
            <text:p>1,00</text:p>
          </table:table-cell>
          <table:table-cell office:value-type="float" office:value="933.156820325612" calcext:value-type="float">
            <text:p>933,1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662857.9</text:p>
          </table:table-cell>
          <table:table-cell office:value-type="string" calcext:value-type="string">
            <text:p>6867573.6</text:p>
          </table:table-cell>
          <table:table-cell office:value-type="float" office:value="1" calcext:value-type="float">
            <text:p>1,00</text:p>
          </table:table-cell>
          <table:table-cell office:value-type="float" office:value="931.158318074966" calcext:value-type="float">
            <text:p>931,1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662738.6</text:p>
          </table:table-cell>
          <table:table-cell office:value-type="string" calcext:value-type="string">
            <text:p>6866190.4</text:p>
          </table:table-cell>
          <table:table-cell office:value-type="float" office:value="1" calcext:value-type="float">
            <text:p>1,00</text:p>
          </table:table-cell>
          <table:table-cell office:value-type="float" office:value="927.626270435734" calcext:value-type="float">
            <text:p>927,6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662852.6</text:p>
          </table:table-cell>
          <table:table-cell office:value-type="string" calcext:value-type="string">
            <text:p>6867572.4</text:p>
          </table:table-cell>
          <table:table-cell office:value-type="float" office:value="1" calcext:value-type="float">
            <text:p>1,00</text:p>
          </table:table-cell>
          <table:table-cell office:value-type="float" office:value="926.491404666316" calcext:value-type="float">
            <text:p>926,4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662731.3</text:p>
          </table:table-cell>
          <table:table-cell office:value-type="float" office:value="6866192" calcext:value-type="float">
            <text:p>6866192</text:p>
          </table:table-cell>
          <table:table-cell office:value-type="float" office:value="1" calcext:value-type="float">
            <text:p>1,00</text:p>
          </table:table-cell>
          <table:table-cell office:value-type="float" office:value="921.981325525924" calcext:value-type="float">
            <text:p>921,9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662846.4</text:p>
          </table:table-cell>
          <table:table-cell office:value-type="string" calcext:value-type="string">
            <text:p>6867571.2</text:p>
          </table:table-cell>
          <table:table-cell office:value-type="float" office:value="1" calcext:value-type="float">
            <text:p>1,00</text:p>
          </table:table-cell>
          <table:table-cell office:value-type="float" office:value="921.183922988451" calcext:value-type="float">
            <text:p>921,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662724.1</text:p>
          </table:table-cell>
          <table:table-cell office:value-type="string" calcext:value-type="string">
            <text:p>6866193.6</text:p>
          </table:table-cell>
          <table:table-cell office:value-type="float" office:value="1" calcext:value-type="float">
            <text:p>1,00</text:p>
          </table:table-cell>
          <table:table-cell office:value-type="float" office:value="916.421673898633" calcext:value-type="float">
            <text:p>916,4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62834" calcext:value-type="float">
            <text:p>662834</text:p>
          </table:table-cell>
          <table:table-cell office:value-type="string" calcext:value-type="string">
            <text:p>6867567.9</text:p>
          </table:table-cell>
          <table:table-cell office:value-type="float" office:value="1" calcext:value-type="float">
            <text:p>1,00</text:p>
          </table:table-cell>
          <table:table-cell office:value-type="float" office:value="909.979044834856" calcext:value-type="float">
            <text:p>909,9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62830" calcext:value-type="float">
            <text:p>662830</text:p>
          </table:table-cell>
          <table:table-cell office:value-type="string" calcext:value-type="string">
            <text:p>6867566.9</text:p>
          </table:table-cell>
          <table:table-cell office:value-type="float" office:value="1" calcext:value-type="float">
            <text:p>1,00</text:p>
          </table:table-cell>
          <table:table-cell office:value-type="float" office:value="906.41891915048" calcext:value-type="float">
            <text:p>906,4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662817.4</text:p>
          </table:table-cell>
          <table:table-cell office:value-type="string" calcext:value-type="string">
            <text:p>6867564.1</text:p>
          </table:table-cell>
          <table:table-cell office:value-type="float" office:value="1" calcext:value-type="float">
            <text:p>1,00</text:p>
          </table:table-cell>
          <table:table-cell office:value-type="float" office:value="895.482891973856" calcext:value-type="float">
            <text:p>895,4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662820.2</text:p>
          </table:table-cell>
          <table:table-cell office:value-type="string" calcext:value-type="string">
            <text:p>6866304.9</text:p>
          </table:table-cell>
          <table:table-cell office:value-type="float" office:value="1" calcext:value-type="float">
            <text:p>1,00</text:p>
          </table:table-cell>
          <table:table-cell office:value-type="float" office:value="894.995611137071" calcext:value-type="float">
            <text:p>895,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662807.4</text:p>
          </table:table-cell>
          <table:table-cell office:value-type="string" calcext:value-type="string">
            <text:p>6867562.5</text:p>
          </table:table-cell>
          <table:table-cell office:value-type="float" office:value="1" calcext:value-type="float">
            <text:p>1,00</text:p>
          </table:table-cell>
          <table:table-cell office:value-type="float" office:value="887.282836109481" calcext:value-type="float">
            <text:p>887,2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662836.04</text:p>
          </table:table-cell>
          <table:table-cell office:value-type="string" calcext:value-type="string">
            <text:p>6866335.89</text:p>
          </table:table-cell>
          <table:table-cell office:value-type="float" office:value="1" calcext:value-type="float">
            <text:p>1,00</text:p>
          </table:table-cell>
          <table:table-cell office:value-type="float" office:value="885.164397849356" calcext:value-type="float">
            <text:p>885,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662801.3</text:p>
          </table:table-cell>
          <table:table-cell office:value-type="string" calcext:value-type="string">
            <text:p>6867560.4</text:p>
          </table:table-cell>
          <table:table-cell office:value-type="float" office:value="1" calcext:value-type="float">
            <text:p>1,00</text:p>
          </table:table-cell>
          <table:table-cell office:value-type="float" office:value="881.499667457035" calcext:value-type="float">
            <text:p>881,5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62793" calcext:value-type="float">
            <text:p>662793</text:p>
          </table:table-cell>
          <table:table-cell office:value-type="string" calcext:value-type="string">
            <text:p>6867566.3</text:p>
          </table:table-cell>
          <table:table-cell office:value-type="float" office:value="1" calcext:value-type="float">
            <text:p>1,00</text:p>
          </table:table-cell>
          <table:table-cell office:value-type="float" office:value="879.93100472957" calcext:value-type="float">
            <text:p>879,9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662785.7</text:p>
          </table:table-cell>
          <table:table-cell office:value-type="string" calcext:value-type="string">
            <text:p>6867564.5</text:p>
          </table:table-cell>
          <table:table-cell office:value-type="float" office:value="1" calcext:value-type="float">
            <text:p>1,00</text:p>
          </table:table-cell>
          <table:table-cell office:value-type="float" office:value="873.578123035325" calcext:value-type="float">
            <text:p>873,5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662793.72</text:p>
          </table:table-cell>
          <table:table-cell office:value-type="string" calcext:value-type="string">
            <text:p>6866317.17</text:p>
          </table:table-cell>
          <table:table-cell office:value-type="float" office:value="1" calcext:value-type="float">
            <text:p>1,00</text:p>
          </table:table-cell>
          <table:table-cell office:value-type="float" office:value="867.571000826995" calcext:value-type="float">
            <text:p>867,5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662780.1</text:p>
          </table:table-cell>
          <table:table-cell office:value-type="string" calcext:value-type="string">
            <text:p>6867560.8</text:p>
          </table:table-cell>
          <table:table-cell office:value-type="float" office:value="1" calcext:value-type="float">
            <text:p>1,00</text:p>
          </table:table-cell>
          <table:table-cell office:value-type="float" office:value="867.035626341294" calcext:value-type="float">
            <text:p>867,0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662776.2</text:p>
          </table:table-cell>
          <table:table-cell office:value-type="string" calcext:value-type="string">
            <text:p>6867559.9</text:p>
          </table:table-cell>
          <table:table-cell office:value-type="float" office:value="1" calcext:value-type="float">
            <text:p>1,00</text:p>
          </table:table-cell>
          <table:table-cell office:value-type="float" office:value="863.697766838628" calcext:value-type="float">
            <text:p>863,7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662774.9</text:p>
          </table:table-cell>
          <table:table-cell office:value-type="string" calcext:value-type="string">
            <text:p>6867553.7</text:p>
          </table:table-cell>
          <table:table-cell office:value-type="float" office:value="1" calcext:value-type="float">
            <text:p>1,00</text:p>
          </table:table-cell>
          <table:table-cell office:value-type="float" office:value="858.307683814115" calcext:value-type="float">
            <text:p>858,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662766.3</text:p>
          </table:table-cell>
          <table:table-cell office:value-type="string" calcext:value-type="string">
            <text:p>6867559.8</text:p>
          </table:table-cell>
          <table:table-cell office:value-type="float" office:value="1" calcext:value-type="float">
            <text:p>1,00</text:p>
          </table:table-cell>
          <table:table-cell office:value-type="float" office:value="856.848059667387" calcext:value-type="float">
            <text:p>856,8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662815.2</text:p>
          </table:table-cell>
          <table:table-cell office:value-type="string" calcext:value-type="string">
            <text:p>6866379.3</text:p>
          </table:table-cell>
          <table:table-cell office:value-type="float" office:value="1" calcext:value-type="float">
            <text:p>1,00</text:p>
          </table:table-cell>
          <table:table-cell office:value-type="float" office:value="840.692138567005" calcext:value-type="float">
            <text:p>840,6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662797.7</text:p>
          </table:table-cell>
          <table:table-cell office:value-type="string" calcext:value-type="string">
            <text:p>6866388.7</text:p>
          </table:table-cell>
          <table:table-cell office:value-type="float" office:value="1" calcext:value-type="float">
            <text:p>1,00</text:p>
          </table:table-cell>
          <table:table-cell office:value-type="float" office:value="821.341778597147" calcext:value-type="float">
            <text:p>821,3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662749.35</text:p>
          </table:table-cell>
          <table:table-cell office:value-type="string" calcext:value-type="string">
            <text:p>6866404.31</text:p>
          </table:table-cell>
          <table:table-cell office:value-type="float" office:value="1" calcext:value-type="float">
            <text:p>1,00</text:p>
          </table:table-cell>
          <table:table-cell office:value-type="float" office:value="775.044219404291" calcext:value-type="float">
            <text:p>775,0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662289.93</text:p>
          </table:table-cell>
          <table:table-cell office:value-type="string" calcext:value-type="string">
            <text:p>6866219.26</text:p>
          </table:table-cell>
          <table:table-cell office:value-type="float" office:value="1" calcext:value-type="float">
            <text:p>1,00</text:p>
          </table:table-cell>
          <table:table-cell office:value-type="float" office:value="721.580626989097" calcext:value-type="float">
            <text:p>721,5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662240.7</text:p>
          </table:table-cell>
          <table:table-cell office:value-type="string" calcext:value-type="string">
            <text:p>6866214.2</text:p>
          </table:table-cell>
          <table:table-cell office:value-type="float" office:value="1" calcext:value-type="float">
            <text:p>1,00</text:p>
          </table:table-cell>
          <table:table-cell office:value-type="float" office:value="720.948161377468" calcext:value-type="float">
            <text:p>720,9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662251.5</text:p>
          </table:table-cell>
          <table:table-cell office:value-type="string" calcext:value-type="string">
            <text:p>6866217.4</text:p>
          </table:table-cell>
          <table:table-cell office:value-type="float" office:value="1" calcext:value-type="float">
            <text:p>1,00</text:p>
          </table:table-cell>
          <table:table-cell office:value-type="float" office:value="718.715552741379" calcext:value-type="float">
            <text:p>718,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662284.69</text:p>
          </table:table-cell>
          <table:table-cell office:value-type="string" calcext:value-type="string">
            <text:p>6866225.33</text:p>
          </table:table-cell>
          <table:table-cell office:value-type="float" office:value="1" calcext:value-type="float">
            <text:p>1,00</text:p>
          </table:table-cell>
          <table:table-cell office:value-type="float" office:value="714.81009309255" calcext:value-type="float">
            <text:p>714,8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662256.52</text:p>
          </table:table-cell>
          <table:table-cell office:value-type="string" calcext:value-type="string">
            <text:p>6866222.88</text:p>
          </table:table-cell>
          <table:table-cell office:value-type="float" office:value="1" calcext:value-type="float">
            <text:p>1,00</text:p>
          </table:table-cell>
          <table:table-cell office:value-type="float" office:value="713.764159892307" calcext:value-type="float">
            <text:p>713,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662226.3</text:p>
          </table:table-cell>
          <table:table-cell office:value-type="float" office:value="6866221" calcext:value-type="float">
            <text:p>6866221</text:p>
          </table:table-cell>
          <table:table-cell office:value-type="float" office:value="1" calcext:value-type="float">
            <text:p>1,00</text:p>
          </table:table-cell>
          <table:table-cell office:value-type="float" office:value="713.139967632886" calcext:value-type="float">
            <text:p>713,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662239.92</text:p>
          </table:table-cell>
          <table:table-cell office:value-type="string" calcext:value-type="string">
            <text:p>6866225.35</text:p>
          </table:table-cell>
          <table:table-cell office:value-type="float" office:value="1" calcext:value-type="float">
            <text:p>1,00</text:p>
          </table:table-cell>
          <table:table-cell office:value-type="float" office:value="709.77071666739" calcext:value-type="float">
            <text:p>709,7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662232.52</text:p>
          </table:table-cell>
          <table:table-cell office:value-type="string" calcext:value-type="string">
            <text:p>6866230.22</text:p>
          </table:table-cell>
          <table:table-cell office:value-type="float" office:value="1" calcext:value-type="float">
            <text:p>1,00</text:p>
          </table:table-cell>
          <table:table-cell office:value-type="float" office:value="704.35172903236" calcext:value-type="float">
            <text:p>704,3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662221.4</text:p>
          </table:table-cell>
          <table:table-cell office:value-type="string" calcext:value-type="string">
            <text:p>6866231.7</text:p>
          </table:table-cell>
          <table:table-cell office:value-type="float" office:value="1" calcext:value-type="float">
            <text:p>1,00</text:p>
          </table:table-cell>
          <table:table-cell office:value-type="float" office:value="702.170830799344" calcext:value-type="float">
            <text:p>702,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662267.86</text:p>
          </table:table-cell>
          <table:table-cell office:value-type="string" calcext:value-type="string">
            <text:p>6866236.01</text:p>
          </table:table-cell>
          <table:table-cell office:value-type="float" office:value="1" calcext:value-type="float">
            <text:p>1,00</text:p>
          </table:table-cell>
          <table:table-cell office:value-type="float" office:value="701.994724161072" calcext:value-type="float">
            <text:p>701,9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662217.58</text:p>
          </table:table-cell>
          <table:table-cell office:value-type="string" calcext:value-type="string">
            <text:p>6866232.28</text:p>
          </table:table-cell>
          <table:table-cell office:value-type="float" office:value="1" calcext:value-type="float">
            <text:p>1,00</text:p>
          </table:table-cell>
          <table:table-cell office:value-type="float" office:value="701.389982054257" calcext:value-type="float">
            <text:p>701,3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662242.1</text:p>
          </table:table-cell>
          <table:table-cell office:value-type="string" calcext:value-type="string">
            <text:p>6866238.9</text:p>
          </table:table-cell>
          <table:table-cell office:value-type="float" office:value="1" calcext:value-type="float">
            <text:p>1,00</text:p>
          </table:table-cell>
          <table:table-cell office:value-type="float" office:value="696.448329961388" calcext:value-type="float">
            <text:p>696,4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662261.12</text:p>
          </table:table-cell>
          <table:table-cell office:value-type="string" calcext:value-type="string">
            <text:p>6866242.13</text:p>
          </table:table-cell>
          <table:table-cell office:value-type="float" office:value="1" calcext:value-type="float">
            <text:p>1,00</text:p>
          </table:table-cell>
          <table:table-cell office:value-type="float" office:value="695.125038079595" calcext:value-type="float">
            <text:p>695,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662268.8</text:p>
          </table:table-cell>
          <table:table-cell office:value-type="string" calcext:value-type="string">
            <text:p>6866243.45</text:p>
          </table:table-cell>
          <table:table-cell office:value-type="float" office:value="1" calcext:value-type="float">
            <text:p>1,00</text:p>
          </table:table-cell>
          <table:table-cell office:value-type="float" office:value="694.72621882159" calcext:value-type="float">
            <text:p>694,7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662246.6</text:p>
          </table:table-cell>
          <table:table-cell office:value-type="string" calcext:value-type="string">
            <text:p>6866246.6</text:p>
          </table:table-cell>
          <table:table-cell office:value-type="float" office:value="1" calcext:value-type="float">
            <text:p>1,00</text:p>
          </table:table-cell>
          <table:table-cell office:value-type="float" office:value="689.180641255653" calcext:value-type="float">
            <text:p>689,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662222.9</text:p>
          </table:table-cell>
          <table:table-cell office:value-type="string" calcext:value-type="string">
            <text:p>6866245.5</text:p>
          </table:table-cell>
          <table:table-cell office:value-type="float" office:value="1" calcext:value-type="float">
            <text:p>1,00</text:p>
          </table:table-cell>
          <table:table-cell office:value-type="float" office:value="688.47790640693" calcext:value-type="float">
            <text:p>688,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62250" calcext:value-type="float">
            <text:p>662250</text:p>
          </table:table-cell>
          <table:table-cell office:value-type="float" office:value="6866250" calcext:value-type="float">
            <text:p>6866250</text:p>
          </table:table-cell>
          <table:table-cell office:value-type="float" office:value="1" calcext:value-type="float">
            <text:p>1,00</text:p>
          </table:table-cell>
          <table:table-cell office:value-type="float" office:value="686.121612318961" calcext:value-type="float">
            <text:p>686,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662261.2</text:p>
          </table:table-cell>
          <table:table-cell office:value-type="string" calcext:value-type="string">
            <text:p>6866255.27</text:p>
          </table:table-cell>
          <table:table-cell office:value-type="float" office:value="1" calcext:value-type="float">
            <text:p>1,00</text:p>
          </table:table-cell>
          <table:table-cell office:value-type="float" office:value="682.079277590353" calcext:value-type="float">
            <text:p>682,0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662289.01</text:p>
          </table:table-cell>
          <table:table-cell office:value-type="string" calcext:value-type="string">
            <text:p>6866263.57</text:p>
          </table:table-cell>
          <table:table-cell office:value-type="float" office:value="1" calcext:value-type="float">
            <text:p>1,00</text:p>
          </table:table-cell>
          <table:table-cell office:value-type="float" office:value="677.648309042264" calcext:value-type="float">
            <text:p>677,6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662209.5</text:p>
          </table:table-cell>
          <table:table-cell office:value-type="string" calcext:value-type="string">
            <text:p>6866255.9</text:p>
          </table:table-cell>
          <table:table-cell office:value-type="float" office:value="1" calcext:value-type="float">
            <text:p>1,00</text:p>
          </table:table-cell>
          <table:table-cell office:value-type="float" office:value="677.428085618109" calcext:value-type="float">
            <text:p>677,4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662254.94</text:p>
          </table:table-cell>
          <table:table-cell office:value-type="string" calcext:value-type="string">
            <text:p>6866262.26</text:p>
          </table:table-cell>
          <table:table-cell office:value-type="float" office:value="1" calcext:value-type="float">
            <text:p>1,00</text:p>
          </table:table-cell>
          <table:table-cell office:value-type="float" office:value="674.434381650272" calcext:value-type="float">
            <text:p>674,4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662211.6</text:p>
          </table:table-cell>
          <table:table-cell office:value-type="string" calcext:value-type="string">
            <text:p>6866261.3</text:p>
          </table:table-cell>
          <table:table-cell office:value-type="float" office:value="1" calcext:value-type="float">
            <text:p>1,00</text:p>
          </table:table-cell>
          <table:table-cell office:value-type="float" office:value="672.119792846773" calcext:value-type="float">
            <text:p>672,1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662280.25</text:p>
          </table:table-cell>
          <table:table-cell office:value-type="string" calcext:value-type="string">
            <text:p>6866269.71</text:p>
          </table:table-cell>
          <table:table-cell office:value-type="float" office:value="1" calcext:value-type="float">
            <text:p>1,00</text:p>
          </table:table-cell>
          <table:table-cell office:value-type="float" office:value="670.250661106723" calcext:value-type="float">
            <text:p>670,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662273.18</text:p>
          </table:table-cell>
          <table:table-cell office:value-type="string" calcext:value-type="string">
            <text:p>6866272.25</text:p>
          </table:table-cell>
          <table:table-cell office:value-type="float" office:value="1" calcext:value-type="float">
            <text:p>1,00</text:p>
          </table:table-cell>
          <table:table-cell office:value-type="float" office:value="666.738846920959" calcext:value-type="float">
            <text:p>666,7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662213.8</text:p>
          </table:table-cell>
          <table:table-cell office:value-type="string" calcext:value-type="string">
            <text:p>6866266.9</text:p>
          </table:table-cell>
          <table:table-cell office:value-type="float" office:value="1" calcext:value-type="float">
            <text:p>1,00</text:p>
          </table:table-cell>
          <table:table-cell office:value-type="float" office:value="666.624493383059" calcext:value-type="float">
            <text:p>666,6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662260.11</text:p>
          </table:table-cell>
          <table:table-cell office:value-type="string" calcext:value-type="string">
            <text:p>6866272.58</text:p>
          </table:table-cell>
          <table:table-cell office:value-type="float" office:value="1" calcext:value-type="float">
            <text:p>1,00</text:p>
          </table:table-cell>
          <table:table-cell office:value-type="float" office:value="664.758448897134" calcext:value-type="float">
            <text:p>664,7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662250.05</text:p>
          </table:table-cell>
          <table:table-cell office:value-type="string" calcext:value-type="string">
            <text:p>6866273.6</text:p>
          </table:table-cell>
          <table:table-cell office:value-type="float" office:value="1" calcext:value-type="float">
            <text:p>1,00</text:p>
          </table:table-cell>
          <table:table-cell office:value-type="float" office:value="662.643574435525" calcext:value-type="float">
            <text:p>662,6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662254.53</text:p>
          </table:table-cell>
          <table:table-cell office:value-type="string" calcext:value-type="string">
            <text:p>6866276.25</text:p>
          </table:table-cell>
          <table:table-cell office:value-type="float" office:value="1" calcext:value-type="float">
            <text:p>1,00</text:p>
          </table:table-cell>
          <table:table-cell office:value-type="float" office:value="660.481162334728" calcext:value-type="float">
            <text:p>660,4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662251.04</text:p>
          </table:table-cell>
          <table:table-cell office:value-type="string" calcext:value-type="string">
            <text:p>6866278.84</text:p>
          </table:table-cell>
          <table:table-cell office:value-type="float" office:value="1" calcext:value-type="float">
            <text:p>1,00</text:p>
          </table:table-cell>
          <table:table-cell office:value-type="float" office:value="657.533255567164" calcext:value-type="float">
            <text:p>657,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662218.1</text:p>
          </table:table-cell>
          <table:table-cell office:value-type="string" calcext:value-type="string">
            <text:p>6866277.8</text:p>
          </table:table-cell>
          <table:table-cell office:value-type="float" office:value="1" calcext:value-type="float">
            <text:p>1,00</text:p>
          </table:table-cell>
          <table:table-cell office:value-type="float" office:value="655.95551813704" calcext:value-type="float">
            <text:p>655,9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662222.3</text:p>
          </table:table-cell>
          <table:table-cell office:value-type="string" calcext:value-type="string">
            <text:p>6866288.7</text:p>
          </table:table-cell>
          <table:table-cell office:value-type="float" office:value="1" calcext:value-type="float">
            <text:p>1,00</text:p>
          </table:table-cell>
          <table:table-cell office:value-type="float" office:value="645.316769308689" calcext:value-type="float">
            <text:p>645,3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61931" calcext:value-type="float">
            <text:p>661931</text:p>
          </table:table-cell>
          <table:table-cell office:value-type="float" office:value="6866364" calcext:value-type="float">
            <text:p>6866364</text:p>
          </table:table-cell>
          <table:table-cell office:value-type="float" office:value="1" calcext:value-type="float">
            <text:p>1,00</text:p>
          </table:table-cell>
          <table:table-cell office:value-type="float" office:value="621.892565096836" calcext:value-type="float">
            <text:p>621,8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1850" calcext:value-type="float">
            <text:p>661850</text:p>
          </table:table-cell>
          <table:table-cell office:value-type="float" office:value="6866650" calcext:value-type="float">
            <text:p>6866650</text:p>
          </table:table-cell>
          <table:table-cell office:value-type="float" office:value="1" calcext:value-type="float">
            <text:p>1,00</text:p>
          </table:table-cell>
          <table:table-cell office:value-type="float" office:value="436.458486894069" calcext:value-type="float">
            <text:p>436,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662178.1</text:p>
          </table:table-cell>
          <table:table-cell office:value-type="string" calcext:value-type="string">
            <text:p>6866509.6</text:p>
          </table:table-cell>
          <table:table-cell office:value-type="float" office:value="1" calcext:value-type="float">
            <text:p>1,00</text:p>
          </table:table-cell>
          <table:table-cell office:value-type="float" office:value="423.190568762807" calcext:value-type="float">
            <text:p>423,1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661939.5</text:p>
          </table:table-cell>
          <table:table-cell office:value-type="string" calcext:value-type="string">
            <text:p>6866636.8</text:p>
          </table:table-cell>
          <table:table-cell office:value-type="float" office:value="1" calcext:value-type="float">
            <text:p>1,00</text:p>
          </table:table-cell>
          <table:table-cell office:value-type="float" office:value="382.920781387425" calcext:value-type="float">
            <text:p>382,9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61950" calcext:value-type="float">
            <text:p>661950</text:p>
          </table:table-cell>
          <table:table-cell office:value-type="float" office:value="6866650" calcext:value-type="float">
            <text:p>6866650</text:p>
          </table:table-cell>
          <table:table-cell office:value-type="float" office:value="1" calcext:value-type="float">
            <text:p>1,00</text:p>
          </table:table-cell>
          <table:table-cell office:value-type="float" office:value="366.054760996239" calcext:value-type="float">
            <text:p>366,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number-rows-repeated="10480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matriceDistance2.A1:matriceDistance2.E504" table:display-filter-buttons="true">
          <table:filter>
            <table:filter-and>
              <table:filter-condition table:field-number="2" table:value="1" table:operator="=">
                <table:filter-set-item table:value="1"/>
                <table:filter-set-item table:value="10"/>
                <table:filter-set-item table:value="11"/>
                <table:filter-set-item table:value="12"/>
                <table:filter-set-item table:value="13"/>
                <table:filter-set-item table:value="14"/>
                <table:filter-set-item table:value="15"/>
                <table:filter-set-item table:value="16"/>
                <table:filter-set-item table:value="17"/>
                <table:filter-set-item table:value="18"/>
                <table:filter-set-item table:value="19"/>
                <table:filter-set-item table:value="2"/>
                <table:filter-set-item table:value="20"/>
                <table:filter-set-item table:value="21"/>
                <table:filter-set-item table:value="22"/>
                <table:filter-set-item table:value="23"/>
                <table:filter-set-item table:value="24"/>
                <table:filter-set-item table:value="25"/>
                <table:filter-set-item table:value="27"/>
                <table:filter-set-item table:value="30"/>
                <table:filter-set-item table:value="34"/>
                <table:filter-set-item table:value="35"/>
                <table:filter-set-item table:value="38"/>
                <table:filter-set-item table:value="4"/>
                <table:filter-set-item table:value="40"/>
                <table:filter-set-item table:value="42"/>
                <table:filter-set-item table:value="43"/>
                <table:filter-set-item table:value="5"/>
                <table:filter-set-item table:value="51"/>
                <table:filter-set-item table:value="52"/>
                <table:filter-set-item table:value="53"/>
                <table:filter-set-item table:value="54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2-10-12T06:52:07.573000000</dc:date>
    <meta:editing-duration>PT13M41S</meta:editing-duration>
    <meta:editing-cycles>2</meta:editing-cycles>
    <meta:document-statistic meta:table-count="1" meta:cell-count="25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2cm" svg:y="4.201cm" style:legend-expansion="high" chart:style-name="ch2"/>
        <chart:plot-area chart:style-name="ch3" table:cell-range-address="matriceDistance2.D1:matriceDistance2.E1 matriceDistance2.C1:matriceDistance2.C504 matriceDistance2.D2:matriceDistance2.D504" chart:data-source-has-labels="both" svg:x="0.32cm" svg:y="0.18cm" svg:width="12.382cm" svg:height="8.64cm">
          <chart:coordinate-region svg:x="1.603cm" svg:y="0.379cm" svg:width="10.383cm" svg:height="7.794cm"/>
          <chart:axis chart:dimension="x" chart:name="primary-x" chart:style-name="ch4" chartooo:axis-type="auto">
            <chart:categories table:cell-range-address="matriceDistance2.E1:matriceDistance2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riceDistance2.D2:matriceDistance2.D504" chart:label-cell-address="matriceDistance2.D1:matriceDistance2.D1" chart:class="chart:scatter">
            <chart:domain table:cell-range-address="matriceDistance2.C2:matriceDistance2.C504"/>
            <chart:data-point chart:repeated="5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distanceMairie</text:p>
                <draw:g>
                  <svg:desc>matriceDistance2.D1:matriceDistanc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dentifiant</text:p>
                <draw:g>
                  <svg:desc>matriceDistance2.E1:matriceDistance2.E1</svg:desc>
                </draw:g>
              </table:table-cell>
              <table:table-cell office:value-type="float" office:value="54">
                <text:p>54</text:p>
                <draw:g>
                  <svg:desc>matriceDistance2.C2:matriceDistance2.C504</svg:desc>
                </draw:g>
              </table:table-cell>
              <table:table-cell office:value-type="float" office:value="1334.09664300555">
                <text:p>1334.09664300555</text:p>
                <draw:g>
                  <svg:desc>matriceDistance2.D2:matriceDistance2.D504</svg:desc>
                </draw:g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285.76316204251">
                <text:p>1285.76316204251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264.78090246117">
                <text:p>1264.78090246117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463.59833899622">
                <text:p>463.59833899622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1360.73188325871">
                <text:p>1360.73188325871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304.681168515417">
                <text:p>304.68116851541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550.28448245145">
                <text:p>1550.2844824514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528.20633285559">
                <text:p>1528.20633285559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507.06426219435">
                <text:p>1507.0642621943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434.43188950355">
                <text:p>1434.4318895035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413.25179673028">
                <text:p>1413.25179673028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392.28516786609">
                <text:p>1392.28516786609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363.5700750196">
                <text:p>1363.570075019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308.02667148945">
                <text:p>1308.0266714894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571.75188251884">
                <text:p>1571.75188251884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485.78012886018">
                <text:p>1485.7801288601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915.893228254091">
                <text:p>915.89322825409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894.383508455659">
                <text:p>894.383508455659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648.56822665271">
                <text:p>648.5682266527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567.051950715565">
                <text:p>567.051950715565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550.946674075458">
                <text:p>550.94667407545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431.233417479874">
                <text:p>431.233417479874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367.177351048094">
                <text:p>367.177351048094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930.418786186344">
                <text:p>930.418786186344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633.951450920099">
                <text:p>633.95145092009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610.90715365491">
                <text:p>610.9071536549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418.67641683297">
                <text:p>418.67641683297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388.46008784778">
                <text:p>388.46008784778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800.12035301926">
                <text:p>1800.12035301926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887.511018146176">
                <text:p>887.511018146176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547.852054666803">
                <text:p>547.85205466680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668.406588816262">
                <text:p>668.40658881626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335.626025562811">
                <text:p>335.62602556281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46.215767326071">
                <text:p>346.215767326071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602.556318249884">
                <text:p>602.55631824988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72.823328059026">
                <text:p>472.82332805902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815.48023868963">
                <text:p>1815.48023868963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297.54005403405">
                <text:p>1297.5400540340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288.50745010197">
                <text:p>1288.5074501019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259.2995500762">
                <text:p>1259.2995500762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272.1888662242">
                <text:p>1272.1888662242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860.55786034606">
                <text:p>860.55786034606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612.653635333158">
                <text:p>612.65363533315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840.09928449676">
                <text:p>1840.09928449676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801.86000277955">
                <text:p>1801.8600027795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795.65179284385">
                <text:p>1795.6517928438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771.49854752052">
                <text:p>1771.4985475205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313.42181394874">
                <text:p>1313.42181394874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278.83509992129">
                <text:p>1278.8350999212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063.40452141561">
                <text:p>1063.4045214156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058.72059711445">
                <text:p>1058.7205971144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057.12376225959">
                <text:p>1057.1237622595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055.70185487532">
                <text:p>1055.7018548753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066.10369824892">
                <text:p>1066.1036982489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751.965155845928">
                <text:p>751.96515584592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11.45258444222">
                <text:p>411.4525844422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94.123638071858">
                <text:p>394.12363807185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81.672064367534">
                <text:p>381.672064367534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68.859632633647">
                <text:p>368.859632633647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52.0251475843">
                <text:p>352.025147584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43.826476461338">
                <text:p>343.82647646133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30.52565663419">
                <text:p>330.5256566341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53.914407323441">
                <text:p>153.91440732344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47.505694355479">
                <text:p>147.50569435547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36.511753858303">
                <text:p>136.51175385830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33.380885045473">
                <text:p>133.38088504547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8.472751694007">
                <text:p>128.472751694007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7.998490996592">
                <text:p>127.99849099659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6.304011331251">
                <text:p>126.30401133125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6.04366108848">
                <text:p>126.0436610884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4.749864778006">
                <text:p>124.74986477800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2.845267256552">
                <text:p>122.84526725655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060.53703187013">
                <text:p>1060.53703187013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716.131119006669">
                <text:p>716.131119006669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707.600206908124">
                <text:p>707.60020690812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686.527903028384">
                <text:p>686.52790302838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677.765085282355">
                <text:p>677.76508528235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546.330321486497">
                <text:p>546.33032148649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544.482449152018">
                <text:p>544.48244915201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517.757414660298">
                <text:p>517.75741466029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495.444189561248">
                <text:p>495.44418956124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417.916197112671">
                <text:p>417.916197112671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70.765195413544">
                <text:p>370.76519541354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54.074959795708">
                <text:p>354.07495979570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20.60923998471">
                <text:p>320.60923998471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83.927072335175">
                <text:p>283.9270723351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54.05281335417">
                <text:p>254.0528133541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49.694459928432">
                <text:p>249.69445992843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910.273266386751">
                <text:p>910.27326638675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905.780540276253">
                <text:p>905.780540276253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98.413093811879">
                <text:p>898.41309381187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98.310755520006">
                <text:p>898.31075552000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95.968918670951">
                <text:p>895.96891867095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94.662696648254">
                <text:p>894.66269664825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93.905321544639">
                <text:p>893.90532154463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89.685358777148">
                <text:p>889.68535877714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89.423484086979">
                <text:p>889.42348408697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62.323853387227">
                <text:p>862.32385338722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71.059809731059">
                <text:p>471.05980973105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33.195074497323">
                <text:p>433.19507449732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894.946382511251">
                <text:p>894.946382511251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858.59170420721">
                <text:p>858.59170420721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87.020660585503">
                <text:p>487.02066058550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70.128583271302">
                <text:p>470.12858327130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53.152582523436">
                <text:p>453.152582523436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36.283877823355">
                <text:p>436.28387782335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892.41566194172">
                <text:p>1892.4156619417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890.18575170408">
                <text:p>1890.1857517040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886.55676082943">
                <text:p>1886.5567608294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881.61262457168">
                <text:p>1881.6126245716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492.564067438704">
                <text:p>492.56406743870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458.17258344252">
                <text:p>458.1725834425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438.330954298792">
                <text:p>438.33095429879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857.27845482751">
                <text:p>1857.2784548275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79.85669938438">
                <text:p>1279.8566993843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47.7336037676">
                <text:p>1247.733603767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37.73119106553">
                <text:p>1237.7311910655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601.490012214834">
                <text:p>601.49001221483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98.703653276721">
                <text:p>498.70365327672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69.69044640808">
                <text:p>469.6904464080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60.880400069313">
                <text:p>460.88040006931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52.615864043828">
                <text:p>452.61586404382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825.42357296784">
                <text:p>1825.4235729678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322.42820450937">
                <text:p>1322.4282045093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306.28469290365">
                <text:p>1306.2846929036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269.13320443502">
                <text:p>1269.1332044350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254.51125208902">
                <text:p>1254.5112520890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226.78233691962">
                <text:p>1226.7823369196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29.460377381266">
                <text:p>529.46037738126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68.564113164819">
                <text:p>468.56411316481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51.740493851243">
                <text:p>451.74049385124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348.58844854429">
                <text:p>1348.58844854429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335.76943197004">
                <text:p>1335.7694319700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48.125054607139">
                <text:p>448.12505460713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44.821923616609">
                <text:p>444.82192361660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52.149344689223">
                <text:p>352.14934468922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845.64042299191">
                <text:p>1845.6404229919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840.13508932879">
                <text:p>1840.1350893287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834.85268178342">
                <text:p>1834.8526817834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796.75731857335">
                <text:p>1796.7573185733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765.90758495549">
                <text:p>1765.9075849554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746.39422084609">
                <text:p>1746.3942208460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646.61968793646">
                <text:p>1646.6196879364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505.65482548451">
                <text:p>1505.6548254845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503.61690209978">
                <text:p>1503.6169020997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96.71327140375">
                <text:p>1496.7132714037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84.9021978132">
                <text:p>1484.902197813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82.43621572253">
                <text:p>1482.4362157225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79.81629843927">
                <text:p>1479.8162984392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75.60781058689">
                <text:p>1475.6078105868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75.31022506744">
                <text:p>1475.3102250674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70.27271616064">
                <text:p>1470.2727161606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66.02224576181">
                <text:p>1466.0222457618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59.42355181259">
                <text:p>1459.4235518125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452.00523566016">
                <text:p>1452.0052356601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830.062366125005">
                <text:p>830.06236612500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680.67772298546">
                <text:p>680.6777229854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604.020544333087">
                <text:p>604.02054433308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592.193919236056">
                <text:p>592.19391923605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582.27887605776">
                <text:p>582.2788760577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63.823217455308">
                <text:p>463.82321745530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53.166860976555">
                <text:p>453.16686097655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52.44756507874">
                <text:p>452.4475650787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45.095323314891">
                <text:p>445.09532331489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26.954740478512">
                <text:p>426.95474047851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04.221301919269">
                <text:p>404.22130191926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00.826308043792">
                <text:p>400.82630804379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1.992748981693">
                <text:p>391.99274898169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0.471358170559">
                <text:p>390.47135817055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68.336041256125">
                <text:p>368.33604125612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45.801497015282">
                <text:p>345.80149701528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32.936982116614">
                <text:p>332.93698211661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18.86095638389">
                <text:p>318.8609563838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80.952875095176">
                <text:p>280.95287509517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60.509190005772">
                <text:p>260.50919000577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56.835280027217">
                <text:p>256.83528002721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46.261492838229">
                <text:p>246.26149283822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52.990826928568">
                <text:p>152.99082692856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31.347424518589">
                <text:p>131.34742451858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851.34884447671">
                <text:p>1851.3488444767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781.53781487573">
                <text:p>1781.5378148757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731.56557810188">
                <text:p>1731.5655781018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638.14141882135">
                <text:p>1638.1414188213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490.35800949483">
                <text:p>1490.3580094948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465.44255670487">
                <text:p>1465.4425567048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336.66844715581">
                <text:p>1336.6684471558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302.00716595817">
                <text:p>1302.0071659581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667.287579542161">
                <text:p>667.28757954216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512.300059037954">
                <text:p>512.30005903795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41.553654738183">
                <text:p>441.55365473818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59.172232900219">
                <text:p>259.17223290021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810.23640990356">
                <text:p>1810.2364099035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92.96219601947">
                <text:p>1792.9621960194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76.14940772509">
                <text:p>1776.1494077250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60.86966812241">
                <text:p>1760.8696681224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46.04250853936">
                <text:p>1746.0425085393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13.97406708943">
                <text:p>1713.9740670894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00.08985152299">
                <text:p>1700.0898515229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674.01752995745">
                <text:p>1674.017529957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633.7678353559">
                <text:p>1633.767835355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73.60735471564">
                <text:p>1473.6073547156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67.65580391655">
                <text:p>1467.655803916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61.0612593882">
                <text:p>1461.061259388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54.68634096677">
                <text:p>1454.686340966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48.49900332254">
                <text:p>1448.4990033225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42.51983297423">
                <text:p>1442.519832974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21.42641168647">
                <text:p>1421.4264116864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17.29418772753">
                <text:p>1417.2941877275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11.90282658668">
                <text:p>1411.9028265866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97.11933355588">
                <text:p>1397.1193335558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78.49586106197">
                <text:p>1378.4958610619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64.08786101074">
                <text:p>1364.0878610107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45.52842279135">
                <text:p>1345.5284227913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40.36620446054">
                <text:p>1340.3662044605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33.97603819626">
                <text:p>1333.9760381962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27.99088471047">
                <text:p>1327.9908847104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13.86409158586">
                <text:p>1313.8640915858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13.61782089063">
                <text:p>1313.6178208906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08.085782146">
                <text:p>1308.08578214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300.54527305284">
                <text:p>1300.5452730528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288.37550037074">
                <text:p>1288.3755003707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58.70698351786">
                <text:p>1058.7069835178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37.79127933411">
                <text:p>1037.7912793341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16.98950294226">
                <text:p>1016.9895029422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87.453834444118">
                <text:p>987.45383444411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81.447770037238">
                <text:p>981.44777003723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75.699437610437">
                <text:p>975.69943761043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75.658311958434">
                <text:p>975.65831195843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71.099545979759">
                <text:p>971.09954597975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65.954363969371">
                <text:p>965.95436396937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62.167203301865">
                <text:p>962.16720330186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54.128634480036">
                <text:p>954.12863448003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33.949825301029">
                <text:p>933.94982530102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26.568612098619">
                <text:p>926.56861209861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18.342117170008">
                <text:p>918.34211717000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18.118394810902">
                <text:p>918.1183948109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12.714540105945">
                <text:p>912.7145401059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12.491135922199">
                <text:p>912.49113592219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05.892362880284">
                <text:p>905.89236288028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94.241793570464">
                <text:p>894.24179357046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80.437220855802">
                <text:p>880.4372208558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74.893410489496">
                <text:p>874.89341048949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60.733948990461">
                <text:p>860.73394899046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89.756797372675">
                <text:p>689.7567973726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81.891757884237">
                <text:p>681.89175788423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75.306086653395">
                <text:p>675.30608665339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65.932909665302">
                <text:p>665.9329096653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61.823516723044">
                <text:p>661.82351672304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58.647738106122">
                <text:p>658.64773810612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50.164535000445">
                <text:p>650.1645350004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41.942357380827">
                <text:p>641.94235738082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33.79156751637">
                <text:p>633.7915675163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25.915393408119">
                <text:p>625.91539340811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21.427932723445">
                <text:p>621.4279327234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07.292399703724">
                <text:p>607.2923997037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93.44402190633">
                <text:p>593.4440219063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79.940453814345">
                <text:p>579.9404538143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66.727314594585">
                <text:p>566.72731459458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53.899848517174">
                <text:p>553.89984851717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45.589983654649">
                <text:p>545.58998365464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45.427195178518">
                <text:p>545.42719517851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44.852790412925">
                <text:p>544.85279041292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44.522500166475">
                <text:p>544.5225001664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44.308804275914">
                <text:p>544.30880427591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41.415859682966">
                <text:p>541.41585968296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25.929155142968">
                <text:p>525.92915514296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16.423466691045">
                <text:p>516.4234666910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14.191118712796">
                <text:p>514.19111871279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04.011560501293">
                <text:p>504.01156050129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95.121467840123">
                <text:p>495.1214678401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89.113948519211">
                <text:p>489.11394851921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86.68510717419">
                <text:p>486.6851071741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83.980750969844">
                <text:p>483.98075096984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76.841479302093">
                <text:p>476.84147930209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75.87272622321">
                <text:p>475.8727262232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75.722452485094">
                <text:p>475.72245248509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70.27020216592">
                <text:p>470.2702021659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63.659474073488">
                <text:p>463.65947407348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62.207169514403">
                <text:p>462.20716951440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62.19845667024">
                <text:p>462.198456670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59.011275377042">
                <text:p>459.01127537704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52.09812102962">
                <text:p>452.0981210296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51.615949433945">
                <text:p>451.6159494339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51.125855157461">
                <text:p>451.12585515746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44.884167067494">
                <text:p>444.88416706749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42.172320014707">
                <text:p>442.17232001470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39.13696667596">
                <text:p>439.1369666759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35.916134521906">
                <text:p>435.91613452190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35.154834727892">
                <text:p>435.15483472789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31.200087547681">
                <text:p>431.20008754768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25.421486633681">
                <text:p>425.42148663368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24.164123416546">
                <text:p>424.16412341654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06.339267716398">
                <text:p>406.33926771639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05.095556795224">
                <text:p>405.0955567952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02.006186733673">
                <text:p>402.00618673367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01.537184408384">
                <text:p>401.53718440838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1.073798192448">
                <text:p>391.07379819244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87.870098107478">
                <text:p>387.87009810747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83.269226311838">
                <text:p>383.26922631183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81.582124113379">
                <text:p>381.58212411337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81.567536694733">
                <text:p>381.56753669473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75.404879058886">
                <text:p>375.40487905888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74.720405654177">
                <text:p>374.7204056541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74.450976657049">
                <text:p>374.45097665704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71.026685712967">
                <text:p>371.02668571296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70.281744734437">
                <text:p>370.28174473443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69.069871045642">
                <text:p>369.06987104564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63.533597163146">
                <text:p>363.53359716314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54.825431652893">
                <text:p>354.82543165289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18.391873378787">
                <text:p>318.39187337878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04.869825394182">
                <text:p>304.86982539418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01.535558936562">
                <text:p>301.53555893656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98.148495661592">
                <text:p>298.14849566159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79.083844723879">
                <text:p>279.08384472387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77.376936659692">
                <text:p>277.37693665969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70.484991384099">
                <text:p>270.48499138409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61.248736474726">
                <text:p>261.24873647472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55.076253670368">
                <text:p>255.07625367036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53.857220499424">
                <text:p>253.8572204994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51.155401352817">
                <text:p>251.15540135281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41.265036529085">
                <text:p>241.26503652908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26.993478065398">
                <text:p>226.99347806539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25.088054262526">
                <text:p>225.08805426252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14.278903849938">
                <text:p>214.27890384993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97.198023910026">
                <text:p>197.19802391002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95.312882278046">
                <text:p>195.31288227804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94.164566689192">
                <text:p>194.16456668919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94.005579768519">
                <text:p>194.00557976851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89.522642079387">
                <text:p>189.52264207938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4.688226893291">
                <text:p>174.68822689329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0.12458034144">
                <text:p>170.1245803414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66.425310350763">
                <text:p>166.42531035076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55.704709179771">
                <text:p>155.70470917977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50.163897712567">
                <text:p>150.16389771256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9.837462019657">
                <text:p>149.83746201965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5.532556497922">
                <text:p>145.53255649792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19.405345242316">
                <text:p>119.40534524231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56.71800764327">
                <text:p>1256.7180076432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51.68638183721">
                <text:p>1251.6863818372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37.19065843245">
                <text:p>1237.1906584324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28.71098716359">
                <text:p>1228.7109871635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27.18889920502">
                <text:p>1227.1888992050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14.57101427487">
                <text:p>1214.5710142748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04.16612625524">
                <text:p>1204.1661262552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201.41476806578">
                <text:p>1201.4147680657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91.26138047158">
                <text:p>1191.2613804715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63.13153968899">
                <text:p>1163.1315396889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53.47859783555">
                <text:p>1153.4785978355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46.41951611445">
                <text:p>1146.4195161144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42.96786081712">
                <text:p>1142.9678608171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28.49587307292">
                <text:p>1128.4958730729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16.92047131126">
                <text:p>1116.9204713112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13.66222133121">
                <text:p>1113.6622213312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07.91530753843">
                <text:p>1107.9153075384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99.82328908519">
                <text:p>1099.8232890851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996.210467789388">
                <text:p>996.21046778938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945.95297732998">
                <text:p>945.9529773299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41.892997252309">
                <text:p>841.89299725230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19.383430892902">
                <text:p>819.38343089290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53.760034796025">
                <text:p>653.76003479602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469.277563906232">
                <text:p>469.27756390623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325.620538403315">
                <text:p>325.6205384033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580.87640632653">
                <text:p>1580.8764063265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84.19041151568">
                <text:p>1284.1904115156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75.5020247871">
                <text:p>1275.502024787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66.19685587211">
                <text:p>1266.1968558721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47.62003291265">
                <text:p>1247.6200329126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39.22128396394">
                <text:p>1239.2212839639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30.4385007581">
                <text:p>1230.438500758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30.1592956443">
                <text:p>1230.159295644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18.48148221195">
                <text:p>1218.4814822119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215.07771215314">
                <text:p>1215.0777121531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90.36078910198">
                <text:p>1190.3607891019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77.25075952817">
                <text:p>1177.2507595281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59.88921981992">
                <text:p>1159.8892198199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28.05591821502">
                <text:p>1128.0559182150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85.082565777957">
                <text:p>585.08256577795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58.028816091929">
                <text:p>558.02881609192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40.377089497858">
                <text:p>540.37708949785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88.232719043734">
                <text:p>488.23271904373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81.073857718694">
                <text:p>481.07385771869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75.542141157259">
                <text:p>475.54214115725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74.300805093881">
                <text:p>474.30080509388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67.723880190619">
                <text:p>467.72388019061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48.193788404415">
                <text:p>448.1937884044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94.844574979781">
                <text:p>394.84457497978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85.890393453524">
                <text:p>385.89039345352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66.766848190432">
                <text:p>366.76684819043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40.373674305608">
                <text:p>340.37367430560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28.55213097086">
                <text:p>328.5521309708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13.904826600475">
                <text:p>313.90482660047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06.45348013444">
                <text:p>306.4534801344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86.065916621789">
                <text:p>286.06591662178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79.577160575385">
                <text:p>279.57716057538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70.690787195088">
                <text:p>270.69078719508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64.397992204306">
                <text:p>264.3979922043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52.591339233827">
                <text:p>252.59133923382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579.02225386303">
                <text:p>1579.0222538630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221.83430919178">
                <text:p>1221.8343091917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60.309949880132">
                <text:p>360.30994988013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30.074078704598">
                <text:p>130.07407870459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86.70533768539">
                <text:p>1786.7053376853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82.93627081361">
                <text:p>1782.9362708136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81.30314746348">
                <text:p>1781.3031474634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44.68886218245">
                <text:p>1744.6888621824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41.98568632983">
                <text:p>1741.9856863298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684.12488227637">
                <text:p>1684.1248822763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649.35534501506">
                <text:p>1649.3553450150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603.65984350561">
                <text:p>1603.6598435056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575.49203937831">
                <text:p>1575.4920393783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570.34198609414">
                <text:p>1570.3419860941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04.569120091457">
                <text:p>504.56912009145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91.90617730621">
                <text:p>491.906177306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25.411574564024">
                <text:p>325.41157456402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18.009012628643">
                <text:p>318.00901262864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88.190321212635">
                <text:p>288.19032121263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79.721737540481">
                <text:p>279.72173754048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58.892046287564">
                <text:p>258.89204628756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782.86049399324">
                <text:p>1782.8604939932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751.10958490788">
                <text:p>1751.1095849078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67.747072780797">
                <text:p>267.74707278079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670.47881525892">
                <text:p>1670.4788152589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28.76397892583">
                <text:p>1428.7639789258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23.63566957802">
                <text:p>1423.6356695780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18.12056447283">
                <text:p>1418.1205644728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17.74719458784">
                <text:p>1417.7471945878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13.56220511821">
                <text:p>1413.5622051182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08.50312579124">
                <text:p>1408.5031257912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03.39468250926">
                <text:p>1403.3946825092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894.611255756892">
                <text:p>894.61125575689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737.243816771076">
                <text:p>737.24381677107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07.077799098848">
                <text:p>407.07779909884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42.997445187785">
                <text:p>242.99744518778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35.074051472308">
                <text:p>235.07405147230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27.593913822471">
                <text:p>227.59391382247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10.575850062461">
                <text:p>210.57585006246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07.842561276032">
                <text:p>207.84256127603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145.83179437856">
                <text:p>1145.8317943785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69.490875052574">
                <text:p>969.49087505257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53.783674542677">
                <text:p>953.78367454267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51.880161500325">
                <text:p>951.88016150032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46.626283537952">
                <text:p>946.62628353795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33.156820325612">
                <text:p>933.15682032561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31.158318074966">
                <text:p>931.15831807496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27.626270435734">
                <text:p>927.62627043573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26.491404666316">
                <text:p>926.49140466631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21.981325525924">
                <text:p>921.98132552592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21.183922988451">
                <text:p>921.18392298845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16.421673898633">
                <text:p>916.42167389863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09.979044834856">
                <text:p>909.97904483485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06.41891915048">
                <text:p>906.4189191504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95.482891973856">
                <text:p>895.48289197385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94.995611137071">
                <text:p>894.99561113707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87.282836109481">
                <text:p>887.28283610948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85.164397849356">
                <text:p>885.16439784935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81.499667457035">
                <text:p>881.49966745703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79.93100472957">
                <text:p>879.9310047295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73.578123035325">
                <text:p>873.57812303532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67.571000826995">
                <text:p>867.57100082699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67.035626341294">
                <text:p>867.03562634129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63.697766838628">
                <text:p>863.69776683862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58.307683814115">
                <text:p>858.30768381411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56.848059667387">
                <text:p>856.84805966738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40.692138567005">
                <text:p>840.69213856700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21.341778597147">
                <text:p>821.34177859714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75.044219404291">
                <text:p>775.04421940429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21.580626989097">
                <text:p>721.58062698909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20.948161377468">
                <text:p>720.94816137746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18.715552741379">
                <text:p>718.71555274137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14.81009309255">
                <text:p>714.8100930925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13.764159892307">
                <text:p>713.76415989230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13.139967632886">
                <text:p>713.13996763288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09.77071666739">
                <text:p>709.7707166673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04.35172903236">
                <text:p>704.3517290323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02.170830799344">
                <text:p>702.17083079934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01.994724161072">
                <text:p>701.99472416107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01.389982054257">
                <text:p>701.38998205425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96.448329961388">
                <text:p>696.44832996138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95.125038079595">
                <text:p>695.12503807959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94.72621882159">
                <text:p>694.726218821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89.180641255653">
                <text:p>689.18064125565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88.47790640693">
                <text:p>688.4779064069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86.121612318961">
                <text:p>686.12161231896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82.079277590353">
                <text:p>682.07927759035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77.648309042264">
                <text:p>677.64830904226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77.428085618109">
                <text:p>677.42808561810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74.434381650272">
                <text:p>674.43438165027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72.119792846773">
                <text:p>672.11979284677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70.250661106723">
                <text:p>670.25066110672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66.738846920959">
                <text:p>666.7388469209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66.624493383059">
                <text:p>666.6244933830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64.758448897134">
                <text:p>664.75844889713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62.643574435525">
                <text:p>662.64357443552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60.481162334728">
                <text:p>660.48116233472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57.533255567164">
                <text:p>657.53325556716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55.95551813704">
                <text:p>655.9555181370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45.316769308689">
                <text:p>645.31676930868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21.892565096836">
                <text:p>621.89256509683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436.458486894069">
                <text:p>436.45848689406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423.190568762807">
                <text:p>423.19056876280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82.920781387425">
                <text:p>382.92078138742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66.054760996239">
                <text:p>366.054760996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